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FD000000FDECCAD21901BEBEEE.svm" manifest:media-type="image/x-svm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number-columns-repeated="2" table:style-name="ce2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6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27" office:value-type="string" calcext:value-type="string">
            <text:p>total</text:p>
          </table:table-cell>
          <table:table-cell table:style-name="ce36" office:value-type="string" calcext:value-type="string">
            <text:p>used</text:p>
          </table:table-cell>
          <table:table-cell table:style-name="ce36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number-columns-repeated="18"/>
        </table:table-row>
        <table:table-row table:style-name="ro1">
          <table:table-cell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/>
          <table:table-cell table:style-name="ce27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&quot;&lt;&quot;&amp;[.G401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table:style-name="Default"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table:style-name="Default"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table:style-name="Default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table:style-name="Default"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table:style-name="Default" office:value-type="float" office:value="9224" calcext:value-type="float">
            <text:p>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table:style-name="Default"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table:style-name="Default" office:value-type="float" office:value="9226" calcext:value-type="float">
            <text:p>9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table:style-name="Default"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table:style-name="Default"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table:style-name="Default"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style-name="Default"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table:style-name="Default"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9234" calcext:value-type="float">
            <text:p>9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table:style-name="Default"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style-name="Default" office:value-type="float" office:value="9236" calcext:value-type="float">
            <text:p>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table:style-name="Default"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table:style-name="Default"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table:style-name="Default"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table:style-name="Default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table:style-name="Default"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table:style-name="Default" office:value-type="float" office:value="9243" calcext:value-type="float">
            <text:p>9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table:style-name="Default"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table:style-name="Default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table:style-name="Default"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table:style-name="Default" office:value-type="float" office:value="9249" calcext:value-type="float">
            <text:p>9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table:style-name="Default"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table:style-name="Default" office:value-type="float" office:value="9252" calcext:value-type="float">
            <text:p>9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table:style-name="Default"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table:style-name="Default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table:style-name="Default"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table:style-name="Default"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table:style-name="Default"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table:style-name="Default"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table:style-name="Default" office:value-type="float" office:value="9262" calcext:value-type="float">
            <text:p>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table:style-name="Default"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table:style-name="Default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table:style-name="Default"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table:style-name="Default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table:style-name="Default"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268" calcext:value-type="float">
            <text:p>9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table:style-name="Default"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table:style-name="Default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table:style-name="Default"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table:style-name="Default" office:value-type="float" office:value="9273" calcext:value-type="float">
            <text:p>9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table:style-name="Default"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table:style-name="Default"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table:style-name="Default"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table:style-name="Default" office:value-type="float" office:value="9278" calcext:value-type="float">
            <text:p>9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table:style-name="Default"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table:style-name="Default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table:style-name="Default"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table:style-name="Default" office:value-type="float" office:value="9283" calcext:value-type="float">
            <text:p>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table:style-name="Default"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table:style-name="Default" office:value-type="float" office:value="9285" calcext:value-type="float">
            <text:p>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table:style-name="Default"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table:style-name="Default"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table:style-name="Default"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table:style-name="Default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table:style-name="Default"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table:style-name="Default" office:value-type="float" office:value="9324" calcext:value-type="float">
            <text:p>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table:style-name="Default"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26" calcext:value-type="float">
            <text:p>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table:style-name="Default"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table:style-name="Default" office:value-type="float" office:value="9328" calcext:value-type="float">
            <text:p>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table:style-name="Default"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table:style-name="Default" office:value-type="float" office:value="9330" calcext:value-type="float">
            <text:p>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table:style-name="Default"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table:style-name="Default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table:style-name="Default"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table:style-name="Default"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table:style-name="Default"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table:style-name="Default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table:style-name="Default"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table:style-name="Default" office:value-type="float" office:value="9341" calcext:value-type="float">
            <text:p>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table:style-name="Default"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table:style-name="Default" office:value-type="float" office:value="11216" calcext:value-type="float">
            <text:p>1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table:style-name="Default"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Default" office:value-type="float" office:value="11219" calcext:value-type="float">
            <text:p>1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table:style-name="Default"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10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:.E1])" office:value-type="float" office:value="494141" calcext:value-type="float">
            <text:p>494141</text:p>
          </table:table-cell>
          <table:table-cell table:formula="of:=COM.MICROSOFT.MINIFS([.I$1:.I$1048576];[.F$1:.F$1048576];&quot;&lt;=&quot;&amp;[.F1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2:.E2])" office:value-type="float" office:value="477637" calcext:value-type="float">
            <text:p>477637</text:p>
          </table:table-cell>
          <table:table-cell table:formula="of:=COM.MICROSOFT.MINIFS([.I$1:.I$1048576];[.F$1:.F$1048576];&quot;&lt;=&quot;&amp;[.F2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4035" calcext:value-type="float">
            <text:p>454035</text:p>
          </table:table-cell>
          <table:table-cell/>
          <table:table-cell table:formula="of:=SUM([.B3:.E3])" office:value-type="float" office:value="464552.2" calcext:value-type="float">
            <text:p>464552.2</text:p>
          </table:table-cell>
          <table:table-cell table:formula="of:=COM.MICROSOFT.MINIFS([.I$1:.I$1048576];[.F$1:.F$1048576];&quot;&lt;=&quot;&amp;[.F3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office:value-type="float" office:value="454036" calcext:value-type="float">
            <text:p>454036</text:p>
          </table:table-cell>
          <table:table-cell office:value-type="float" office:value="455234" calcext:value-type="float">
            <text:p>455234</text:p>
          </table:table-cell>
          <table:table-cell/>
          <table:table-cell table:formula="of:=SUM([.B4:.E4])" office:value-type="float" office:value="484060.1" calcext:value-type="float">
            <text:p>484060.1</text:p>
          </table:table-cell>
          <table:table-cell table:formula="of:=COM.MICROSOFT.MINIFS([.I$1:.I$1048576];[.F$1:.F$1048576];&quot;&lt;=&quot;&amp;[.F4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office:value-type="float" office:value="455235" calcext:value-type="float">
            <text:p>455235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5:.E5])" office:value-type="float" office:value="467099.3" calcext:value-type="float">
            <text:p>467099.3</text:p>
          </table:table-cell>
          <table:table-cell table:formula="of:=COM.MICROSOFT.MINIFS([.I$1:.I$1048576];[.F$1:.F$1048576];&quot;&lt;=&quot;&amp;[.F5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3852" calcext:value-type="float">
            <text:p>363852</text:p>
          </table:table-cell>
          <table:table-cell office:value-type="float" office:value="36847.3" calcext:value-type="float">
            <text:p>36847.3</text:p>
          </table:table-cell>
          <table:table-cell office:value-type="float" office:value="50947.6" calcext:value-type="float">
            <text:p>50947.6</text:p>
          </table:table-cell>
          <table:table-cell office:value-type="float" office:value="6720" calcext:value-type="float">
            <text:p>672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6:.E6])" office:value-type="float" office:value="458366.9" calcext:value-type="float">
            <text:p>458366.9</text:p>
          </table:table-cell>
          <table:table-cell table:formula="of:=COM.MICROSOFT.MINIFS([.I$1:.I$1048576];[.F$1:.F$1048576];&quot;&lt;=&quot;&amp;[.F6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72" calcext:value-type="float">
            <text:p>359572</text:p>
          </table:table-cell>
          <table:table-cell office:value-type="float" office:value="38896" calcext:value-type="float">
            <text:p>38896</text:p>
          </table:table-cell>
          <table:table-cell office:value-type="float" office:value="52599.2" calcext:value-type="float">
            <text:p>52599.2</text:p>
          </table:table-cell>
          <table:table-cell office:value-type="float" office:value="-0.00000000000700311" calcext:value-type="float">
            <text:p>-7.00311E-12</text:p>
          </table:table-cell>
          <table:table-cell office:value-type="float" office:value="457395" calcext:value-type="float">
            <text:p>457395</text:p>
          </table:table-cell>
          <table:table-cell office:value-type="float" office:value="463874" calcext:value-type="float">
            <text:p>463874</text:p>
          </table:table-cell>
          <table:table-cell/>
          <table:table-cell table:formula="of:=SUM([.B7:.E7])" office:value-type="float" office:value="451067.2" calcext:value-type="float">
            <text:p>451067.2</text:p>
          </table:table-cell>
          <table:table-cell table:formula="of:=COM.MICROSOFT.MINIFS([.I$1:.I$1048576];[.F$1:.F$1048576];&quot;&lt;=&quot;&amp;[.F7])" office:value-type="float" office:value="451067.2" calcext:value-type="float">
            <text:p>451,067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52" calcext:value-type="float">
            <text:p>359552</text:p>
          </table:table-cell>
          <table:table-cell office:value-type="float" office:value="55430.5" calcext:value-type="float">
            <text:p>55430.5</text:p>
          </table:table-cell>
          <table:table-cell office:value-type="float" office:value="53296.5" calcext:value-type="float">
            <text:p>53296.5</text:p>
          </table:table-cell>
          <table:table-cell office:value-type="float" office:value="0" calcext:value-type="float">
            <text:p>0</text:p>
          </table:table-cell>
          <table:table-cell office:value-type="float" office:value="463875" calcext:value-type="float">
            <text:p>46387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8:.E8])" office:value-type="float" office:value="468279" calcext:value-type="float">
            <text:p>468279</text:p>
          </table:table-cell>
          <table:table-cell table:formula="of:=COM.MICROSOFT.MINIFS([.I$1:.I$1048576];[.F$1:.F$1048576];&quot;&lt;=&quot;&amp;[.F8])" office:value-type="float" office:value="451067.2" calcext:value-type="float">
            <text:p>451,067.20</text:p>
          </table:table-cell>
        </table:table-row>
      </table:table>
      <table:table table:name="P11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1.txt</text:p>
          </table:table-cell>
          <table:table-cell office:value-type="float" office:value="129330" calcext:value-type="float">
            <text:p>129330</text:p>
          </table:table-cell>
          <table:table-cell office:value-type="float" office:value="23953.1" calcext:value-type="float">
            <text:p>23953.1</text:p>
          </table:table-cell>
          <table:table-cell office:value-type="float" office:value="49751.6" calcext:value-type="float">
            <text:p>49751.6</text:p>
          </table:table-cell>
          <table:table-cell office:value-type="float" office:value="200589" calcext:value-type="float">
            <text:p>200589</text:p>
          </table:table-cell>
          <table:table-cell table:number-columns-repeated="2" office:value-type="float" office:value="130895" calcext:value-type="float">
            <text:p>130895</text:p>
          </table:table-cell>
          <table:table-cell/>
          <table:table-cell table:formula="of:=SUM([.B1:.E1])" office:value-type="float" office:value="403623.7" calcext:value-type="float">
            <text:p>403623.7</text:p>
          </table:table-cell>
          <table:table-cell table:formula="of:=COM.MICROSOFT.MINIFS([.I$1:.I$1048576];[.F$1:.F$1048576];&quot;&lt;=&quot;&amp;[.F1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837" calcext:value-type="float">
            <text:p>134837</text:p>
          </table:table-cell>
          <table:table-cell office:value-type="float" office:value="16186.4" calcext:value-type="float">
            <text:p>16186.4</text:p>
          </table:table-cell>
          <table:table-cell office:value-type="float" office:value="49047.6" calcext:value-type="float">
            <text:p>49047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896" calcext:value-type="float">
            <text:p>130896</text:p>
          </table:table-cell>
          <table:table-cell/>
          <table:table-cell table:formula="of:=SUM([.B2:.E2])" office:value-type="float" office:value="406063" calcext:value-type="float">
            <text:p>406063</text:p>
          </table:table-cell>
          <table:table-cell table:formula="of:=COM.MICROSOFT.MINIFS([.I$1:.I$1048576];[.F$1:.F$1048576];&quot;&lt;=&quot;&amp;[.F2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092" calcext:value-type="float">
            <text:p>134092</text:p>
          </table:table-cell>
          <table:table-cell office:value-type="float" office:value="15505" calcext:value-type="float">
            <text:p>15505</text:p>
          </table:table-cell>
          <table:table-cell office:value-type="float" office:value="49471.5" calcext:value-type="float">
            <text:p>49471.5</text:p>
          </table:table-cell>
          <table:table-cell office:value-type="float" office:value="208088" calcext:value-type="float">
            <text:p>208088</text:p>
          </table:table-cell>
          <table:table-cell table:number-columns-repeated="2" office:value-type="float" office:value="130897" calcext:value-type="float">
            <text:p>130897</text:p>
          </table:table-cell>
          <table:table-cell/>
          <table:table-cell table:formula="of:=SUM([.B3:.E3])" office:value-type="float" office:value="407156.5" calcext:value-type="float">
            <text:p>407156.5</text:p>
          </table:table-cell>
          <table:table-cell table:formula="of:=COM.MICROSOFT.MINIFS([.I$1:.I$1048576];[.F$1:.F$1048576];&quot;&lt;=&quot;&amp;[.F3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61" calcext:value-type="float">
            <text:p>130361</text:p>
          </table:table-cell>
          <table:table-cell office:value-type="float" office:value="25494.5" calcext:value-type="float">
            <text:p>25494.5</text:p>
          </table:table-cell>
          <table:table-cell office:value-type="float" office:value="52688.9" calcext:value-type="float">
            <text:p>52688.9</text:p>
          </table:table-cell>
          <table:table-cell office:value-type="float" office:value="199285" calcext:value-type="float">
            <text:p>199285</text:p>
          </table:table-cell>
          <table:table-cell table:number-columns-repeated="2" office:value-type="float" office:value="130898" calcext:value-type="float">
            <text:p>130898</text:p>
          </table:table-cell>
          <table:table-cell/>
          <table:table-cell table:formula="of:=SUM([.B4:.E4])" office:value-type="float" office:value="407829.4" calcext:value-type="float">
            <text:p>407829.4</text:p>
          </table:table-cell>
          <table:table-cell table:formula="of:=COM.MICROSOFT.MINIFS([.I$1:.I$1048576];[.F$1:.F$1048576];&quot;&lt;=&quot;&amp;[.F4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535" calcext:value-type="float">
            <text:p>124535</text:p>
          </table:table-cell>
          <table:table-cell office:value-type="float" office:value="22913" calcext:value-type="float">
            <text:p>22913</text:p>
          </table:table-cell>
          <table:table-cell office:value-type="float" office:value="51967.1" calcext:value-type="float">
            <text:p>51967.1</text:p>
          </table:table-cell>
          <table:table-cell office:value-type="float" office:value="206336" calcext:value-type="float">
            <text:p>206336</text:p>
          </table:table-cell>
          <table:table-cell table:number-columns-repeated="2" office:value-type="float" office:value="130899" calcext:value-type="float">
            <text:p>130899</text:p>
          </table:table-cell>
          <table:table-cell/>
          <table:table-cell table:formula="of:=SUM([.B5:.E5])" office:value-type="float" office:value="405751.1" calcext:value-type="float">
            <text:p>405751.1</text:p>
          </table:table-cell>
          <table:table-cell table:formula="of:=COM.MICROSOFT.MINIFS([.I$1:.I$1048576];[.F$1:.F$1048576];&quot;&lt;=&quot;&amp;[.F5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81" calcext:value-type="float">
            <text:p>128281</text:p>
          </table:table-cell>
          <table:table-cell office:value-type="float" office:value="24495.3" calcext:value-type="float">
            <text:p>24495.3</text:p>
          </table:table-cell>
          <table:table-cell office:value-type="float" office:value="52831.1" calcext:value-type="float">
            <text:p>52831.1</text:p>
          </table:table-cell>
          <table:table-cell office:value-type="float" office:value="201677" calcext:value-type="float">
            <text:p>201677</text:p>
          </table:table-cell>
          <table:table-cell table:number-columns-repeated="2" office:value-type="float" office:value="130900" calcext:value-type="float">
            <text:p>130900</text:p>
          </table:table-cell>
          <table:table-cell/>
          <table:table-cell table:formula="of:=SUM([.B6:.E6])" office:value-type="float" office:value="407284.4" calcext:value-type="float">
            <text:p>407284.4</text:p>
          </table:table-cell>
          <table:table-cell table:formula="of:=COM.MICROSOFT.MINIFS([.I$1:.I$1048576];[.F$1:.F$1048576];&quot;&lt;=&quot;&amp;[.F6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761" calcext:value-type="float">
            <text:p>130761</text:p>
          </table:table-cell>
          <table:table-cell office:value-type="float" office:value="18150.6" calcext:value-type="float">
            <text:p>18150.6</text:p>
          </table:table-cell>
          <table:table-cell office:value-type="float" office:value="49792.5" calcext:value-type="float">
            <text:p>49792.5</text:p>
          </table:table-cell>
          <table:table-cell office:value-type="float" office:value="207286" calcext:value-type="float">
            <text:p>207286</text:p>
          </table:table-cell>
          <table:table-cell table:number-columns-repeated="2" office:value-type="float" office:value="130901" calcext:value-type="float">
            <text:p>130901</text:p>
          </table:table-cell>
          <table:table-cell/>
          <table:table-cell table:formula="of:=SUM([.B7:.E7])" office:value-type="float" office:value="405990.1" calcext:value-type="float">
            <text:p>405990.1</text:p>
          </table:table-cell>
          <table:table-cell table:formula="of:=COM.MICROSOFT.MINIFS([.I$1:.I$1048576];[.F$1:.F$1048576];&quot;&lt;=&quot;&amp;[.F7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692" calcext:value-type="float">
            <text:p>129692</text:p>
          </table:table-cell>
          <table:table-cell office:value-type="float" office:value="22691.9" calcext:value-type="float">
            <text:p>22691.9</text:p>
          </table:table-cell>
          <table:table-cell office:value-type="float" office:value="48753.8" calcext:value-type="float">
            <text:p>48753.8</text:p>
          </table:table-cell>
          <table:table-cell office:value-type="float" office:value="201429" calcext:value-type="float">
            <text:p>201429</text:p>
          </table:table-cell>
          <table:table-cell table:number-columns-repeated="2" office:value-type="float" office:value="130902" calcext:value-type="float">
            <text:p>130902</text:p>
          </table:table-cell>
          <table:table-cell/>
          <table:table-cell table:formula="of:=SUM([.B8:.E8])" office:value-type="float" office:value="402566.7" calcext:value-type="float">
            <text:p>402566.7</text:p>
          </table:table-cell>
          <table:table-cell table:formula="of:=COM.MICROSOFT.MINIFS([.I$1:.I$1048576];[.F$1:.F$1048576];&quot;&lt;=&quot;&amp;[.F8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403" calcext:value-type="float">
            <text:p>129403</text:p>
          </table:table-cell>
          <table:table-cell office:value-type="float" office:value="24401.7" calcext:value-type="float">
            <text:p>24401.7</text:p>
          </table:table-cell>
          <table:table-cell office:value-type="float" office:value="50656" calcext:value-type="float">
            <text:p>50656</text:p>
          </table:table-cell>
          <table:table-cell office:value-type="float" office:value="201628" calcext:value-type="float">
            <text:p>201628</text:p>
          </table:table-cell>
          <table:table-cell table:number-columns-repeated="2" office:value-type="float" office:value="130903" calcext:value-type="float">
            <text:p>130903</text:p>
          </table:table-cell>
          <table:table-cell/>
          <table:table-cell table:formula="of:=SUM([.B9:.E9])" office:value-type="float" office:value="406088.7" calcext:value-type="float">
            <text:p>406088.7</text:p>
          </table:table-cell>
          <table:table-cell table:formula="of:=COM.MICROSOFT.MINIFS([.I$1:.I$1048576];[.F$1:.F$1048576];&quot;&lt;=&quot;&amp;[.F9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551" calcext:value-type="float">
            <text:p>128551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53235.2" calcext:value-type="float">
            <text:p>53235.2</text:p>
          </table:table-cell>
          <table:table-cell office:value-type="float" office:value="205552" calcext:value-type="float">
            <text:p>205552</text:p>
          </table:table-cell>
          <table:table-cell table:number-columns-repeated="2" office:value-type="float" office:value="130904" calcext:value-type="float">
            <text:p>130904</text:p>
          </table:table-cell>
          <table:table-cell/>
          <table:table-cell table:formula="of:=SUM([.B10:.E10])" office:value-type="float" office:value="411661.6" calcext:value-type="float">
            <text:p>411661.6</text:p>
          </table:table-cell>
          <table:table-cell table:formula="of:=COM.MICROSOFT.MINIFS([.I$1:.I$1048576];[.F$1:.F$1048576];&quot;&lt;=&quot;&amp;[.F10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420" calcext:value-type="float">
            <text:p>130420</text:p>
          </table:table-cell>
          <table:table-cell office:value-type="float" office:value="22397.4" calcext:value-type="float">
            <text:p>22397.4</text:p>
          </table:table-cell>
          <table:table-cell office:value-type="float" office:value="50632.3" calcext:value-type="float">
            <text:p>50632.3</text:p>
          </table:table-cell>
          <table:table-cell office:value-type="float" office:value="202007" calcext:value-type="float">
            <text:p>202007</text:p>
          </table:table-cell>
          <table:table-cell table:number-columns-repeated="2" office:value-type="float" office:value="130905" calcext:value-type="float">
            <text:p>130905</text:p>
          </table:table-cell>
          <table:table-cell/>
          <table:table-cell table:formula="of:=SUM([.B11:.E11])" office:value-type="float" office:value="405456.7" calcext:value-type="float">
            <text:p>405456.7</text:p>
          </table:table-cell>
          <table:table-cell table:formula="of:=COM.MICROSOFT.MINIFS([.I$1:.I$1048576];[.F$1:.F$1048576];&quot;&lt;=&quot;&amp;[.F11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078" calcext:value-type="float">
            <text:p>124078</text:p>
          </table:table-cell>
          <table:table-cell office:value-type="float" office:value="24306.5" calcext:value-type="float">
            <text:p>24306.5</text:p>
          </table:table-cell>
          <table:table-cell office:value-type="float" office:value="51656.6" calcext:value-type="float">
            <text:p>51656.6</text:p>
          </table:table-cell>
          <table:table-cell office:value-type="float" office:value="204662" calcext:value-type="float">
            <text:p>204662</text:p>
          </table:table-cell>
          <table:table-cell table:number-columns-repeated="2" office:value-type="float" office:value="130906" calcext:value-type="float">
            <text:p>130906</text:p>
          </table:table-cell>
          <table:table-cell/>
          <table:table-cell table:formula="of:=SUM([.B12:.E12])" office:value-type="float" office:value="404703.1" calcext:value-type="float">
            <text:p>404703.1</text:p>
          </table:table-cell>
          <table:table-cell table:formula="of:=COM.MICROSOFT.MINIFS([.I$1:.I$1048576];[.F$1:.F$1048576];&quot;&lt;=&quot;&amp;[.F12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227" calcext:value-type="float">
            <text:p>130227</text:p>
          </table:table-cell>
          <table:table-cell office:value-type="float" office:value="22370.3" calcext:value-type="float">
            <text:p>22370.3</text:p>
          </table:table-cell>
          <table:table-cell office:value-type="float" office:value="51019.6" calcext:value-type="float">
            <text:p>51019.6</text:p>
          </table:table-cell>
          <table:table-cell office:value-type="float" office:value="203550" calcext:value-type="float">
            <text:p>203550</text:p>
          </table:table-cell>
          <table:table-cell table:number-columns-repeated="2" office:value-type="float" office:value="130907" calcext:value-type="float">
            <text:p>130907</text:p>
          </table:table-cell>
          <table:table-cell/>
          <table:table-cell table:formula="of:=SUM([.B13:.E13])" office:value-type="float" office:value="407166.9" calcext:value-type="float">
            <text:p>407166.9</text:p>
          </table:table-cell>
          <table:table-cell table:formula="of:=COM.MICROSOFT.MINIFS([.I$1:.I$1048576];[.F$1:.F$1048576];&quot;&lt;=&quot;&amp;[.F13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740" calcext:value-type="float">
            <text:p>135740</text:p>
          </table:table-cell>
          <table:table-cell office:value-type="float" office:value="15539.7" calcext:value-type="float">
            <text:p>15539.7</text:p>
          </table:table-cell>
          <table:table-cell office:value-type="float" office:value="50756.9" calcext:value-type="float">
            <text:p>50756.9</text:p>
          </table:table-cell>
          <table:table-cell office:value-type="float" office:value="207395" calcext:value-type="float">
            <text:p>207395</text:p>
          </table:table-cell>
          <table:table-cell table:number-columns-repeated="2" office:value-type="float" office:value="130908" calcext:value-type="float">
            <text:p>130908</text:p>
          </table:table-cell>
          <table:table-cell/>
          <table:table-cell table:formula="of:=SUM([.B14:.E14])" office:value-type="float" office:value="409431.6" calcext:value-type="float">
            <text:p>409431.6</text:p>
          </table:table-cell>
          <table:table-cell table:formula="of:=COM.MICROSOFT.MINIFS([.I$1:.I$1048576];[.F$1:.F$1048576];&quot;&lt;=&quot;&amp;[.F14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8" calcext:value-type="float">
            <text:p>125488</text:p>
          </table:table-cell>
          <table:table-cell office:value-type="float" office:value="21547.9" calcext:value-type="float">
            <text:p>21547.9</text:p>
          </table:table-cell>
          <table:table-cell office:value-type="float" office:value="51242" calcext:value-type="float">
            <text:p>51242</text:p>
          </table:table-cell>
          <table:table-cell office:value-type="float" office:value="208024" calcext:value-type="float">
            <text:p>208024</text:p>
          </table:table-cell>
          <table:table-cell table:number-columns-repeated="2" office:value-type="float" office:value="130909" calcext:value-type="float">
            <text:p>130909</text:p>
          </table:table-cell>
          <table:table-cell/>
          <table:table-cell table:formula="of:=SUM([.B15:.E15])" office:value-type="float" office:value="406301.9" calcext:value-type="float">
            <text:p>406301.9</text:p>
          </table:table-cell>
          <table:table-cell table:formula="of:=COM.MICROSOFT.MINIFS([.I$1:.I$1048576];[.F$1:.F$1048576];&quot;&lt;=&quot;&amp;[.F15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40688" calcext:value-type="float">
            <text:p>140688</text:p>
          </table:table-cell>
          <table:table-cell office:value-type="float" office:value="9270.19" calcext:value-type="float">
            <text:p>9270.19</text:p>
          </table:table-cell>
          <table:table-cell office:value-type="float" office:value="46891.5" calcext:value-type="float">
            <text:p>46891.5</text:p>
          </table:table-cell>
          <table:table-cell office:value-type="float" office:value="206709" calcext:value-type="float">
            <text:p>206709</text:p>
          </table:table-cell>
          <table:table-cell table:number-columns-repeated="2" office:value-type="float" office:value="130910" calcext:value-type="float">
            <text:p>130910</text:p>
          </table:table-cell>
          <table:table-cell/>
          <table:table-cell table:formula="of:=SUM([.B16:.E16])" office:value-type="float" office:value="403558.69" calcext:value-type="float">
            <text:p>403558.69</text:p>
          </table:table-cell>
          <table:table-cell table:formula="of:=COM.MICROSOFT.MINIFS([.I$1:.I$1048576];[.F$1:.F$1048576];&quot;&lt;=&quot;&amp;[.F16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212" calcext:value-type="float">
            <text:p>136212</text:p>
          </table:table-cell>
          <table:table-cell office:value-type="float" office:value="14384.9" calcext:value-type="float">
            <text:p>14384.9</text:p>
          </table:table-cell>
          <table:table-cell office:value-type="float" office:value="47874.5" calcext:value-type="float">
            <text:p>47874.5</text:p>
          </table:table-cell>
          <table:table-cell office:value-type="float" office:value="203365" calcext:value-type="float">
            <text:p>203365</text:p>
          </table:table-cell>
          <table:table-cell table:number-columns-repeated="2" office:value-type="float" office:value="130911" calcext:value-type="float">
            <text:p>130911</text:p>
          </table:table-cell>
          <table:table-cell/>
          <table:table-cell table:formula="of:=SUM([.B17:.E17])" office:value-type="float" office:value="401836.4" calcext:value-type="float">
            <text:p>401836.4</text:p>
          </table:table-cell>
          <table:table-cell table:formula="of:=COM.MICROSOFT.MINIFS([.I$1:.I$1048576];[.F$1:.F$1048576];&quot;&lt;=&quot;&amp;[.F1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757" calcext:value-type="float">
            <text:p>125757</text:p>
          </table:table-cell>
          <table:table-cell office:value-type="float" office:value="18927.1" calcext:value-type="float">
            <text:p>18927.1</text:p>
          </table:table-cell>
          <table:table-cell office:value-type="float" office:value="49762.9" calcext:value-type="float">
            <text:p>49762.9</text:p>
          </table:table-cell>
          <table:table-cell office:value-type="float" office:value="208801" calcext:value-type="float">
            <text:p>208801</text:p>
          </table:table-cell>
          <table:table-cell table:number-columns-repeated="2" office:value-type="float" office:value="130912" calcext:value-type="float">
            <text:p>130912</text:p>
          </table:table-cell>
          <table:table-cell/>
          <table:table-cell table:formula="of:=SUM([.B18:.E18])" office:value-type="float" office:value="403248" calcext:value-type="float">
            <text:p>403248</text:p>
          </table:table-cell>
          <table:table-cell table:formula="of:=COM.MICROSOFT.MINIFS([.I$1:.I$1048576];[.F$1:.F$1048576];&quot;&lt;=&quot;&amp;[.F1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106" calcext:value-type="float">
            <text:p>127106</text:p>
          </table:table-cell>
          <table:table-cell office:value-type="float" office:value="25311.2" calcext:value-type="float">
            <text:p>25311.2</text:p>
          </table:table-cell>
          <table:table-cell office:value-type="float" office:value="54211.7" calcext:value-type="float">
            <text:p>54211.7</text:p>
          </table:table-cell>
          <table:table-cell office:value-type="float" office:value="206196" calcext:value-type="float">
            <text:p>206196</text:p>
          </table:table-cell>
          <table:table-cell table:number-columns-repeated="2" office:value-type="float" office:value="130913" calcext:value-type="float">
            <text:p>130913</text:p>
          </table:table-cell>
          <table:table-cell/>
          <table:table-cell table:formula="of:=SUM([.B19:.E19])" office:value-type="float" office:value="412824.9" calcext:value-type="float">
            <text:p>412824.9</text:p>
          </table:table-cell>
          <table:table-cell table:formula="of:=COM.MICROSOFT.MINIFS([.I$1:.I$1048576];[.F$1:.F$1048576];&quot;&lt;=&quot;&amp;[.F1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280" calcext:value-type="float">
            <text:p>131280</text:p>
          </table:table-cell>
          <table:table-cell office:value-type="float" office:value="18152.1" calcext:value-type="float">
            <text:p>18152.1</text:p>
          </table:table-cell>
          <table:table-cell office:value-type="float" office:value="52437.2" calcext:value-type="float">
            <text:p>52437.2</text:p>
          </table:table-cell>
          <table:table-cell office:value-type="float" office:value="207108" calcext:value-type="float">
            <text:p>207108</text:p>
          </table:table-cell>
          <table:table-cell table:number-columns-repeated="2" office:value-type="float" office:value="130914" calcext:value-type="float">
            <text:p>130914</text:p>
          </table:table-cell>
          <table:table-cell/>
          <table:table-cell table:formula="of:=SUM([.B20:.E20])" office:value-type="float" office:value="408977.3" calcext:value-type="float">
            <text:p>408977.3</text:p>
          </table:table-cell>
          <table:table-cell table:formula="of:=COM.MICROSOFT.MINIFS([.I$1:.I$1048576];[.F$1:.F$1048576];&quot;&lt;=&quot;&amp;[.F2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599" calcext:value-type="float">
            <text:p>133599</text:p>
          </table:table-cell>
          <table:table-cell office:value-type="float" office:value="20614.6" calcext:value-type="float">
            <text:p>20614.6</text:p>
          </table:table-cell>
          <table:table-cell office:value-type="float" office:value="49641.1" calcext:value-type="float">
            <text:p>49641.1</text:p>
          </table:table-cell>
          <table:table-cell office:value-type="float" office:value="203055" calcext:value-type="float">
            <text:p>203055</text:p>
          </table:table-cell>
          <table:table-cell table:number-columns-repeated="2" office:value-type="float" office:value="130915" calcext:value-type="float">
            <text:p>130915</text:p>
          </table:table-cell>
          <table:table-cell/>
          <table:table-cell table:formula="of:=SUM([.B21:.E21])" office:value-type="float" office:value="406909.7" calcext:value-type="float">
            <text:p>406909.7</text:p>
          </table:table-cell>
          <table:table-cell table:formula="of:=COM.MICROSOFT.MINIFS([.I$1:.I$1048576];[.F$1:.F$1048576];&quot;&lt;=&quot;&amp;[.F2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20" calcext:value-type="float">
            <text:p>129120</text:p>
          </table:table-cell>
          <table:table-cell office:value-type="float" office:value="21403.9" calcext:value-type="float">
            <text:p>21403.9</text:p>
          </table:table-cell>
          <table:table-cell office:value-type="float" office:value="51172.2" calcext:value-type="float">
            <text:p>51172.2</text:p>
          </table:table-cell>
          <table:table-cell office:value-type="float" office:value="204716" calcext:value-type="float">
            <text:p>204716</text:p>
          </table:table-cell>
          <table:table-cell table:number-columns-repeated="2" office:value-type="float" office:value="130916" calcext:value-type="float">
            <text:p>130916</text:p>
          </table:table-cell>
          <table:table-cell/>
          <table:table-cell table:formula="of:=SUM([.B22:.E22])" office:value-type="float" office:value="406412.1" calcext:value-type="float">
            <text:p>406412.1</text:p>
          </table:table-cell>
          <table:table-cell table:formula="of:=COM.MICROSOFT.MINIFS([.I$1:.I$1048576];[.F$1:.F$1048576];&quot;&lt;=&quot;&amp;[.F2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2418" calcext:value-type="float">
            <text:p>132418</text:p>
          </table:table-cell>
          <table:table-cell office:value-type="float" office:value="18228.4" calcext:value-type="float">
            <text:p>18228.4</text:p>
          </table:table-cell>
          <table:table-cell office:value-type="float" office:value="49664.3" calcext:value-type="float">
            <text:p>49664.3</text:p>
          </table:table-cell>
          <table:table-cell office:value-type="float" office:value="207550" calcext:value-type="float">
            <text:p>207550</text:p>
          </table:table-cell>
          <table:table-cell table:number-columns-repeated="2" office:value-type="float" office:value="130917" calcext:value-type="float">
            <text:p>130917</text:p>
          </table:table-cell>
          <table:table-cell/>
          <table:table-cell table:formula="of:=SUM([.B23:.E23])" office:value-type="float" office:value="407860.7" calcext:value-type="float">
            <text:p>407860.7</text:p>
          </table:table-cell>
          <table:table-cell table:formula="of:=COM.MICROSOFT.MINIFS([.I$1:.I$1048576];[.F$1:.F$1048576];&quot;&lt;=&quot;&amp;[.F2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454.8" calcext:value-type="float">
            <text:p>21454.8</text:p>
          </table:table-cell>
          <table:table-cell office:value-type="float" office:value="52058.8" calcext:value-type="float">
            <text:p>52058.8</text:p>
          </table:table-cell>
          <table:table-cell office:value-type="float" office:value="205309" calcext:value-type="float">
            <text:p>205309</text:p>
          </table:table-cell>
          <table:table-cell table:number-columns-repeated="2" office:value-type="float" office:value="130918" calcext:value-type="float">
            <text:p>130918</text:p>
          </table:table-cell>
          <table:table-cell/>
          <table:table-cell table:formula="of:=SUM([.B24:.E24])" office:value-type="float" office:value="409718.6" calcext:value-type="float">
            <text:p>409718.6</text:p>
          </table:table-cell>
          <table:table-cell table:formula="of:=COM.MICROSOFT.MINIFS([.I$1:.I$1048576];[.F$1:.F$1048576];&quot;&lt;=&quot;&amp;[.F2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791" calcext:value-type="float">
            <text:p>133791</text:p>
          </table:table-cell>
          <table:table-cell office:value-type="float" office:value="19097.7" calcext:value-type="float">
            <text:p>19097.7</text:p>
          </table:table-cell>
          <table:table-cell office:value-type="float" office:value="50040" calcext:value-type="float">
            <text:p>50040</text:p>
          </table:table-cell>
          <table:table-cell office:value-type="float" office:value="200561" calcext:value-type="float">
            <text:p>200561</text:p>
          </table:table-cell>
          <table:table-cell table:number-columns-repeated="2" office:value-type="float" office:value="130919" calcext:value-type="float">
            <text:p>130919</text:p>
          </table:table-cell>
          <table:table-cell/>
          <table:table-cell table:formula="of:=SUM([.B25:.E25])" office:value-type="float" office:value="403489.7" calcext:value-type="float">
            <text:p>403489.7</text:p>
          </table:table-cell>
          <table:table-cell table:formula="of:=COM.MICROSOFT.MINIFS([.I$1:.I$1048576];[.F$1:.F$1048576];&quot;&lt;=&quot;&amp;[.F2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359" calcext:value-type="float">
            <text:p>134359</text:p>
          </table:table-cell>
          <table:table-cell office:value-type="float" office:value="22988.1" calcext:value-type="float">
            <text:p>22988.1</text:p>
          </table:table-cell>
          <table:table-cell office:value-type="float" office:value="52726.6" calcext:value-type="float">
            <text:p>52726.6</text:p>
          </table:table-cell>
          <table:table-cell office:value-type="float" office:value="201480" calcext:value-type="float">
            <text:p>201480</text:p>
          </table:table-cell>
          <table:table-cell table:number-columns-repeated="2" office:value-type="float" office:value="130920" calcext:value-type="float">
            <text:p>130920</text:p>
          </table:table-cell>
          <table:table-cell/>
          <table:table-cell table:formula="of:=SUM([.B26:.E26])" office:value-type="float" office:value="411553.7" calcext:value-type="float">
            <text:p>411553.7</text:p>
          </table:table-cell>
          <table:table-cell table:formula="of:=COM.MICROSOFT.MINIFS([.I$1:.I$1048576];[.F$1:.F$1048576];&quot;&lt;=&quot;&amp;[.F2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923" calcext:value-type="float">
            <text:p>125923</text:p>
          </table:table-cell>
          <table:table-cell office:value-type="float" office:value="19700.9" calcext:value-type="float">
            <text:p>19700.9</text:p>
          </table:table-cell>
          <table:table-cell office:value-type="float" office:value="50976.2" calcext:value-type="float">
            <text:p>50976.2</text:p>
          </table:table-cell>
          <table:table-cell office:value-type="float" office:value="209951" calcext:value-type="float">
            <text:p>209951</text:p>
          </table:table-cell>
          <table:table-cell table:number-columns-repeated="2" office:value-type="float" office:value="130921" calcext:value-type="float">
            <text:p>130921</text:p>
          </table:table-cell>
          <table:table-cell/>
          <table:table-cell table:formula="of:=SUM([.B27:.E27])" office:value-type="float" office:value="406551.1" calcext:value-type="float">
            <text:p>406551.1</text:p>
          </table:table-cell>
          <table:table-cell table:formula="of:=COM.MICROSOFT.MINIFS([.I$1:.I$1048576];[.F$1:.F$1048576];&quot;&lt;=&quot;&amp;[.F2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917" calcext:value-type="float">
            <text:p>127917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2542.4" calcext:value-type="float">
            <text:p>52542.4</text:p>
          </table:table-cell>
          <table:table-cell office:value-type="float" office:value="206183" calcext:value-type="float">
            <text:p>206183</text:p>
          </table:table-cell>
          <table:table-cell table:number-columns-repeated="2" office:value-type="float" office:value="130922" calcext:value-type="float">
            <text:p>130922</text:p>
          </table:table-cell>
          <table:table-cell/>
          <table:table-cell table:formula="of:=SUM([.B28:.E28])" office:value-type="float" office:value="409909.8" calcext:value-type="float">
            <text:p>409909.8</text:p>
          </table:table-cell>
          <table:table-cell table:formula="of:=COM.MICROSOFT.MINIFS([.I$1:.I$1048576];[.F$1:.F$1048576];&quot;&lt;=&quot;&amp;[.F2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59" calcext:value-type="float">
            <text:p>129159</text:p>
          </table:table-cell>
          <table:table-cell office:value-type="float" office:value="23573.9" calcext:value-type="float">
            <text:p>23573.9</text:p>
          </table:table-cell>
          <table:table-cell office:value-type="float" office:value="49492.4" calcext:value-type="float">
            <text:p>49492.4</text:p>
          </table:table-cell>
          <table:table-cell office:value-type="float" office:value="200963" calcext:value-type="float">
            <text:p>200963</text:p>
          </table:table-cell>
          <table:table-cell table:number-columns-repeated="2" office:value-type="float" office:value="130923" calcext:value-type="float">
            <text:p>130923</text:p>
          </table:table-cell>
          <table:table-cell/>
          <table:table-cell table:formula="of:=SUM([.B29:.E29])" office:value-type="float" office:value="403188.3" calcext:value-type="float">
            <text:p>403188.3</text:p>
          </table:table-cell>
          <table:table-cell table:formula="of:=COM.MICROSOFT.MINIFS([.I$1:.I$1048576];[.F$1:.F$1048576];&quot;&lt;=&quot;&amp;[.F2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575" calcext:value-type="float">
            <text:p>134575</text:p>
          </table:table-cell>
          <table:table-cell office:value-type="float" office:value="17158.7" calcext:value-type="float">
            <text:p>17158.7</text:p>
          </table:table-cell>
          <table:table-cell office:value-type="float" office:value="49347.1" calcext:value-type="float">
            <text:p>49347.1</text:p>
          </table:table-cell>
          <table:table-cell office:value-type="float" office:value="204384" calcext:value-type="float">
            <text:p>204384</text:p>
          </table:table-cell>
          <table:table-cell table:number-columns-repeated="2" office:value-type="float" office:value="130924" calcext:value-type="float">
            <text:p>130924</text:p>
          </table:table-cell>
          <table:table-cell/>
          <table:table-cell table:formula="of:=SUM([.B30:.E30])" office:value-type="float" office:value="405464.8" calcext:value-type="float">
            <text:p>405464.8</text:p>
          </table:table-cell>
          <table:table-cell table:formula="of:=COM.MICROSOFT.MINIFS([.I$1:.I$1048576];[.F$1:.F$1048576];&quot;&lt;=&quot;&amp;[.F3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8700" calcext:value-type="float">
            <text:p>138700</text:p>
          </table:table-cell>
          <table:table-cell office:value-type="float" office:value="16767.9" calcext:value-type="float">
            <text:p>16767.9</text:p>
          </table:table-cell>
          <table:table-cell office:value-type="float" office:value="50016.1" calcext:value-type="float">
            <text:p>50016.1</text:p>
          </table:table-cell>
          <table:table-cell office:value-type="float" office:value="204846" calcext:value-type="float">
            <text:p>204846</text:p>
          </table:table-cell>
          <table:table-cell table:number-columns-repeated="2" office:value-type="float" office:value="130925" calcext:value-type="float">
            <text:p>130925</text:p>
          </table:table-cell>
          <table:table-cell/>
          <table:table-cell table:formula="of:=SUM([.B31:.E31])" office:value-type="float" office:value="410330" calcext:value-type="float">
            <text:p>410330</text:p>
          </table:table-cell>
          <table:table-cell table:formula="of:=COM.MICROSOFT.MINIFS([.I$1:.I$1048576];[.F$1:.F$1048576];&quot;&lt;=&quot;&amp;[.F3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40" calcext:value-type="float">
            <text:p>130140</text:p>
          </table:table-cell>
          <table:table-cell office:value-type="float" office:value="19176.9" calcext:value-type="float">
            <text:p>19176.9</text:p>
          </table:table-cell>
          <table:table-cell office:value-type="float" office:value="49938.9" calcext:value-type="float">
            <text:p>49938.9</text:p>
          </table:table-cell>
          <table:table-cell office:value-type="float" office:value="205415" calcext:value-type="float">
            <text:p>205415</text:p>
          </table:table-cell>
          <table:table-cell table:number-columns-repeated="2" office:value-type="float" office:value="130926" calcext:value-type="float">
            <text:p>130926</text:p>
          </table:table-cell>
          <table:table-cell/>
          <table:table-cell table:formula="of:=SUM([.B32:.E32])" office:value-type="float" office:value="404670.8" calcext:value-type="float">
            <text:p>404670.8</text:p>
          </table:table-cell>
          <table:table-cell table:formula="of:=COM.MICROSOFT.MINIFS([.I$1:.I$1048576];[.F$1:.F$1048576];&quot;&lt;=&quot;&amp;[.F3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363" calcext:value-type="float">
            <text:p>126363</text:p>
          </table:table-cell>
          <table:table-cell office:value-type="float" office:value="24549.6" calcext:value-type="float">
            <text:p>24549.6</text:p>
          </table:table-cell>
          <table:table-cell office:value-type="float" office:value="48762.2" calcext:value-type="float">
            <text:p>48762.2</text:p>
          </table:table-cell>
          <table:table-cell office:value-type="float" office:value="204298" calcext:value-type="float">
            <text:p>204298</text:p>
          </table:table-cell>
          <table:table-cell table:number-columns-repeated="2" office:value-type="float" office:value="130927" calcext:value-type="float">
            <text:p>130927</text:p>
          </table:table-cell>
          <table:table-cell/>
          <table:table-cell table:formula="of:=SUM([.B33:.E33])" office:value-type="float" office:value="403972.8" calcext:value-type="float">
            <text:p>403972.8</text:p>
          </table:table-cell>
          <table:table-cell table:formula="of:=COM.MICROSOFT.MINIFS([.I$1:.I$1048576];[.F$1:.F$1048576];&quot;&lt;=&quot;&amp;[.F3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593" calcext:value-type="float">
            <text:p>135593</text:p>
          </table:table-cell>
          <table:table-cell office:value-type="float" office:value="18221.9" calcext:value-type="float">
            <text:p>18221.9</text:p>
          </table:table-cell>
          <table:table-cell office:value-type="float" office:value="50037.5" calcext:value-type="float">
            <text:p>50037.5</text:p>
          </table:table-cell>
          <table:table-cell office:value-type="float" office:value="204578" calcext:value-type="float">
            <text:p>204578</text:p>
          </table:table-cell>
          <table:table-cell table:number-columns-repeated="2" office:value-type="float" office:value="130928" calcext:value-type="float">
            <text:p>130928</text:p>
          </table:table-cell>
          <table:table-cell/>
          <table:table-cell table:formula="of:=SUM([.B34:.E34])" office:value-type="float" office:value="408430.4" calcext:value-type="float">
            <text:p>408430.4</text:p>
          </table:table-cell>
          <table:table-cell table:formula="of:=COM.MICROSOFT.MINIFS([.I$1:.I$1048576];[.F$1:.F$1048576];&quot;&lt;=&quot;&amp;[.F3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26" calcext:value-type="float">
            <text:p>130826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49845.9" calcext:value-type="float">
            <text:p>49845.9</text:p>
          </table:table-cell>
          <table:table-cell office:value-type="float" office:value="205725" calcext:value-type="float">
            <text:p>205725</text:p>
          </table:table-cell>
          <table:table-cell table:number-columns-repeated="2" office:value-type="float" office:value="130929" calcext:value-type="float">
            <text:p>130929</text:p>
          </table:table-cell>
          <table:table-cell/>
          <table:table-cell table:formula="of:=SUM([.B35:.E35])" office:value-type="float" office:value="405357.2" calcext:value-type="float">
            <text:p>405357.2</text:p>
          </table:table-cell>
          <table:table-cell table:formula="of:=COM.MICROSOFT.MINIFS([.I$1:.I$1048576];[.F$1:.F$1048576];&quot;&lt;=&quot;&amp;[.F3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410" calcext:value-type="float">
            <text:p>127410</text:p>
          </table:table-cell>
          <table:table-cell office:value-type="float" office:value="22999.7" calcext:value-type="float">
            <text:p>22999.7</text:p>
          </table:table-cell>
          <table:table-cell office:value-type="float" office:value="50584.7" calcext:value-type="float">
            <text:p>50584.7</text:p>
          </table:table-cell>
          <table:table-cell office:value-type="float" office:value="204380" calcext:value-type="float">
            <text:p>204380</text:p>
          </table:table-cell>
          <table:table-cell table:number-columns-repeated="2" office:value-type="float" office:value="130930" calcext:value-type="float">
            <text:p>130930</text:p>
          </table:table-cell>
          <table:table-cell/>
          <table:table-cell table:formula="of:=SUM([.B36:.E36])" office:value-type="float" office:value="405374.4" calcext:value-type="float">
            <text:p>405374.4</text:p>
          </table:table-cell>
          <table:table-cell table:formula="of:=COM.MICROSOFT.MINIFS([.I$1:.I$1048576];[.F$1:.F$1048576];&quot;&lt;=&quot;&amp;[.F3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443" calcext:value-type="float">
            <text:p>126443</text:p>
          </table:table-cell>
          <table:table-cell office:value-type="float" office:value="27611" calcext:value-type="float">
            <text:p>27611</text:p>
          </table:table-cell>
          <table:table-cell office:value-type="float" office:value="54638.9" calcext:value-type="float">
            <text:p>54638.9</text:p>
          </table:table-cell>
          <table:table-cell office:value-type="float" office:value="204008" calcext:value-type="float">
            <text:p>204008</text:p>
          </table:table-cell>
          <table:table-cell table:number-columns-repeated="2" office:value-type="float" office:value="130931" calcext:value-type="float">
            <text:p>130931</text:p>
          </table:table-cell>
          <table:table-cell/>
          <table:table-cell table:formula="of:=SUM([.B37:.E37])" office:value-type="float" office:value="412700.9" calcext:value-type="float">
            <text:p>412700.9</text:p>
          </table:table-cell>
          <table:table-cell table:formula="of:=COM.MICROSOFT.MINIFS([.I$1:.I$1048576];[.F$1:.F$1048576];&quot;&lt;=&quot;&amp;[.F3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843" calcext:value-type="float">
            <text:p>133843</text:p>
          </table:table-cell>
          <table:table-cell office:value-type="float" office:value="19509" calcext:value-type="float">
            <text:p>19509</text:p>
          </table:table-cell>
          <table:table-cell office:value-type="float" office:value="53400.9" calcext:value-type="float">
            <text:p>53400.9</text:p>
          </table:table-cell>
          <table:table-cell office:value-type="float" office:value="205804" calcext:value-type="float">
            <text:p>205804</text:p>
          </table:table-cell>
          <table:table-cell table:number-columns-repeated="2" office:value-type="float" office:value="130932" calcext:value-type="float">
            <text:p>130932</text:p>
          </table:table-cell>
          <table:table-cell/>
          <table:table-cell table:formula="of:=SUM([.B38:.E38])" office:value-type="float" office:value="412556.9" calcext:value-type="float">
            <text:p>412556.9</text:p>
          </table:table-cell>
          <table:table-cell table:formula="of:=COM.MICROSOFT.MINIFS([.I$1:.I$1048576];[.F$1:.F$1048576];&quot;&lt;=&quot;&amp;[.F3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01" calcext:value-type="float">
            <text:p>126001</text:p>
          </table:table-cell>
          <table:table-cell office:value-type="float" office:value="24499" calcext:value-type="float">
            <text:p>24499</text:p>
          </table:table-cell>
          <table:table-cell office:value-type="float" office:value="54464.4" calcext:value-type="float">
            <text:p>54464.4</text:p>
          </table:table-cell>
          <table:table-cell office:value-type="float" office:value="203072" calcext:value-type="float">
            <text:p>203072</text:p>
          </table:table-cell>
          <table:table-cell table:number-columns-repeated="2" office:value-type="float" office:value="130933" calcext:value-type="float">
            <text:p>130933</text:p>
          </table:table-cell>
          <table:table-cell/>
          <table:table-cell table:formula="of:=SUM([.B39:.E39])" office:value-type="float" office:value="408036.4" calcext:value-type="float">
            <text:p>408036.4</text:p>
          </table:table-cell>
          <table:table-cell table:formula="of:=COM.MICROSOFT.MINIFS([.I$1:.I$1048576];[.F$1:.F$1048576];&quot;&lt;=&quot;&amp;[.F3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93" calcext:value-type="float">
            <text:p>129193</text:p>
          </table:table-cell>
          <table:table-cell office:value-type="float" office:value="18536" calcext:value-type="float">
            <text:p>18536</text:p>
          </table:table-cell>
          <table:table-cell office:value-type="float" office:value="52212.2" calcext:value-type="float">
            <text:p>52212.2</text:p>
          </table:table-cell>
          <table:table-cell office:value-type="float" office:value="208168" calcext:value-type="float">
            <text:p>208168</text:p>
          </table:table-cell>
          <table:table-cell table:number-columns-repeated="2" office:value-type="float" office:value="130934" calcext:value-type="float">
            <text:p>130934</text:p>
          </table:table-cell>
          <table:table-cell/>
          <table:table-cell table:formula="of:=SUM([.B40:.E40])" office:value-type="float" office:value="408109.2" calcext:value-type="float">
            <text:p>408109.2</text:p>
          </table:table-cell>
          <table:table-cell table:formula="of:=COM.MICROSOFT.MINIFS([.I$1:.I$1048576];[.F$1:.F$1048576];&quot;&lt;=&quot;&amp;[.F4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727" calcext:value-type="float">
            <text:p>134727</text:p>
          </table:table-cell>
          <table:table-cell office:value-type="float" office:value="15732.1" calcext:value-type="float">
            <text:p>15732.1</text:p>
          </table:table-cell>
          <table:table-cell office:value-type="float" office:value="49335.3" calcext:value-type="float">
            <text:p>49335.3</text:p>
          </table:table-cell>
          <table:table-cell office:value-type="float" office:value="205394" calcext:value-type="float">
            <text:p>205394</text:p>
          </table:table-cell>
          <table:table-cell table:number-columns-repeated="2" office:value-type="float" office:value="130935" calcext:value-type="float">
            <text:p>130935</text:p>
          </table:table-cell>
          <table:table-cell/>
          <table:table-cell table:formula="of:=SUM([.B41:.E41])" office:value-type="float" office:value="405188.4" calcext:value-type="float">
            <text:p>405188.4</text:p>
          </table:table-cell>
          <table:table-cell table:formula="of:=COM.MICROSOFT.MINIFS([.I$1:.I$1048576];[.F$1:.F$1048576];&quot;&lt;=&quot;&amp;[.F4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784" calcext:value-type="float">
            <text:p>131784</text:p>
          </table:table-cell>
          <table:table-cell office:value-type="float" office:value="18741" calcext:value-type="float">
            <text:p>18741</text:p>
          </table:table-cell>
          <table:table-cell office:value-type="float" office:value="50529.9" calcext:value-type="float">
            <text:p>50529.9</text:p>
          </table:table-cell>
          <table:table-cell office:value-type="float" office:value="207330" calcext:value-type="float">
            <text:p>207330</text:p>
          </table:table-cell>
          <table:table-cell table:number-columns-repeated="2" office:value-type="float" office:value="130936" calcext:value-type="float">
            <text:p>130936</text:p>
          </table:table-cell>
          <table:table-cell/>
          <table:table-cell table:formula="of:=SUM([.B42:.E42])" office:value-type="float" office:value="408384.9" calcext:value-type="float">
            <text:p>408384.9</text:p>
          </table:table-cell>
          <table:table-cell table:formula="of:=COM.MICROSOFT.MINIFS([.I$1:.I$1048576];[.F$1:.F$1048576];&quot;&lt;=&quot;&amp;[.F4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311" calcext:value-type="float">
            <text:p>131311</text:p>
          </table:table-cell>
          <table:table-cell office:value-type="float" office:value="25026.5" calcext:value-type="float">
            <text:p>25026.5</text:p>
          </table:table-cell>
          <table:table-cell office:value-type="float" office:value="51232.5" calcext:value-type="float">
            <text:p>51232.5</text:p>
          </table:table-cell>
          <table:table-cell office:value-type="float" office:value="199930" calcext:value-type="float">
            <text:p>199930</text:p>
          </table:table-cell>
          <table:table-cell table:number-columns-repeated="2" office:value-type="float" office:value="130937" calcext:value-type="float">
            <text:p>130937</text:p>
          </table:table-cell>
          <table:table-cell/>
          <table:table-cell table:formula="of:=SUM([.B43:.E43])" office:value-type="float" office:value="407500" calcext:value-type="float">
            <text:p>407500</text:p>
          </table:table-cell>
          <table:table-cell table:formula="of:=COM.MICROSOFT.MINIFS([.I$1:.I$1048576];[.F$1:.F$1048576];&quot;&lt;=&quot;&amp;[.F4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699" calcext:value-type="float">
            <text:p>130699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53861.6" calcext:value-type="float">
            <text:p>53861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938" calcext:value-type="float">
            <text:p>130938</text:p>
          </table:table-cell>
          <table:table-cell/>
          <table:table-cell table:formula="of:=SUM([.B44:.E44])" office:value-type="float" office:value="409590.1" calcext:value-type="float">
            <text:p>409590.1</text:p>
          </table:table-cell>
          <table:table-cell table:formula="of:=COM.MICROSOFT.MINIFS([.I$1:.I$1048576];[.F$1:.F$1048576];&quot;&lt;=&quot;&amp;[.F4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866" calcext:value-type="float">
            <text:p>136866</text:p>
          </table:table-cell>
          <table:table-cell office:value-type="float" office:value="8922.07" calcext:value-type="float">
            <text:p>8922.07</text:p>
          </table:table-cell>
          <table:table-cell office:value-type="float" office:value="51575.2" calcext:value-type="float">
            <text:p>51575.2</text:p>
          </table:table-cell>
          <table:table-cell office:value-type="float" office:value="212542" calcext:value-type="float">
            <text:p>212542</text:p>
          </table:table-cell>
          <table:table-cell table:number-columns-repeated="2" office:value-type="float" office:value="130939" calcext:value-type="float">
            <text:p>130939</text:p>
          </table:table-cell>
          <table:table-cell/>
          <table:table-cell table:formula="of:=SUM([.B45:.E45])" office:value-type="float" office:value="409905.27" calcext:value-type="float">
            <text:p>409905.27</text:p>
          </table:table-cell>
          <table:table-cell table:formula="of:=COM.MICROSOFT.MINIFS([.I$1:.I$1048576];[.F$1:.F$1048576];&quot;&lt;=&quot;&amp;[.F4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7120" calcext:value-type="float">
            <text:p>137120</text:p>
          </table:table-cell>
          <table:table-cell office:value-type="float" office:value="18154.5" calcext:value-type="float">
            <text:p>18154.5</text:p>
          </table:table-cell>
          <table:table-cell office:value-type="float" office:value="53587.2" calcext:value-type="float">
            <text:p>53587.2</text:p>
          </table:table-cell>
          <table:table-cell office:value-type="float" office:value="205262" calcext:value-type="float">
            <text:p>205262</text:p>
          </table:table-cell>
          <table:table-cell table:number-columns-repeated="2" office:value-type="float" office:value="130940" calcext:value-type="float">
            <text:p>130940</text:p>
          </table:table-cell>
          <table:table-cell/>
          <table:table-cell table:formula="of:=SUM([.B46:.E46])" office:value-type="float" office:value="414123.7" calcext:value-type="float">
            <text:p>414123.7</text:p>
          </table:table-cell>
          <table:table-cell table:formula="of:=COM.MICROSOFT.MINIFS([.I$1:.I$1048576];[.F$1:.F$1048576];&quot;&lt;=&quot;&amp;[.F4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00" calcext:value-type="float">
            <text:p>130100</text:p>
          </table:table-cell>
          <table:table-cell office:value-type="float" office:value="22242.3" calcext:value-type="float">
            <text:p>22242.3</text:p>
          </table:table-cell>
          <table:table-cell office:value-type="float" office:value="50302.9" calcext:value-type="float">
            <text:p>50302.9</text:p>
          </table:table-cell>
          <table:table-cell office:value-type="float" office:value="204110" calcext:value-type="float">
            <text:p>204110</text:p>
          </table:table-cell>
          <table:table-cell table:number-columns-repeated="2" office:value-type="float" office:value="130941" calcext:value-type="float">
            <text:p>130941</text:p>
          </table:table-cell>
          <table:table-cell/>
          <table:table-cell table:formula="of:=SUM([.B47:.E47])" office:value-type="float" office:value="406755.2" calcext:value-type="float">
            <text:p>406755.2</text:p>
          </table:table-cell>
          <table:table-cell table:formula="of:=COM.MICROSOFT.MINIFS([.I$1:.I$1048576];[.F$1:.F$1048576];&quot;&lt;=&quot;&amp;[.F4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number-columns-repeated="2" office:value-type="float" office:value="130942" calcext:value-type="float">
            <text:p>130942</text:p>
          </table:table-cell>
          <table:table-cell/>
          <table:table-cell table:formula="of:=SUM([.B48:.E48])" office:value-type="float" office:value="409428.1" calcext:value-type="float">
            <text:p>409428.1</text:p>
          </table:table-cell>
          <table:table-cell table:formula="of:=COM.MICROSOFT.MINIFS([.I$1:.I$1048576];[.F$1:.F$1048576];&quot;&lt;=&quot;&amp;[.F4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number-columns-repeated="2" office:value-type="float" office:value="130943" calcext:value-type="float">
            <text:p>130943</text:p>
          </table:table-cell>
          <table:table-cell/>
          <table:table-cell table:formula="of:=SUM([.B49:.E49])" office:value-type="float" office:value="404740.2" calcext:value-type="float">
            <text:p>404740.2</text:p>
          </table:table-cell>
          <table:table-cell table:formula="of:=COM.MICROSOFT.MINIFS([.I$1:.I$1048576];[.F$1:.F$1048576];&quot;&lt;=&quot;&amp;[.F4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number-columns-repeated="2" office:value-type="float" office:value="130944" calcext:value-type="float">
            <text:p>130944</text:p>
          </table:table-cell>
          <table:table-cell/>
          <table:table-cell table:formula="of:=SUM([.B50:.E50])" office:value-type="float" office:value="408997.1" calcext:value-type="float">
            <text:p>408997.1</text:p>
          </table:table-cell>
          <table:table-cell table:formula="of:=COM.MICROSOFT.MINIFS([.I$1:.I$1048576];[.F$1:.F$1048576];&quot;&lt;=&quot;&amp;[.F5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number-columns-repeated="2" office:value-type="float" office:value="130945" calcext:value-type="float">
            <text:p>130945</text:p>
          </table:table-cell>
          <table:table-cell/>
          <table:table-cell table:formula="of:=SUM([.B51:.E51])" office:value-type="float" office:value="405894.3" calcext:value-type="float">
            <text:p>405894.3</text:p>
          </table:table-cell>
          <table:table-cell table:formula="of:=COM.MICROSOFT.MINIFS([.I$1:.I$1048576];[.F$1:.F$1048576];&quot;&lt;=&quot;&amp;[.F5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number-columns-repeated="2" office:value-type="float" office:value="130946" calcext:value-type="float">
            <text:p>130946</text:p>
          </table:table-cell>
          <table:table-cell/>
          <table:table-cell table:formula="of:=SUM([.B52:.E52])" office:value-type="float" office:value="409637.2" calcext:value-type="float">
            <text:p>409637.2</text:p>
          </table:table-cell>
          <table:table-cell table:formula="of:=COM.MICROSOFT.MINIFS([.I$1:.I$1048576];[.F$1:.F$1048576];&quot;&lt;=&quot;&amp;[.F5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number-columns-repeated="2" office:value-type="float" office:value="130947" calcext:value-type="float">
            <text:p>130947</text:p>
          </table:table-cell>
          <table:table-cell/>
          <table:table-cell table:formula="of:=SUM([.B53:.E53])" office:value-type="float" office:value="407843.2" calcext:value-type="float">
            <text:p>407843.2</text:p>
          </table:table-cell>
          <table:table-cell table:formula="of:=COM.MICROSOFT.MINIFS([.I$1:.I$1048576];[.F$1:.F$1048576];&quot;&lt;=&quot;&amp;[.F5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number-columns-repeated="2" office:value-type="float" office:value="130948" calcext:value-type="float">
            <text:p>130948</text:p>
          </table:table-cell>
          <table:table-cell/>
          <table:table-cell table:formula="of:=SUM([.B54:.E54])" office:value-type="float" office:value="407135.8" calcext:value-type="float">
            <text:p>407135.8</text:p>
          </table:table-cell>
          <table:table-cell table:formula="of:=COM.MICROSOFT.MINIFS([.I$1:.I$1048576];[.F$1:.F$1048576];&quot;&lt;=&quot;&amp;[.F5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number-columns-repeated="2" office:value-type="float" office:value="130949" calcext:value-type="float">
            <text:p>130949</text:p>
          </table:table-cell>
          <table:table-cell/>
          <table:table-cell table:formula="of:=SUM([.B55:.E55])" office:value-type="float" office:value="402066.5" calcext:value-type="float">
            <text:p>402066.5</text:p>
          </table:table-cell>
          <table:table-cell table:formula="of:=COM.MICROSOFT.MINIFS([.I$1:.I$1048576];[.F$1:.F$1048576];&quot;&lt;=&quot;&amp;[.F5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number-columns-repeated="2" office:value-type="float" office:value="130950" calcext:value-type="float">
            <text:p>130950</text:p>
          </table:table-cell>
          <table:table-cell/>
          <table:table-cell table:formula="of:=SUM([.B56:.E56])" office:value-type="float" office:value="406195.6" calcext:value-type="float">
            <text:p>406195.6</text:p>
          </table:table-cell>
          <table:table-cell table:formula="of:=COM.MICROSOFT.MINIFS([.I$1:.I$1048576];[.F$1:.F$1048576];&quot;&lt;=&quot;&amp;[.F5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number-columns-repeated="2" office:value-type="float" office:value="130951" calcext:value-type="float">
            <text:p>130951</text:p>
          </table:table-cell>
          <table:table-cell/>
          <table:table-cell table:formula="of:=SUM([.B57:.E57])" office:value-type="float" office:value="405907.1" calcext:value-type="float">
            <text:p>405907.1</text:p>
          </table:table-cell>
          <table:table-cell table:formula="of:=COM.MICROSOFT.MINIFS([.I$1:.I$1048576];[.F$1:.F$1048576];&quot;&lt;=&quot;&amp;[.F5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number-columns-repeated="2" office:value-type="float" office:value="130952" calcext:value-type="float">
            <text:p>130952</text:p>
          </table:table-cell>
          <table:table-cell/>
          <table:table-cell table:formula="of:=SUM([.B58:.E58])" office:value-type="float" office:value="408920.2" calcext:value-type="float">
            <text:p>408920.2</text:p>
          </table:table-cell>
          <table:table-cell table:formula="of:=COM.MICROSOFT.MINIFS([.I$1:.I$1048576];[.F$1:.F$1048576];&quot;&lt;=&quot;&amp;[.F5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number-columns-repeated="2" office:value-type="float" office:value="130953" calcext:value-type="float">
            <text:p>130953</text:p>
          </table:table-cell>
          <table:table-cell/>
          <table:table-cell table:formula="of:=SUM([.B59:.E59])" office:value-type="float" office:value="405813.9" calcext:value-type="float">
            <text:p>405813.9</text:p>
          </table:table-cell>
          <table:table-cell table:formula="of:=COM.MICROSOFT.MINIFS([.I$1:.I$1048576];[.F$1:.F$1048576];&quot;&lt;=&quot;&amp;[.F5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office:value-type="float" office:value="130954" calcext:value-type="float">
            <text:p>130954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SUM([.B60:.E60])" office:value-type="float" office:value="405404.9" calcext:value-type="float">
            <text:p>405404.9</text:p>
          </table:table-cell>
          <table:table-cell table:formula="of:=COM.MICROSOFT.MINIFS([.I$1:.I$1048576];[.F$1:.F$1048576];&quot;&lt;=&quot;&amp;[.F60])" office:value-type="float" office:value="401836.4" calcext:value-type="float">
            <text:p>401,836.40</text:p>
          </table:table-cell>
        </table:table-row>
      </table:table>
      <table:table table:name="P12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2.txt</text:p>
          </table:table-cell>
          <table:table-cell office:value-type="float" office:value="622823" calcext:value-type="float">
            <text:p>622823</text:p>
          </table:table-cell>
          <table:table-cell office:value-type="float" office:value="358787" calcext:value-type="float">
            <text:p>358787</text:p>
          </table:table-cell>
          <table:table-cell office:value-type="float" office:value="156761" calcext:value-type="float">
            <text:p>156761</text:p>
          </table:table-cell>
          <table:table-cell office:value-type="float" office:value="579062" calcext:value-type="float">
            <text:p>579062</text:p>
          </table:table-cell>
          <table:table-cell office:value-type="float" office:value="203154" calcext:value-type="float">
            <text:p>203154</text:p>
          </table:table-cell>
          <table:table-cell office:value-type="float" office:value="203157" calcext:value-type="float">
            <text:p>203157</text:p>
          </table:table-cell>
          <table:table-cell/>
          <table:table-cell table:formula="of:=SUM([.B1:.E1])" office:value-type="float" office:value="1717433" calcext:value-type="float">
            <text:p>1717433</text:p>
          </table:table-cell>
          <table:table-cell table:formula="of:=COM.MICROSOFT.MINIFS([.I$1:.I$1048576];[.F$1:.F$1048576];&quot;&lt;=&quot;&amp;[.F1])" office:value-type="float" office:value="1717433" calcext:value-type="float">
            <text:p>1,717,43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8596" calcext:value-type="float">
            <text:p>608596</text:p>
          </table:table-cell>
          <table:table-cell office:value-type="float" office:value="261499" calcext:value-type="float">
            <text:p>261499</text:p>
          </table:table-cell>
          <table:table-cell office:value-type="float" office:value="146949" calcext:value-type="float">
            <text:p>146949</text:p>
          </table:table-cell>
          <table:table-cell office:value-type="float" office:value="583870" calcext:value-type="float">
            <text:p>58387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03161" calcext:value-type="float">
            <text:p>203161</text:p>
          </table:table-cell>
          <table:table-cell/>
          <table:table-cell table:formula="of:=SUM([.B2:.E2])" office:value-type="float" office:value="1600914" calcext:value-type="float">
            <text:p>1600914</text:p>
          </table:table-cell>
          <table:table-cell table:formula="of:=COM.MICROSOFT.MINIFS([.I$1:.I$1048576];[.F$1:.F$1048576];&quot;&lt;=&quot;&amp;[.F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370" calcext:value-type="float">
            <text:p>627370</text:p>
          </table:table-cell>
          <table:table-cell office:value-type="float" office:value="272774" calcext:value-type="float">
            <text:p>272774</text:p>
          </table:table-cell>
          <table:table-cell office:value-type="float" office:value="142629" calcext:value-type="float">
            <text:p>142629</text:p>
          </table:table-cell>
          <table:table-cell office:value-type="float" office:value="634625" calcext:value-type="float">
            <text:p>63462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03165" calcext:value-type="float">
            <text:p>203165</text:p>
          </table:table-cell>
          <table:table-cell/>
          <table:table-cell table:formula="of:=SUM([.B3:.E3])" office:value-type="float" office:value="1677398" calcext:value-type="float">
            <text:p>1677398</text:p>
          </table:table-cell>
          <table:table-cell table:formula="of:=COM.MICROSOFT.MINIFS([.I$1:.I$1048576];[.F$1:.F$1048576];&quot;&lt;=&quot;&amp;[.F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05" calcext:value-type="float">
            <text:p>612705</text:p>
          </table:table-cell>
          <table:table-cell office:value-type="float" office:value="349215" calcext:value-type="float">
            <text:p>349215</text:p>
          </table:table-cell>
          <table:table-cell office:value-type="float" office:value="147638" calcext:value-type="float">
            <text:p>147638</text:p>
          </table:table-cell>
          <table:table-cell office:value-type="float" office:value="581599" calcext:value-type="float">
            <text:p>581599</text:p>
          </table:table-cell>
          <table:table-cell office:value-type="float" office:value="203166" calcext:value-type="float">
            <text:p>203166</text:p>
          </table:table-cell>
          <table:table-cell office:value-type="float" office:value="203169" calcext:value-type="float">
            <text:p>203169</text:p>
          </table:table-cell>
          <table:table-cell/>
          <table:table-cell table:formula="of:=SUM([.B4:.E4])" office:value-type="float" office:value="1691157" calcext:value-type="float">
            <text:p>1691157</text:p>
          </table:table-cell>
          <table:table-cell table:formula="of:=COM.MICROSOFT.MINIFS([.I$1:.I$1048576];[.F$1:.F$1048576];&quot;&lt;=&quot;&amp;[.F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9761" calcext:value-type="float">
            <text:p>5897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56916" calcext:value-type="float">
            <text:p>156916</text:p>
          </table:table-cell>
          <table:table-cell office:value-type="float" office:value="664368" calcext:value-type="float">
            <text:p>664368</text:p>
          </table:table-cell>
          <table:table-cell office:value-type="float" office:value="203170" calcext:value-type="float">
            <text:p>203170</text:p>
          </table:table-cell>
          <table:table-cell office:value-type="float" office:value="203173" calcext:value-type="float">
            <text:p>203173</text:p>
          </table:table-cell>
          <table:table-cell/>
          <table:table-cell table:formula="of:=SUM([.B5:.E5])" office:value-type="float" office:value="1797079" calcext:value-type="float">
            <text:p>1797079</text:p>
          </table:table-cell>
          <table:table-cell table:formula="of:=COM.MICROSOFT.MINIFS([.I$1:.I$1048576];[.F$1:.F$1048576];&quot;&lt;=&quot;&amp;[.F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7143" calcext:value-type="float">
            <text:p>637143</text:p>
          </table:table-cell>
          <table:table-cell office:value-type="float" office:value="320556" calcext:value-type="float">
            <text:p>320556</text:p>
          </table:table-cell>
          <table:table-cell office:value-type="float" office:value="152334" calcext:value-type="float">
            <text:p>152334</text:p>
          </table:table-cell>
          <table:table-cell office:value-type="float" office:value="611581" calcext:value-type="float">
            <text:p>611581</text:p>
          </table:table-cell>
          <table:table-cell office:value-type="float" office:value="203174" calcext:value-type="float">
            <text:p>203174</text:p>
          </table:table-cell>
          <table:table-cell office:value-type="float" office:value="203177" calcext:value-type="float">
            <text:p>203177</text:p>
          </table:table-cell>
          <table:table-cell/>
          <table:table-cell table:formula="of:=SUM([.B6:.E6])" office:value-type="float" office:value="1721614" calcext:value-type="float">
            <text:p>1721614</text:p>
          </table:table-cell>
          <table:table-cell table:formula="of:=COM.MICROSOFT.MINIFS([.I$1:.I$1048576];[.F$1:.F$1048576];&quot;&lt;=&quot;&amp;[.F6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439" calcext:value-type="float">
            <text:p>621439</text:p>
          </table:table-cell>
          <table:table-cell office:value-type="float" office:value="423995" calcext:value-type="float">
            <text:p>423995</text:p>
          </table:table-cell>
          <table:table-cell office:value-type="float" office:value="145112" calcext:value-type="float">
            <text:p>145112</text:p>
          </table:table-cell>
          <table:table-cell office:value-type="float" office:value="578658" calcext:value-type="float">
            <text:p>578658</text:p>
          </table:table-cell>
          <table:table-cell office:value-type="float" office:value="203178" calcext:value-type="float">
            <text:p>203178</text:p>
          </table:table-cell>
          <table:table-cell office:value-type="float" office:value="203181" calcext:value-type="float">
            <text:p>203181</text:p>
          </table:table-cell>
          <table:table-cell/>
          <table:table-cell table:formula="of:=SUM([.B7:.E7])" office:value-type="float" office:value="1769204" calcext:value-type="float">
            <text:p>1769204</text:p>
          </table:table-cell>
          <table:table-cell table:formula="of:=COM.MICROSOFT.MINIFS([.I$1:.I$1048576];[.F$1:.F$1048576];&quot;&lt;=&quot;&amp;[.F7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6060" calcext:value-type="float">
            <text:p>216060</text:p>
          </table:table-cell>
          <table:table-cell office:value-type="float" office:value="144717" calcext:value-type="float">
            <text:p>144717</text:p>
          </table:table-cell>
          <table:table-cell office:value-type="float" office:value="616281" calcext:value-type="float">
            <text:p>616281</text:p>
          </table:table-cell>
          <table:table-cell office:value-type="float" office:value="203182" calcext:value-type="float">
            <text:p>203182</text:p>
          </table:table-cell>
          <table:table-cell office:value-type="float" office:value="203185" calcext:value-type="float">
            <text:p>203185</text:p>
          </table:table-cell>
          <table:table-cell/>
          <table:table-cell table:formula="of:=SUM([.B8:.E8])" office:value-type="float" office:value="1650976" calcext:value-type="float">
            <text:p>1650976</text:p>
          </table:table-cell>
          <table:table-cell table:formula="of:=COM.MICROSOFT.MINIFS([.I$1:.I$1048576];[.F$1:.F$1048576];&quot;&lt;=&quot;&amp;[.F8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201" calcext:value-type="float">
            <text:p>628201</text:p>
          </table:table-cell>
          <table:table-cell office:value-type="float" office:value="401323" calcext:value-type="float">
            <text:p>401323</text:p>
          </table:table-cell>
          <table:table-cell office:value-type="float" office:value="149834" calcext:value-type="float">
            <text:p>149834</text:p>
          </table:table-cell>
          <table:table-cell office:value-type="float" office:value="591810" calcext:value-type="float">
            <text:p>591810</text:p>
          </table:table-cell>
          <table:table-cell office:value-type="float" office:value="203186" calcext:value-type="float">
            <text:p>203186</text:p>
          </table:table-cell>
          <table:table-cell office:value-type="float" office:value="203189" calcext:value-type="float">
            <text:p>203189</text:p>
          </table:table-cell>
          <table:table-cell/>
          <table:table-cell table:formula="of:=SUM([.B9:.E9])" office:value-type="float" office:value="1771168" calcext:value-type="float">
            <text:p>1771168</text:p>
          </table:table-cell>
          <table:table-cell table:formula="of:=COM.MICROSOFT.MINIFS([.I$1:.I$1048576];[.F$1:.F$1048576];&quot;&lt;=&quot;&amp;[.F9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1420" calcext:value-type="float">
            <text:p>671420</text:p>
          </table:table-cell>
          <table:table-cell office:value-type="float" office:value="282478" calcext:value-type="float">
            <text:p>282478</text:p>
          </table:table-cell>
          <table:table-cell office:value-type="float" office:value="144324" calcext:value-type="float">
            <text:p>144324</text:p>
          </table:table-cell>
          <table:table-cell office:value-type="float" office:value="604450" calcext:value-type="float">
            <text:p>604450</text:p>
          </table:table-cell>
          <table:table-cell office:value-type="float" office:value="203190" calcext:value-type="float">
            <text:p>203190</text:p>
          </table:table-cell>
          <table:table-cell office:value-type="float" office:value="203193" calcext:value-type="float">
            <text:p>203193</text:p>
          </table:table-cell>
          <table:table-cell/>
          <table:table-cell table:formula="of:=SUM([.B10:.E10])" office:value-type="float" office:value="1702672" calcext:value-type="float">
            <text:p>1702672</text:p>
          </table:table-cell>
          <table:table-cell table:formula="of:=COM.MICROSOFT.MINIFS([.I$1:.I$1048576];[.F$1:.F$1048576];&quot;&lt;=&quot;&amp;[.F10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171" calcext:value-type="float">
            <text:p>593171</text:p>
          </table:table-cell>
          <table:table-cell office:value-type="float" office:value="369462" calcext:value-type="float">
            <text:p>369462</text:p>
          </table:table-cell>
          <table:table-cell office:value-type="float" office:value="149091" calcext:value-type="float">
            <text:p>149091</text:p>
          </table:table-cell>
          <table:table-cell office:value-type="float" office:value="593631" calcext:value-type="float">
            <text:p>593631</text:p>
          </table:table-cell>
          <table:table-cell office:value-type="float" office:value="203194" calcext:value-type="float">
            <text:p>203194</text:p>
          </table:table-cell>
          <table:table-cell office:value-type="float" office:value="203197" calcext:value-type="float">
            <text:p>203197</text:p>
          </table:table-cell>
          <table:table-cell/>
          <table:table-cell table:formula="of:=SUM([.B11:.E11])" office:value-type="float" office:value="1705355" calcext:value-type="float">
            <text:p>1705355</text:p>
          </table:table-cell>
          <table:table-cell table:formula="of:=COM.MICROSOFT.MINIFS([.I$1:.I$1048576];[.F$1:.F$1048576];&quot;&lt;=&quot;&amp;[.F11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7974" calcext:value-type="float">
            <text:p>607974</text:p>
          </table:table-cell>
          <table:table-cell office:value-type="float" office:value="316197" calcext:value-type="float">
            <text:p>316197</text:p>
          </table:table-cell>
          <table:table-cell office:value-type="float" office:value="149863" calcext:value-type="float">
            <text:p>149863</text:p>
          </table:table-cell>
          <table:table-cell office:value-type="float" office:value="587071" calcext:value-type="float">
            <text:p>587071</text:p>
          </table:table-cell>
          <table:table-cell office:value-type="float" office:value="203198" calcext:value-type="float">
            <text:p>203198</text:p>
          </table:table-cell>
          <table:table-cell office:value-type="float" office:value="203201" calcext:value-type="float">
            <text:p>203201</text:p>
          </table:table-cell>
          <table:table-cell/>
          <table:table-cell table:formula="of:=SUM([.B12:.E12])" office:value-type="float" office:value="1661105" calcext:value-type="float">
            <text:p>1661105</text:p>
          </table:table-cell>
          <table:table-cell table:formula="of:=COM.MICROSOFT.MINIFS([.I$1:.I$1048576];[.F$1:.F$1048576];&quot;&lt;=&quot;&amp;[.F1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6554" calcext:value-type="float">
            <text:p>566554</text:p>
          </table:table-cell>
          <table:table-cell office:value-type="float" office:value="376119" calcext:value-type="float">
            <text:p>376119</text:p>
          </table:table-cell>
          <table:table-cell office:value-type="float" office:value="141100" calcext:value-type="float">
            <text:p>141100</text:p>
          </table:table-cell>
          <table:table-cell office:value-type="float" office:value="618206" calcext:value-type="float">
            <text:p>618206</text:p>
          </table:table-cell>
          <table:table-cell office:value-type="float" office:value="203202" calcext:value-type="float">
            <text:p>203202</text:p>
          </table:table-cell>
          <table:table-cell office:value-type="float" office:value="203205" calcext:value-type="float">
            <text:p>203205</text:p>
          </table:table-cell>
          <table:table-cell/>
          <table:table-cell table:formula="of:=SUM([.B13:.E13])" office:value-type="float" office:value="1701979" calcext:value-type="float">
            <text:p>1701979</text:p>
          </table:table-cell>
          <table:table-cell table:formula="of:=COM.MICROSOFT.MINIFS([.I$1:.I$1048576];[.F$1:.F$1048576];&quot;&lt;=&quot;&amp;[.F1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5031" calcext:value-type="float">
            <text:p>645031</text:p>
          </table:table-cell>
          <table:table-cell office:value-type="float" office:value="362957" calcext:value-type="float">
            <text:p>362957</text:p>
          </table:table-cell>
          <table:table-cell office:value-type="float" office:value="159048" calcext:value-type="float">
            <text:p>15904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03206" calcext:value-type="float">
            <text:p>203206</text:p>
          </table:table-cell>
          <table:table-cell office:value-type="float" office:value="203209" calcext:value-type="float">
            <text:p>203209</text:p>
          </table:table-cell>
          <table:table-cell/>
          <table:table-cell table:formula="of:=SUM([.B14:.E14])" office:value-type="float" office:value="1766265" calcext:value-type="float">
            <text:p>1766265</text:p>
          </table:table-cell>
          <table:table-cell table:formula="of:=COM.MICROSOFT.MINIFS([.I$1:.I$1048576];[.F$1:.F$1048576];&quot;&lt;=&quot;&amp;[.F1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5657" calcext:value-type="float">
            <text:p>615657</text:p>
          </table:table-cell>
          <table:table-cell office:value-type="float" office:value="280227" calcext:value-type="float">
            <text:p>280227</text:p>
          </table:table-cell>
          <table:table-cell office:value-type="float" office:value="151354" calcext:value-type="float">
            <text:p>151354</text:p>
          </table:table-cell>
          <table:table-cell office:value-type="float" office:value="574189" calcext:value-type="float">
            <text:p>574189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3213" calcext:value-type="float">
            <text:p>203213</text:p>
          </table:table-cell>
          <table:table-cell/>
          <table:table-cell table:formula="of:=SUM([.B15:.E15])" office:value-type="float" office:value="1621427" calcext:value-type="float">
            <text:p>1621427</text:p>
          </table:table-cell>
          <table:table-cell table:formula="of:=COM.MICROSOFT.MINIFS([.I$1:.I$1048576];[.F$1:.F$1048576];&quot;&lt;=&quot;&amp;[.F1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0731" calcext:value-type="float">
            <text:p>640731</text:p>
          </table:table-cell>
          <table:table-cell office:value-type="float" office:value="219435" calcext:value-type="float">
            <text:p>219435</text:p>
          </table:table-cell>
          <table:table-cell office:value-type="float" office:value="150628" calcext:value-type="float">
            <text:p>150628</text:p>
          </table:table-cell>
          <table:table-cell office:value-type="float" office:value="578029" calcext:value-type="float">
            <text:p>578029</text:p>
          </table:table-cell>
          <table:table-cell office:value-type="float" office:value="203214" calcext:value-type="float">
            <text:p>203214</text:p>
          </table:table-cell>
          <table:table-cell office:value-type="float" office:value="203217" calcext:value-type="float">
            <text:p>203217</text:p>
          </table:table-cell>
          <table:table-cell/>
          <table:table-cell table:formula="of:=SUM([.B16:.E16])" office:value-type="float" office:value="1588823" calcext:value-type="float">
            <text:p>1588823</text:p>
          </table:table-cell>
          <table:table-cell table:formula="of:=COM.MICROSOFT.MINIFS([.I$1:.I$1048576];[.F$1:.F$1048576];&quot;&lt;=&quot;&amp;[.F16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9147" calcext:value-type="float">
            <text:p>599147</text:p>
          </table:table-cell>
          <table:table-cell office:value-type="float" office:value="399248" calcext:value-type="float">
            <text:p>399248</text:p>
          </table:table-cell>
          <table:table-cell office:value-type="float" office:value="147524" calcext:value-type="float">
            <text:p>147524</text:p>
          </table:table-cell>
          <table:table-cell office:value-type="float" office:value="592589" calcext:value-type="float">
            <text:p>592589</text:p>
          </table:table-cell>
          <table:table-cell office:value-type="float" office:value="203218" calcext:value-type="float">
            <text:p>203218</text:p>
          </table:table-cell>
          <table:table-cell office:value-type="float" office:value="203221" calcext:value-type="float">
            <text:p>203221</text:p>
          </table:table-cell>
          <table:table-cell/>
          <table:table-cell table:formula="of:=SUM([.B17:.E17])" office:value-type="float" office:value="1738508" calcext:value-type="float">
            <text:p>1738508</text:p>
          </table:table-cell>
          <table:table-cell table:formula="of:=COM.MICROSOFT.MINIFS([.I$1:.I$1048576];[.F$1:.F$1048576];&quot;&lt;=&quot;&amp;[.F17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476" calcext:value-type="float">
            <text:p>612476</text:p>
          </table:table-cell>
          <table:table-cell office:value-type="float" office:value="248100" calcext:value-type="float">
            <text:p>248100</text:p>
          </table:table-cell>
          <table:table-cell office:value-type="float" office:value="142864" calcext:value-type="float">
            <text:p>142864</text:p>
          </table:table-cell>
          <table:table-cell office:value-type="float" office:value="568275" calcext:value-type="float">
            <text:p>568275</text:p>
          </table:table-cell>
          <table:table-cell office:value-type="float" office:value="203222" calcext:value-type="float">
            <text:p>203222</text:p>
          </table:table-cell>
          <table:table-cell office:value-type="float" office:value="203225" calcext:value-type="float">
            <text:p>203225</text:p>
          </table:table-cell>
          <table:table-cell/>
          <table:table-cell table:formula="of:=SUM([.B18:.E18])" office:value-type="float" office:value="1571715" calcext:value-type="float">
            <text:p>1571715</text:p>
          </table:table-cell>
          <table:table-cell table:formula="of:=COM.MICROSOFT.MINIFS([.I$1:.I$1048576];[.F$1:.F$1048576];&quot;&lt;=&quot;&amp;[.F1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523" calcext:value-type="float">
            <text:p>628523</text:p>
          </table:table-cell>
          <table:table-cell office:value-type="float" office:value="306610" calcext:value-type="float">
            <text:p>306610</text:p>
          </table:table-cell>
          <table:table-cell office:value-type="float" office:value="149587" calcext:value-type="float">
            <text:p>149587</text:p>
          </table:table-cell>
          <table:table-cell office:value-type="float" office:value="592497" calcext:value-type="float">
            <text:p>592497</text:p>
          </table:table-cell>
          <table:table-cell office:value-type="float" office:value="203226" calcext:value-type="float">
            <text:p>203226</text:p>
          </table:table-cell>
          <table:table-cell office:value-type="float" office:value="203229" calcext:value-type="float">
            <text:p>203229</text:p>
          </table:table-cell>
          <table:table-cell/>
          <table:table-cell table:formula="of:=SUM([.B19:.E19])" office:value-type="float" office:value="1677217" calcext:value-type="float">
            <text:p>1677217</text:p>
          </table:table-cell>
          <table:table-cell table:formula="of:=COM.MICROSOFT.MINIFS([.I$1:.I$1048576];[.F$1:.F$1048576];&quot;&lt;=&quot;&amp;[.F1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808" calcext:value-type="float">
            <text:p>627808</text:p>
          </table:table-cell>
          <table:table-cell office:value-type="float" office:value="264414" calcext:value-type="float">
            <text:p>264414</text:p>
          </table:table-cell>
          <table:table-cell office:value-type="float" office:value="153564" calcext:value-type="float">
            <text:p>153564</text:p>
          </table:table-cell>
          <table:table-cell office:value-type="float" office:value="616006" calcext:value-type="float">
            <text:p>616006</text:p>
          </table:table-cell>
          <table:table-cell office:value-type="float" office:value="203230" calcext:value-type="float">
            <text:p>203230</text:p>
          </table:table-cell>
          <table:table-cell office:value-type="float" office:value="203233" calcext:value-type="float">
            <text:p>203233</text:p>
          </table:table-cell>
          <table:table-cell/>
          <table:table-cell table:formula="of:=SUM([.B20:.E20])" office:value-type="float" office:value="1661792" calcext:value-type="float">
            <text:p>1661792</text:p>
          </table:table-cell>
          <table:table-cell table:formula="of:=COM.MICROSOFT.MINIFS([.I$1:.I$1048576];[.F$1:.F$1048576];&quot;&lt;=&quot;&amp;[.F2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38460" calcext:value-type="float">
            <text:p>538460</text:p>
          </table:table-cell>
          <table:table-cell office:value-type="float" office:value="513103" calcext:value-type="float">
            <text:p>513103</text:p>
          </table:table-cell>
          <table:table-cell office:value-type="float" office:value="154578" calcext:value-type="float">
            <text:p>154578</text:p>
          </table:table-cell>
          <table:table-cell office:value-type="float" office:value="639409" calcext:value-type="float">
            <text:p>639409</text:p>
          </table:table-cell>
          <table:table-cell office:value-type="float" office:value="203234" calcext:value-type="float">
            <text:p>203234</text:p>
          </table:table-cell>
          <table:table-cell office:value-type="float" office:value="203237" calcext:value-type="float">
            <text:p>203237</text:p>
          </table:table-cell>
          <table:table-cell/>
          <table:table-cell table:formula="of:=SUM([.B21:.E21])" office:value-type="float" office:value="1845550" calcext:value-type="float">
            <text:p>1845550</text:p>
          </table:table-cell>
          <table:table-cell table:formula="of:=COM.MICROSOFT.MINIFS([.I$1:.I$1048576];[.F$1:.F$1048576];&quot;&lt;=&quot;&amp;[.F2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728" calcext:value-type="float">
            <text:p>616728</text:p>
          </table:table-cell>
          <table:table-cell office:value-type="float" office:value="373154" calcext:value-type="float">
            <text:p>373154</text:p>
          </table:table-cell>
          <table:table-cell office:value-type="float" office:value="146468" calcext:value-type="float">
            <text:p>146468</text:p>
          </table:table-cell>
          <table:table-cell office:value-type="float" office:value="585998" calcext:value-type="float">
            <text:p>585998</text:p>
          </table:table-cell>
          <table:table-cell office:value-type="float" office:value="203238" calcext:value-type="float">
            <text:p>203238</text:p>
          </table:table-cell>
          <table:table-cell office:value-type="float" office:value="203241" calcext:value-type="float">
            <text:p>203241</text:p>
          </table:table-cell>
          <table:table-cell/>
          <table:table-cell table:formula="of:=SUM([.B22:.E22])" office:value-type="float" office:value="1722348" calcext:value-type="float">
            <text:p>1722348</text:p>
          </table:table-cell>
          <table:table-cell table:formula="of:=COM.MICROSOFT.MINIFS([.I$1:.I$1048576];[.F$1:.F$1048576];&quot;&lt;=&quot;&amp;[.F2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3256" calcext:value-type="float">
            <text:p>603256</text:p>
          </table:table-cell>
          <table:table-cell office:value-type="float" office:value="494197" calcext:value-type="float">
            <text:p>494197</text:p>
          </table:table-cell>
          <table:table-cell office:value-type="float" office:value="164864" calcext:value-type="float">
            <text:p>164864</text:p>
          </table:table-cell>
          <table:table-cell office:value-type="float" office:value="638694" calcext:value-type="float">
            <text:p>638694</text:p>
          </table:table-cell>
          <table:table-cell office:value-type="float" office:value="203242" calcext:value-type="float">
            <text:p>203242</text:p>
          </table:table-cell>
          <table:table-cell office:value-type="float" office:value="203244" calcext:value-type="float">
            <text:p>203244</text:p>
          </table:table-cell>
          <table:table-cell/>
          <table:table-cell table:formula="of:=SUM([.B23:.E23])" office:value-type="float" office:value="1901011" calcext:value-type="float">
            <text:p>1901011</text:p>
          </table:table-cell>
          <table:table-cell table:formula="of:=COM.MICROSOFT.MINIFS([.I$1:.I$1048576];[.F$1:.F$1048576];&quot;&lt;=&quot;&amp;[.F2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8932" calcext:value-type="float">
            <text:p>598932</text:p>
          </table:table-cell>
          <table:table-cell office:value-type="float" office:value="391993" calcext:value-type="float">
            <text:p>391993</text:p>
          </table:table-cell>
          <table:table-cell office:value-type="float" office:value="157080" calcext:value-type="float">
            <text:p>157080</text:p>
          </table:table-cell>
          <table:table-cell office:value-type="float" office:value="595882" calcext:value-type="float">
            <text:p>595882</text:p>
          </table:table-cell>
          <table:table-cell office:value-type="float" office:value="203245" calcext:value-type="float">
            <text:p>203245</text:p>
          </table:table-cell>
          <table:table-cell office:value-type="float" office:value="203247" calcext:value-type="float">
            <text:p>203247</text:p>
          </table:table-cell>
          <table:table-cell/>
          <table:table-cell table:formula="of:=SUM([.B24:.E24])" office:value-type="float" office:value="1743887" calcext:value-type="float">
            <text:p>1743887</text:p>
          </table:table-cell>
          <table:table-cell table:formula="of:=COM.MICROSOFT.MINIFS([.I$1:.I$1048576];[.F$1:.F$1048576];&quot;&lt;=&quot;&amp;[.F2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992" calcext:value-type="float">
            <text:p>613992</text:p>
          </table:table-cell>
          <table:table-cell office:value-type="float" office:value="387435" calcext:value-type="float">
            <text:p>387435</text:p>
          </table:table-cell>
          <table:table-cell office:value-type="float" office:value="164373" calcext:value-type="float">
            <text:p>164373</text:p>
          </table:table-cell>
          <table:table-cell office:value-type="float" office:value="583828" calcext:value-type="float">
            <text:p>583828</text:p>
          </table:table-cell>
          <table:table-cell office:value-type="float" office:value="203248" calcext:value-type="float">
            <text:p>203248</text:p>
          </table:table-cell>
          <table:table-cell office:value-type="float" office:value="203250" calcext:value-type="float">
            <text:p>203250</text:p>
          </table:table-cell>
          <table:table-cell/>
          <table:table-cell table:formula="of:=SUM([.B25:.E25])" office:value-type="float" office:value="1749628" calcext:value-type="float">
            <text:p>1749628</text:p>
          </table:table-cell>
          <table:table-cell table:formula="of:=COM.MICROSOFT.MINIFS([.I$1:.I$1048576];[.F$1:.F$1048576];&quot;&lt;=&quot;&amp;[.F2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818" calcext:value-type="float">
            <text:p>624818</text:p>
          </table:table-cell>
          <table:table-cell office:value-type="float" office:value="385438" calcext:value-type="float">
            <text:p>385438</text:p>
          </table:table-cell>
          <table:table-cell office:value-type="float" office:value="145797" calcext:value-type="float">
            <text:p>145797</text:p>
          </table:table-cell>
          <table:table-cell office:value-type="float" office:value="578184" calcext:value-type="float">
            <text:p>578184</text:p>
          </table:table-cell>
          <table:table-cell office:value-type="float" office:value="203251" calcext:value-type="float">
            <text:p>203251</text:p>
          </table:table-cell>
          <table:table-cell office:value-type="float" office:value="203253" calcext:value-type="float">
            <text:p>203253</text:p>
          </table:table-cell>
          <table:table-cell/>
          <table:table-cell table:formula="of:=SUM([.B26:.E26])" office:value-type="float" office:value="1734237" calcext:value-type="float">
            <text:p>1734237</text:p>
          </table:table-cell>
          <table:table-cell table:formula="of:=COM.MICROSOFT.MINIFS([.I$1:.I$1048576];[.F$1:.F$1048576];&quot;&lt;=&quot;&amp;[.F2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5321" calcext:value-type="float">
            <text:p>585321</text:p>
          </table:table-cell>
          <table:table-cell office:value-type="float" office:value="354682" calcext:value-type="float">
            <text:p>354682</text:p>
          </table:table-cell>
          <table:table-cell office:value-type="float" office:value="145349" calcext:value-type="float">
            <text:p>145349</text:p>
          </table:table-cell>
          <table:table-cell office:value-type="float" office:value="595869" calcext:value-type="float">
            <text:p>595869</text:p>
          </table:table-cell>
          <table:table-cell office:value-type="float" office:value="203254" calcext:value-type="float">
            <text:p>203254</text:p>
          </table:table-cell>
          <table:table-cell office:value-type="float" office:value="203256" calcext:value-type="float">
            <text:p>203256</text:p>
          </table:table-cell>
          <table:table-cell/>
          <table:table-cell table:formula="of:=SUM([.B27:.E27])" office:value-type="float" office:value="1681221" calcext:value-type="float">
            <text:p>1681221</text:p>
          </table:table-cell>
          <table:table-cell table:formula="of:=COM.MICROSOFT.MINIFS([.I$1:.I$1048576];[.F$1:.F$1048576];&quot;&lt;=&quot;&amp;[.F2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141" calcext:value-type="float">
            <text:p>616141</text:p>
          </table:table-cell>
          <table:table-cell office:value-type="float" office:value="505896" calcext:value-type="float">
            <text:p>505896</text:p>
          </table:table-cell>
          <table:table-cell office:value-type="float" office:value="152706" calcext:value-type="float">
            <text:p>152706</text:p>
          </table:table-cell>
          <table:table-cell office:value-type="float" office:value="600210" calcext:value-type="float">
            <text:p>600210</text:p>
          </table:table-cell>
          <table:table-cell office:value-type="float" office:value="203257" calcext:value-type="float">
            <text:p>203257</text:p>
          </table:table-cell>
          <table:table-cell office:value-type="float" office:value="203259" calcext:value-type="float">
            <text:p>203259</text:p>
          </table:table-cell>
          <table:table-cell/>
          <table:table-cell table:formula="of:=SUM([.B28:.E28])" office:value-type="float" office:value="1874953" calcext:value-type="float">
            <text:p>1874953</text:p>
          </table:table-cell>
          <table:table-cell table:formula="of:=COM.MICROSOFT.MINIFS([.I$1:.I$1048576];[.F$1:.F$1048576];&quot;&lt;=&quot;&amp;[.F2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4910" calcext:value-type="float">
            <text:p>614910</text:p>
          </table:table-cell>
          <table:table-cell office:value-type="float" office:value="342684" calcext:value-type="float">
            <text:p>342684</text:p>
          </table:table-cell>
          <table:table-cell office:value-type="float" office:value="154364" calcext:value-type="float">
            <text:p>154364</text:p>
          </table:table-cell>
          <table:table-cell office:value-type="float" office:value="630850" calcext:value-type="float">
            <text:p>630850</text:p>
          </table:table-cell>
          <table:table-cell office:value-type="float" office:value="203260" calcext:value-type="float">
            <text:p>203260</text:p>
          </table:table-cell>
          <table:table-cell office:value-type="float" office:value="203262" calcext:value-type="float">
            <text:p>203262</text:p>
          </table:table-cell>
          <table:table-cell/>
          <table:table-cell table:formula="of:=SUM([.B29:.E29])" office:value-type="float" office:value="1742808" calcext:value-type="float">
            <text:p>1742808</text:p>
          </table:table-cell>
          <table:table-cell table:formula="of:=COM.MICROSOFT.MINIFS([.I$1:.I$1048576];[.F$1:.F$1048576];&quot;&lt;=&quot;&amp;[.F2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7051" calcext:value-type="float">
            <text:p>567051</text:p>
          </table:table-cell>
          <table:table-cell office:value-type="float" office:value="489427" calcext:value-type="float">
            <text:p>489427</text:p>
          </table:table-cell>
          <table:table-cell office:value-type="float" office:value="164060" calcext:value-type="float">
            <text:p>164060</text:p>
          </table:table-cell>
          <table:table-cell office:value-type="float" office:value="636720" calcext:value-type="float">
            <text:p>636720</text:p>
          </table:table-cell>
          <table:table-cell office:value-type="float" office:value="203263" calcext:value-type="float">
            <text:p>203263</text:p>
          </table:table-cell>
          <table:table-cell office:value-type="float" office:value="203265" calcext:value-type="float">
            <text:p>203265</text:p>
          </table:table-cell>
          <table:table-cell/>
          <table:table-cell table:formula="of:=SUM([.B30:.E30])" office:value-type="float" office:value="1857258" calcext:value-type="float">
            <text:p>1857258</text:p>
          </table:table-cell>
          <table:table-cell table:formula="of:=COM.MICROSOFT.MINIFS([.I$1:.I$1048576];[.F$1:.F$1048576];&quot;&lt;=&quot;&amp;[.F3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010" calcext:value-type="float">
            <text:p>641010</text:p>
          </table:table-cell>
          <table:table-cell office:value-type="float" office:value="281760" calcext:value-type="float">
            <text:p>281760</text:p>
          </table:table-cell>
          <table:table-cell office:value-type="float" office:value="128461" calcext:value-type="float">
            <text:p>128461</text:p>
          </table:table-cell>
          <table:table-cell office:value-type="float" office:value="598250" calcext:value-type="float">
            <text:p>598250</text:p>
          </table:table-cell>
          <table:table-cell office:value-type="float" office:value="203266" calcext:value-type="float">
            <text:p>203266</text:p>
          </table:table-cell>
          <table:table-cell office:value-type="float" office:value="203268" calcext:value-type="float">
            <text:p>203268</text:p>
          </table:table-cell>
          <table:table-cell/>
          <table:table-cell table:formula="of:=SUM([.B31:.E31])" office:value-type="float" office:value="1649481" calcext:value-type="float">
            <text:p>1649481</text:p>
          </table:table-cell>
          <table:table-cell table:formula="of:=COM.MICROSOFT.MINIFS([.I$1:.I$1048576];[.F$1:.F$1048576];&quot;&lt;=&quot;&amp;[.F3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7393" calcext:value-type="float">
            <text:p>647393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2335" calcext:value-type="float">
            <text:p>142335</text:p>
          </table:table-cell>
          <table:table-cell office:value-type="float" office:value="607855" calcext:value-type="float">
            <text:p>607855</text:p>
          </table:table-cell>
          <table:table-cell office:value-type="float" office:value="203269" calcext:value-type="float">
            <text:p>203269</text:p>
          </table:table-cell>
          <table:table-cell office:value-type="float" office:value="203271" calcext:value-type="float">
            <text:p>203271</text:p>
          </table:table-cell>
          <table:table-cell/>
          <table:table-cell table:formula="of:=SUM([.B32:.E32])" office:value-type="float" office:value="1667858" calcext:value-type="float">
            <text:p>1667858</text:p>
          </table:table-cell>
          <table:table-cell table:formula="of:=COM.MICROSOFT.MINIFS([.I$1:.I$1048576];[.F$1:.F$1048576];&quot;&lt;=&quot;&amp;[.F3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45994" calcext:value-type="float">
            <text:p>545994</text:p>
          </table:table-cell>
          <table:table-cell office:value-type="float" office:value="473212" calcext:value-type="float">
            <text:p>473212</text:p>
          </table:table-cell>
          <table:table-cell office:value-type="float" office:value="167199" calcext:value-type="float">
            <text:p>167199</text:p>
          </table:table-cell>
          <table:table-cell office:value-type="float" office:value="613455" calcext:value-type="float">
            <text:p>613455</text:p>
          </table:table-cell>
          <table:table-cell office:value-type="float" office:value="203272" calcext:value-type="float">
            <text:p>203272</text:p>
          </table:table-cell>
          <table:table-cell office:value-type="float" office:value="203274" calcext:value-type="float">
            <text:p>203274</text:p>
          </table:table-cell>
          <table:table-cell/>
          <table:table-cell table:formula="of:=SUM([.B33:.E33])" office:value-type="float" office:value="1799860" calcext:value-type="float">
            <text:p>1799860</text:p>
          </table:table-cell>
          <table:table-cell table:formula="of:=COM.MICROSOFT.MINIFS([.I$1:.I$1048576];[.F$1:.F$1048576];&quot;&lt;=&quot;&amp;[.F3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76384" calcext:value-type="float">
            <text:p>576384</text:p>
          </table:table-cell>
          <table:table-cell office:value-type="float" office:value="521785" calcext:value-type="float">
            <text:p>521785</text:p>
          </table:table-cell>
          <table:table-cell office:value-type="float" office:value="158432" calcext:value-type="float">
            <text:p>158432</text:p>
          </table:table-cell>
          <table:table-cell office:value-type="float" office:value="601319" calcext:value-type="float">
            <text:p>601319</text:p>
          </table:table-cell>
          <table:table-cell office:value-type="float" office:value="203275" calcext:value-type="float">
            <text:p>203275</text:p>
          </table:table-cell>
          <table:table-cell office:value-type="float" office:value="203277" calcext:value-type="float">
            <text:p>203277</text:p>
          </table:table-cell>
          <table:table-cell/>
          <table:table-cell table:formula="of:=SUM([.B34:.E34])" office:value-type="float" office:value="1857920" calcext:value-type="float">
            <text:p>1857920</text:p>
          </table:table-cell>
          <table:table-cell table:formula="of:=COM.MICROSOFT.MINIFS([.I$1:.I$1048576];[.F$1:.F$1048576];&quot;&lt;=&quot;&amp;[.F3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221" calcext:value-type="float">
            <text:p>624221</text:p>
          </table:table-cell>
          <table:table-cell office:value-type="float" office:value="349939" calcext:value-type="float">
            <text:p>349939</text:p>
          </table:table-cell>
          <table:table-cell office:value-type="float" office:value="153617" calcext:value-type="float">
            <text:p>153617</text:p>
          </table:table-cell>
          <table:table-cell office:value-type="float" office:value="616849" calcext:value-type="float">
            <text:p>616849</text:p>
          </table:table-cell>
          <table:table-cell office:value-type="float" office:value="203278" calcext:value-type="float">
            <text:p>203278</text:p>
          </table:table-cell>
          <table:table-cell office:value-type="float" office:value="203280" calcext:value-type="float">
            <text:p>203280</text:p>
          </table:table-cell>
          <table:table-cell/>
          <table:table-cell table:formula="of:=SUM([.B35:.E35])" office:value-type="float" office:value="1744626" calcext:value-type="float">
            <text:p>1744626</text:p>
          </table:table-cell>
          <table:table-cell table:formula="of:=COM.MICROSOFT.MINIFS([.I$1:.I$1048576];[.F$1:.F$1048576];&quot;&lt;=&quot;&amp;[.F3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416" calcext:value-type="float">
            <text:p>624416</text:p>
          </table:table-cell>
          <table:table-cell office:value-type="float" office:value="383103" calcext:value-type="float">
            <text:p>383103</text:p>
          </table:table-cell>
          <table:table-cell office:value-type="float" office:value="153026" calcext:value-type="float">
            <text:p>153026</text:p>
          </table:table-cell>
          <table:table-cell office:value-type="float" office:value="578741" calcext:value-type="float">
            <text:p>578741</text:p>
          </table:table-cell>
          <table:table-cell office:value-type="float" office:value="203281" calcext:value-type="float">
            <text:p>203281</text:p>
          </table:table-cell>
          <table:table-cell office:value-type="float" office:value="203283" calcext:value-type="float">
            <text:p>203283</text:p>
          </table:table-cell>
          <table:table-cell/>
          <table:table-cell table:formula="of:=SUM([.B36:.E36])" office:value-type="float" office:value="1739286" calcext:value-type="float">
            <text:p>1739286</text:p>
          </table:table-cell>
          <table:table-cell table:formula="of:=COM.MICROSOFT.MINIFS([.I$1:.I$1048576];[.F$1:.F$1048576];&quot;&lt;=&quot;&amp;[.F3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170" calcext:value-type="float">
            <text:p>661170</text:p>
          </table:table-cell>
          <table:table-cell office:value-type="float" office:value="331699" calcext:value-type="float">
            <text:p>331699</text:p>
          </table:table-cell>
          <table:table-cell office:value-type="float" office:value="164088" calcext:value-type="float">
            <text:p>164088</text:p>
          </table:table-cell>
          <table:table-cell office:value-type="float" office:value="648165" calcext:value-type="float">
            <text:p>648165</text:p>
          </table:table-cell>
          <table:table-cell office:value-type="float" office:value="203284" calcext:value-type="float">
            <text:p>203284</text:p>
          </table:table-cell>
          <table:table-cell office:value-type="float" office:value="203286" calcext:value-type="float">
            <text:p>203286</text:p>
          </table:table-cell>
          <table:table-cell/>
          <table:table-cell table:formula="of:=SUM([.B37:.E37])" office:value-type="float" office:value="1805122" calcext:value-type="float">
            <text:p>1805122</text:p>
          </table:table-cell>
          <table:table-cell table:formula="of:=COM.MICROSOFT.MINIFS([.I$1:.I$1048576];[.F$1:.F$1048576];&quot;&lt;=&quot;&amp;[.F3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809" calcext:value-type="float">
            <text:p>621809</text:p>
          </table:table-cell>
          <table:table-cell office:value-type="float" office:value="351141" calcext:value-type="float">
            <text:p>351141</text:p>
          </table:table-cell>
          <table:table-cell office:value-type="float" office:value="140849" calcext:value-type="float">
            <text:p>140849</text:p>
          </table:table-cell>
          <table:table-cell office:value-type="float" office:value="582978" calcext:value-type="float">
            <text:p>582978</text:p>
          </table:table-cell>
          <table:table-cell office:value-type="float" office:value="203287" calcext:value-type="float">
            <text:p>203287</text:p>
          </table:table-cell>
          <table:table-cell office:value-type="float" office:value="203289" calcext:value-type="float">
            <text:p>203289</text:p>
          </table:table-cell>
          <table:table-cell/>
          <table:table-cell table:formula="of:=SUM([.B38:.E38])" office:value-type="float" office:value="1696777" calcext:value-type="float">
            <text:p>1696777</text:p>
          </table:table-cell>
          <table:table-cell table:formula="of:=COM.MICROSOFT.MINIFS([.I$1:.I$1048576];[.F$1:.F$1048576];&quot;&lt;=&quot;&amp;[.F3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7921" calcext:value-type="float">
            <text:p>597921</text:p>
          </table:table-cell>
          <table:table-cell office:value-type="float" office:value="408566" calcext:value-type="float">
            <text:p>408566</text:p>
          </table:table-cell>
          <table:table-cell office:value-type="float" office:value="145391" calcext:value-type="float">
            <text:p>145391</text:p>
          </table:table-cell>
          <table:table-cell office:value-type="float" office:value="607863" calcext:value-type="float">
            <text:p>607863</text:p>
          </table:table-cell>
          <table:table-cell office:value-type="float" office:value="203290" calcext:value-type="float">
            <text:p>203290</text:p>
          </table:table-cell>
          <table:table-cell office:value-type="float" office:value="203292" calcext:value-type="float">
            <text:p>203292</text:p>
          </table:table-cell>
          <table:table-cell/>
          <table:table-cell table:formula="of:=SUM([.B39:.E39])" office:value-type="float" office:value="1759741" calcext:value-type="float">
            <text:p>1759741</text:p>
          </table:table-cell>
          <table:table-cell table:formula="of:=COM.MICROSOFT.MINIFS([.I$1:.I$1048576];[.F$1:.F$1048576];&quot;&lt;=&quot;&amp;[.F3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88690" calcext:value-type="float">
            <text:p>688690</text:p>
          </table:table-cell>
          <table:table-cell office:value-type="float" office:value="374021" calcext:value-type="float">
            <text:p>374021</text:p>
          </table:table-cell>
          <table:table-cell office:value-type="float" office:value="158337" calcext:value-type="float">
            <text:p>158337</text:p>
          </table:table-cell>
          <table:table-cell office:value-type="float" office:value="659070" calcext:value-type="float">
            <text:p>659070</text:p>
          </table:table-cell>
          <table:table-cell office:value-type="float" office:value="203293" calcext:value-type="float">
            <text:p>203293</text:p>
          </table:table-cell>
          <table:table-cell office:value-type="float" office:value="203295" calcext:value-type="float">
            <text:p>203295</text:p>
          </table:table-cell>
          <table:table-cell/>
          <table:table-cell table:formula="of:=SUM([.B40:.E40])" office:value-type="float" office:value="1880118" calcext:value-type="float">
            <text:p>1880118</text:p>
          </table:table-cell>
          <table:table-cell table:formula="of:=COM.MICROSOFT.MINIFS([.I$1:.I$1048576];[.F$1:.F$1048576];&quot;&lt;=&quot;&amp;[.F4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044" calcext:value-type="float">
            <text:p>624044</text:p>
          </table:table-cell>
          <table:table-cell office:value-type="float" office:value="371810" calcext:value-type="float">
            <text:p>371810</text:p>
          </table:table-cell>
          <table:table-cell office:value-type="float" office:value="147257" calcext:value-type="float">
            <text:p>147257</text:p>
          </table:table-cell>
          <table:table-cell office:value-type="float" office:value="600701" calcext:value-type="float">
            <text:p>600701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298" calcext:value-type="float">
            <text:p>203298</text:p>
          </table:table-cell>
          <table:table-cell/>
          <table:table-cell table:formula="of:=SUM([.B41:.E41])" office:value-type="float" office:value="1743812" calcext:value-type="float">
            <text:p>1743812</text:p>
          </table:table-cell>
          <table:table-cell table:formula="of:=COM.MICROSOFT.MINIFS([.I$1:.I$1048576];[.F$1:.F$1048576];&quot;&lt;=&quot;&amp;[.F4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49" calcext:value-type="float">
            <text:p>646649</text:p>
          </table:table-cell>
          <table:table-cell office:value-type="float" office:value="349065" calcext:value-type="float">
            <text:p>349065</text:p>
          </table:table-cell>
          <table:table-cell office:value-type="float" office:value="151212" calcext:value-type="float">
            <text:p>151212</text:p>
          </table:table-cell>
          <table:table-cell office:value-type="float" office:value="616660" calcext:value-type="float">
            <text:p>616660</text:p>
          </table:table-cell>
          <table:table-cell office:value-type="float" office:value="203299" calcext:value-type="float">
            <text:p>203299</text:p>
          </table:table-cell>
          <table:table-cell office:value-type="float" office:value="203301" calcext:value-type="float">
            <text:p>203301</text:p>
          </table:table-cell>
          <table:table-cell/>
          <table:table-cell table:formula="of:=SUM([.B42:.E42])" office:value-type="float" office:value="1763586" calcext:value-type="float">
            <text:p>1763586</text:p>
          </table:table-cell>
          <table:table-cell table:formula="of:=COM.MICROSOFT.MINIFS([.I$1:.I$1048576];[.F$1:.F$1048576];&quot;&lt;=&quot;&amp;[.F4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078" calcext:value-type="float">
            <text:p>593078</text:p>
          </table:table-cell>
          <table:table-cell office:value-type="float" office:value="479743" calcext:value-type="float">
            <text:p>479743</text:p>
          </table:table-cell>
          <table:table-cell office:value-type="float" office:value="157147" calcext:value-type="float">
            <text:p>157147</text:p>
          </table:table-cell>
          <table:table-cell office:value-type="float" office:value="614505" calcext:value-type="float">
            <text:p>614505</text:p>
          </table:table-cell>
          <table:table-cell office:value-type="float" office:value="203302" calcext:value-type="float">
            <text:p>20330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SUM([.B43:.E43])" office:value-type="float" office:value="1844473" calcext:value-type="float">
            <text:p>1844473</text:p>
          </table:table-cell>
          <table:table-cell table:formula="of:=COM.MICROSOFT.MINIFS([.I$1:.I$1048576];[.F$1:.F$1048576];&quot;&lt;=&quot;&amp;[.F4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516" calcext:value-type="float">
            <text:p>656516</text:p>
          </table:table-cell>
          <table:table-cell office:value-type="float" office:value="242036" calcext:value-type="float">
            <text:p>242036</text:p>
          </table:table-cell>
          <table:table-cell office:value-type="float" office:value="150860" calcext:value-type="float">
            <text:p>150860</text:p>
          </table:table-cell>
          <table:table-cell office:value-type="float" office:value="604950" calcext:value-type="float">
            <text:p>604950</text:p>
          </table:table-cell>
          <table:table-cell office:value-type="float" office:value="203305" calcext:value-type="float">
            <text:p>203305</text:p>
          </table:table-cell>
          <table:table-cell office:value-type="float" office:value="203307" calcext:value-type="float">
            <text:p>203307</text:p>
          </table:table-cell>
          <table:table-cell/>
          <table:table-cell table:formula="of:=SUM([.B44:.E44])" office:value-type="float" office:value="1654362" calcext:value-type="float">
            <text:p>1654362</text:p>
          </table:table-cell>
          <table:table-cell table:formula="of:=COM.MICROSOFT.MINIFS([.I$1:.I$1048576];[.F$1:.F$1048576];&quot;&lt;=&quot;&amp;[.F4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109" calcext:value-type="float">
            <text:p>612109</text:p>
          </table:table-cell>
          <table:table-cell office:value-type="float" office:value="396251" calcext:value-type="float">
            <text:p>396251</text:p>
          </table:table-cell>
          <table:table-cell office:value-type="float" office:value="156331" calcext:value-type="float">
            <text:p>156331</text:p>
          </table:table-cell>
          <table:table-cell office:value-type="float" office:value="559367" calcext:value-type="float">
            <text:p>559367</text:p>
          </table:table-cell>
          <table:table-cell office:value-type="float" office:value="203308" calcext:value-type="float">
            <text:p>203308</text:p>
          </table:table-cell>
          <table:table-cell office:value-type="float" office:value="203310" calcext:value-type="float">
            <text:p>203310</text:p>
          </table:table-cell>
          <table:table-cell/>
          <table:table-cell table:formula="of:=SUM([.B45:.E45])" office:value-type="float" office:value="1724058" calcext:value-type="float">
            <text:p>1724058</text:p>
          </table:table-cell>
          <table:table-cell table:formula="of:=COM.MICROSOFT.MINIFS([.I$1:.I$1048576];[.F$1:.F$1048576];&quot;&lt;=&quot;&amp;[.F4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199" calcext:value-type="float">
            <text:p>601199</text:p>
          </table:table-cell>
          <table:table-cell office:value-type="float" office:value="370883" calcext:value-type="float">
            <text:p>370883</text:p>
          </table:table-cell>
          <table:table-cell office:value-type="float" office:value="148446" calcext:value-type="float">
            <text:p>148446</text:p>
          </table:table-cell>
          <table:table-cell office:value-type="float" office:value="579238" calcext:value-type="float">
            <text:p>579238</text:p>
          </table:table-cell>
          <table:table-cell office:value-type="float" office:value="203311" calcext:value-type="float">
            <text:p>203311</text:p>
          </table:table-cell>
          <table:table-cell office:value-type="float" office:value="203313" calcext:value-type="float">
            <text:p>203313</text:p>
          </table:table-cell>
          <table:table-cell/>
          <table:table-cell table:formula="of:=SUM([.B46:.E46])" office:value-type="float" office:value="1699766" calcext:value-type="float">
            <text:p>1699766</text:p>
          </table:table-cell>
          <table:table-cell table:formula="of:=COM.MICROSOFT.MINIFS([.I$1:.I$1048576];[.F$1:.F$1048576];&quot;&lt;=&quot;&amp;[.F4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711772" calcext:value-type="float">
            <text:p>711772</text:p>
          </table:table-cell>
          <table:table-cell office:value-type="float" office:value="362256" calcext:value-type="float">
            <text:p>362256</text:p>
          </table:table-cell>
          <table:table-cell office:value-type="float" office:value="153895" calcext:value-type="float">
            <text:p>153895</text:p>
          </table:table-cell>
          <table:table-cell office:value-type="float" office:value="634129" calcext:value-type="float">
            <text:p>634129</text:p>
          </table:table-cell>
          <table:table-cell office:value-type="float" office:value="203314" calcext:value-type="float">
            <text:p>203314</text:p>
          </table:table-cell>
          <table:table-cell office:value-type="float" office:value="203316" calcext:value-type="float">
            <text:p>203316</text:p>
          </table:table-cell>
          <table:table-cell/>
          <table:table-cell table:formula="of:=SUM([.B47:.E47])" office:value-type="float" office:value="1862052" calcext:value-type="float">
            <text:p>1862052</text:p>
          </table:table-cell>
          <table:table-cell table:formula="of:=COM.MICROSOFT.MINIFS([.I$1:.I$1048576];[.F$1:.F$1048576];&quot;&lt;=&quot;&amp;[.F4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9273" calcext:value-type="float">
            <text:p>629273</text:p>
          </table:table-cell>
          <table:table-cell office:value-type="float" office:value="405327" calcext:value-type="float">
            <text:p>405327</text:p>
          </table:table-cell>
          <table:table-cell office:value-type="float" office:value="172881" calcext:value-type="float">
            <text:p>172881</text:p>
          </table:table-cell>
          <table:table-cell office:value-type="float" office:value="610723" calcext:value-type="float">
            <text:p>610723</text:p>
          </table:table-cell>
          <table:table-cell office:value-type="float" office:value="203317" calcext:value-type="float">
            <text:p>203317</text:p>
          </table:table-cell>
          <table:table-cell office:value-type="float" office:value="203319" calcext:value-type="float">
            <text:p>203319</text:p>
          </table:table-cell>
          <table:table-cell/>
          <table:table-cell table:formula="of:=SUM([.B48:.E48])" office:value-type="float" office:value="1818204" calcext:value-type="float">
            <text:p>1818204</text:p>
          </table:table-cell>
          <table:table-cell table:formula="of:=COM.MICROSOFT.MINIFS([.I$1:.I$1048576];[.F$1:.F$1048576];&quot;&lt;=&quot;&amp;[.F4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3080" calcext:value-type="float">
            <text:p>633080</text:p>
          </table:table-cell>
          <table:table-cell office:value-type="float" office:value="416838" calcext:value-type="float">
            <text:p>416838</text:p>
          </table:table-cell>
          <table:table-cell office:value-type="float" office:value="152179" calcext:value-type="float">
            <text:p>152179</text:p>
          </table:table-cell>
          <table:table-cell office:value-type="float" office:value="585111" calcext:value-type="float">
            <text:p>585111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3322" calcext:value-type="float">
            <text:p>203322</text:p>
          </table:table-cell>
          <table:table-cell/>
          <table:table-cell table:formula="of:=SUM([.B49:.E49])" office:value-type="float" office:value="1787208" calcext:value-type="float">
            <text:p>1787208</text:p>
          </table:table-cell>
          <table:table-cell table:formula="of:=COM.MICROSOFT.MINIFS([.I$1:.I$1048576];[.F$1:.F$1048576];&quot;&lt;=&quot;&amp;[.F4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358" calcext:value-type="float">
            <text:p>628358</text:p>
          </table:table-cell>
          <table:table-cell office:value-type="float" office:value="526882" calcext:value-type="float">
            <text:p>526882</text:p>
          </table:table-cell>
          <table:table-cell office:value-type="float" office:value="160909" calcext:value-type="float">
            <text:p>160909</text:p>
          </table:table-cell>
          <table:table-cell office:value-type="float" office:value="646309" calcext:value-type="float">
            <text:p>646309</text:p>
          </table:table-cell>
          <table:table-cell office:value-type="float" office:value="203323" calcext:value-type="float">
            <text:p>203323</text:p>
          </table:table-cell>
          <table:table-cell office:value-type="float" office:value="203325" calcext:value-type="float">
            <text:p>203325</text:p>
          </table:table-cell>
          <table:table-cell/>
          <table:table-cell table:formula="of:=SUM([.B50:.E50])" office:value-type="float" office:value="1962458" calcext:value-type="float">
            <text:p>1962458</text:p>
          </table:table-cell>
          <table:table-cell table:formula="of:=COM.MICROSOFT.MINIFS([.I$1:.I$1048576];[.F$1:.F$1048576];&quot;&lt;=&quot;&amp;[.F5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35" calcext:value-type="float">
            <text:p>612735</text:p>
          </table:table-cell>
          <table:table-cell office:value-type="float" office:value="406297" calcext:value-type="float">
            <text:p>406297</text:p>
          </table:table-cell>
          <table:table-cell office:value-type="float" office:value="149551" calcext:value-type="float">
            <text:p>149551</text:p>
          </table:table-cell>
          <table:table-cell office:value-type="float" office:value="591274" calcext:value-type="float">
            <text:p>591274</text:p>
          </table:table-cell>
          <table:table-cell office:value-type="float" office:value="203326" calcext:value-type="float">
            <text:p>203326</text:p>
          </table:table-cell>
          <table:table-cell office:value-type="float" office:value="203328" calcext:value-type="float">
            <text:p>203328</text:p>
          </table:table-cell>
          <table:table-cell/>
          <table:table-cell table:formula="of:=SUM([.B51:.E51])" office:value-type="float" office:value="1759857" calcext:value-type="float">
            <text:p>1759857</text:p>
          </table:table-cell>
          <table:table-cell table:formula="of:=COM.MICROSOFT.MINIFS([.I$1:.I$1048576];[.F$1:.F$1048576];&quot;&lt;=&quot;&amp;[.F5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office:value-type="float" office:value="203329" calcext:value-type="float">
            <text:p>203329</text:p>
          </table:table-cell>
          <table:table-cell office:value-type="float" office:value="203331" calcext:value-type="float">
            <text:p>203331</text:p>
          </table:table-cell>
          <table:table-cell/>
          <table:table-cell table:formula="of:=SUM([.B52:.E52])" office:value-type="float" office:value="1806425" calcext:value-type="float">
            <text:p>1806425</text:p>
          </table:table-cell>
          <table:table-cell table:formula="of:=COM.MICROSOFT.MINIFS([.I$1:.I$1048576];[.F$1:.F$1048576];&quot;&lt;=&quot;&amp;[.F5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office:value-type="float" office:value="203332" calcext:value-type="float">
            <text:p>203332</text:p>
          </table:table-cell>
          <table:table-cell office:value-type="float" office:value="203334" calcext:value-type="float">
            <text:p>203334</text:p>
          </table:table-cell>
          <table:table-cell/>
          <table:table-cell table:formula="of:=SUM([.B53:.E53])" office:value-type="float" office:value="1822623" calcext:value-type="float">
            <text:p>1822623</text:p>
          </table:table-cell>
          <table:table-cell table:formula="of:=COM.MICROSOFT.MINIFS([.I$1:.I$1048576];[.F$1:.F$1048576];&quot;&lt;=&quot;&amp;[.F5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office:value-type="float" office:value="203335" calcext:value-type="float">
            <text:p>203335</text:p>
          </table:table-cell>
          <table:table-cell office:value-type="float" office:value="203337" calcext:value-type="float">
            <text:p>203337</text:p>
          </table:table-cell>
          <table:table-cell/>
          <table:table-cell table:formula="of:=SUM([.B54:.E54])" office:value-type="float" office:value="1818810" calcext:value-type="float">
            <text:p>1818810</text:p>
          </table:table-cell>
          <table:table-cell table:formula="of:=COM.MICROSOFT.MINIFS([.I$1:.I$1048576];[.F$1:.F$1048576];&quot;&lt;=&quot;&amp;[.F5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office:value-type="float" office:value="203338" calcext:value-type="float">
            <text:p>203338</text:p>
          </table:table-cell>
          <table:table-cell office:value-type="float" office:value="203340" calcext:value-type="float">
            <text:p>203340</text:p>
          </table:table-cell>
          <table:table-cell/>
          <table:table-cell table:formula="of:=SUM([.B55:.E55])" office:value-type="float" office:value="1824970" calcext:value-type="float">
            <text:p>1824970</text:p>
          </table:table-cell>
          <table:table-cell table:formula="of:=COM.MICROSOFT.MINIFS([.I$1:.I$1048576];[.F$1:.F$1048576];&quot;&lt;=&quot;&amp;[.F5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office:value-type="float" office:value="203341" calcext:value-type="float">
            <text:p>203341</text:p>
          </table:table-cell>
          <table:table-cell office:value-type="float" office:value="203343" calcext:value-type="float">
            <text:p>203343</text:p>
          </table:table-cell>
          <table:table-cell/>
          <table:table-cell table:formula="of:=SUM([.B56:.E56])" office:value-type="float" office:value="1838175" calcext:value-type="float">
            <text:p>1838175</text:p>
          </table:table-cell>
          <table:table-cell table:formula="of:=COM.MICROSOFT.MINIFS([.I$1:.I$1048576];[.F$1:.F$1048576];&quot;&lt;=&quot;&amp;[.F5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office:value-type="float" office:value="203344" calcext:value-type="float">
            <text:p>203344</text:p>
          </table:table-cell>
          <table:table-cell office:value-type="float" office:value="203346" calcext:value-type="float">
            <text:p>203346</text:p>
          </table:table-cell>
          <table:table-cell/>
          <table:table-cell table:formula="of:=SUM([.B57:.E57])" office:value-type="float" office:value="1734519" calcext:value-type="float">
            <text:p>1734519</text:p>
          </table:table-cell>
          <table:table-cell table:formula="of:=COM.MICROSOFT.MINIFS([.I$1:.I$1048576];[.F$1:.F$1048576];&quot;&lt;=&quot;&amp;[.F5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office:value-type="float" office:value="203347" calcext:value-type="float">
            <text:p>203347</text:p>
          </table:table-cell>
          <table:table-cell office:value-type="float" office:value="203349" calcext:value-type="float">
            <text:p>203349</text:p>
          </table:table-cell>
          <table:table-cell/>
          <table:table-cell table:formula="of:=SUM([.B58:.E58])" office:value-type="float" office:value="1736845" calcext:value-type="float">
            <text:p>1736845</text:p>
          </table:table-cell>
          <table:table-cell table:formula="of:=COM.MICROSOFT.MINIFS([.I$1:.I$1048576];[.F$1:.F$1048576];&quot;&lt;=&quot;&amp;[.F5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office:value-type="float" office:value="203350" calcext:value-type="float">
            <text:p>203350</text:p>
          </table:table-cell>
          <table:table-cell office:value-type="float" office:value="203352" calcext:value-type="float">
            <text:p>203352</text:p>
          </table:table-cell>
          <table:table-cell/>
          <table:table-cell table:formula="of:=SUM([.B59:.E59])" office:value-type="float" office:value="1692547" calcext:value-type="float">
            <text:p>1692547</text:p>
          </table:table-cell>
          <table:table-cell table:formula="of:=COM.MICROSOFT.MINIFS([.I$1:.I$1048576];[.F$1:.F$1048576];&quot;&lt;=&quot;&amp;[.F5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office:value-type="float" office:value="203353" calcext:value-type="float">
            <text:p>203353</text:p>
          </table:table-cell>
          <table:table-cell office:value-type="float" office:value="203355" calcext:value-type="float">
            <text:p>203355</text:p>
          </table:table-cell>
          <table:table-cell/>
          <table:table-cell table:formula="of:=SUM([.B60:.E60])" office:value-type="float" office:value="1681230" calcext:value-type="float">
            <text:p>1681230</text:p>
          </table:table-cell>
          <table:table-cell table:formula="of:=COM.MICROSOFT.MINIFS([.I$1:.I$1048576];[.F$1:.F$1048576];&quot;&lt;=&quot;&amp;[.F6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office:value-type="float" office:value="203356" calcext:value-type="float">
            <text:p>203356</text:p>
          </table:table-cell>
          <table:table-cell office:value-type="float" office:value="203358" calcext:value-type="float">
            <text:p>203358</text:p>
          </table:table-cell>
          <table:table-cell/>
          <table:table-cell table:formula="of:=SUM([.B61:.E61])" office:value-type="float" office:value="1926275" calcext:value-type="float">
            <text:p>1926275</text:p>
          </table:table-cell>
          <table:table-cell table:formula="of:=COM.MICROSOFT.MINIFS([.I$1:.I$1048576];[.F$1:.F$1048576];&quot;&lt;=&quot;&amp;[.F6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office:value-type="float" office:value="203359" calcext:value-type="float">
            <text:p>203359</text:p>
          </table:table-cell>
          <table:table-cell office:value-type="float" office:value="215670" calcext:value-type="float">
            <text:p>215670</text:p>
          </table:table-cell>
          <table:table-cell/>
          <table:table-cell table:formula="of:=SUM([.B62:.E62])" office:value-type="float" office:value="1653219" calcext:value-type="float">
            <text:p>1653219</text:p>
          </table:table-cell>
          <table:table-cell table:formula="of:=COM.MICROSOFT.MINIFS([.I$1:.I$1048576];[.F$1:.F$1048576];&quot;&lt;=&quot;&amp;[.F6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office:value-type="float" office:value="215671" calcext:value-type="float">
            <text:p>215671</text:p>
          </table:table-cell>
          <table:table-cell office:value-type="float" office:value="220380" calcext:value-type="float">
            <text:p>220380</text:p>
          </table:table-cell>
          <table:table-cell/>
          <table:table-cell table:formula="of:=SUM([.B63:.E63])" office:value-type="float" office:value="1649478" calcext:value-type="float">
            <text:p>1649478</text:p>
          </table:table-cell>
          <table:table-cell table:formula="of:=COM.MICROSOFT.MINIFS([.I$1:.I$1048576];[.F$1:.F$1048576];&quot;&lt;=&quot;&amp;[.F6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4994" calcext:value-type="float">
            <text:p>224994</text:p>
          </table:table-cell>
          <table:table-cell/>
          <table:table-cell table:formula="of:=SUM([.B64:.E64])" office:value-type="float" office:value="1724583" calcext:value-type="float">
            <text:p>1724583</text:p>
          </table:table-cell>
          <table:table-cell table:formula="of:=COM.MICROSOFT.MINIFS([.I$1:.I$1048576];[.F$1:.F$1048576];&quot;&lt;=&quot;&amp;[.F6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office:value-type="float" office:value="224995" calcext:value-type="float">
            <text:p>224995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SUM([.B65:.E65])" office:value-type="float" office:value="1643042" calcext:value-type="float">
            <text:p>1643042</text:p>
          </table:table-cell>
          <table:table-cell table:formula="of:=COM.MICROSOFT.MINIFS([.I$1:.I$1048576];[.F$1:.F$1048576];&quot;&lt;=&quot;&amp;[.F65])" office:value-type="float" office:value="1571715" calcext:value-type="float">
            <text:p>1,571,715.00</text:p>
          </table:table-cell>
        </table:table-row>
      </table:table>
      <table:table table:name="P4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/>
          <table:table-cell table:formula="of:=SUM([.B1:.E1])" office:value-type="float" office:value="16413.22" calcext:value-type="float">
            <text:p>16413.22</text:p>
          </table:table-cell>
          <table:table-cell table:formula="of:=COM.MICROSOFT.MINIFS([.I$1:.I$1048576];[.F$1:.F$1048576];&quot;&lt;=&quot;&amp;[.F1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/>
          <table:table-cell table:formula="of:=SUM([.B2:.E2])" office:value-type="float" office:value="17043.05" calcext:value-type="float">
            <text:p>17043.05</text:p>
          </table:table-cell>
          <table:table-cell table:formula="of:=COM.MICROSOFT.MINIFS([.I$1:.I$1048576];[.F$1:.F$1048576];&quot;&lt;=&quot;&amp;[.F2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/>
          <table:table-cell table:formula="of:=SUM([.B3:.E3])" office:value-type="float" office:value="17764.58" calcext:value-type="float">
            <text:p>17764.58</text:p>
          </table:table-cell>
          <table:table-cell table:formula="of:=COM.MICROSOFT.MINIFS([.I$1:.I$1048576];[.F$1:.F$1048576];&quot;&lt;=&quot;&amp;[.F3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/>
          <table:table-cell table:formula="of:=SUM([.B4:.E4])" office:value-type="float" office:value="17449.13" calcext:value-type="float">
            <text:p>17449.13</text:p>
          </table:table-cell>
          <table:table-cell table:formula="of:=COM.MICROSOFT.MINIFS([.I$1:.I$1048576];[.F$1:.F$1048576];&quot;&lt;=&quot;&amp;[.F4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office:value-type="float" office:value="9229" calcext:value-type="float">
            <text:p>9229</text:p>
          </table:table-cell>
          <table:table-cell/>
          <table:table-cell table:formula="of:=SUM([.B5:.E5])" office:value-type="float" office:value="17765.114" calcext:value-type="float">
            <text:p>17765.114</text:p>
          </table:table-cell>
          <table:table-cell table:formula="of:=COM.MICROSOFT.MINIFS([.I$1:.I$1048576];[.F$1:.F$1048576];&quot;&lt;=&quot;&amp;[.F5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9232" calcext:value-type="float">
            <text:p>9232</text:p>
          </table:table-cell>
          <table:table-cell/>
          <table:table-cell table:formula="of:=SUM([.B6:.E6])" office:value-type="float" office:value="16995.82" calcext:value-type="float">
            <text:p>16995.82</text:p>
          </table:table-cell>
          <table:table-cell table:formula="of:=COM.MICROSOFT.MINIFS([.I$1:.I$1048576];[.F$1:.F$1048576];&quot;&lt;=&quot;&amp;[.F6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/>
          <table:table-cell table:formula="of:=SUM([.B7:.E7])" office:value-type="float" office:value="17789.521" calcext:value-type="float">
            <text:p>17789.521</text:p>
          </table:table-cell>
          <table:table-cell table:formula="of:=COM.MICROSOFT.MINIFS([.I$1:.I$1048576];[.F$1:.F$1048576];&quot;&lt;=&quot;&amp;[.F7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/>
          <table:table-cell table:formula="of:=SUM([.B8:.E8])" office:value-type="float" office:value="17548.34" calcext:value-type="float">
            <text:p>17548.34</text:p>
          </table:table-cell>
          <table:table-cell table:formula="of:=COM.MICROSOFT.MINIFS([.I$1:.I$1048576];[.F$1:.F$1048576];&quot;&lt;=&quot;&amp;[.F8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SUM([.B9:.E9])" office:value-type="float" office:value="17088.86" calcext:value-type="float">
            <text:p>17088.86</text:p>
          </table:table-cell>
          <table:table-cell table:formula="of:=COM.MICROSOFT.MINIFS([.I$1:.I$1048576];[.F$1:.F$1048576];&quot;&lt;=&quot;&amp;[.F9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SUM([.B10:.E10])" office:value-type="float" office:value="16330.705" calcext:value-type="float">
            <text:p>16330.705</text:p>
          </table:table-cell>
          <table:table-cell table:formula="of:=COM.MICROSOFT.MINIFS([.I$1:.I$1048576];[.F$1:.F$1048576];&quot;&lt;=&quot;&amp;[.F1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SUM([.B11:.E11])" office:value-type="float" office:value="17083.87" calcext:value-type="float">
            <text:p>17083.87</text:p>
          </table:table-cell>
          <table:table-cell table:formula="of:=COM.MICROSOFT.MINIFS([.I$1:.I$1048576];[.F$1:.F$1048576];&quot;&lt;=&quot;&amp;[.F1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SUM([.B12:.E12])" office:value-type="float" office:value="17807.32" calcext:value-type="float">
            <text:p>17807.32</text:p>
          </table:table-cell>
          <table:table-cell table:formula="of:=COM.MICROSOFT.MINIFS([.I$1:.I$1048576];[.F$1:.F$1048576];&quot;&lt;=&quot;&amp;[.F1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9249" calcext:value-type="float">
            <text:p>9249</text:p>
          </table:table-cell>
          <table:table-cell/>
          <table:table-cell table:formula="of:=SUM([.B13:.E13])" office:value-type="float" office:value="16532.566" calcext:value-type="float">
            <text:p>16532.566</text:p>
          </table:table-cell>
          <table:table-cell table:formula="of:=COM.MICROSOFT.MINIFS([.I$1:.I$1048576];[.F$1:.F$1048576];&quot;&lt;=&quot;&amp;[.F1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office:value-type="float" office:value="9252" calcext:value-type="float">
            <text:p>9252</text:p>
          </table:table-cell>
          <table:table-cell/>
          <table:table-cell table:formula="of:=SUM([.B14:.E14])" office:value-type="float" office:value="17239.775" calcext:value-type="float">
            <text:p>17239.775</text:p>
          </table:table-cell>
          <table:table-cell table:formula="of:=COM.MICROSOFT.MINIFS([.I$1:.I$1048576];[.F$1:.F$1048576];&quot;&lt;=&quot;&amp;[.F1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office:value-type="float" office:value="9255" calcext:value-type="float">
            <text:p>9255</text:p>
          </table:table-cell>
          <table:table-cell/>
          <table:table-cell table:formula="of:=SUM([.B15:.E15])" office:value-type="float" office:value="17475.605" calcext:value-type="float">
            <text:p>17475.605</text:p>
          </table:table-cell>
          <table:table-cell table:formula="of:=COM.MICROSOFT.MINIFS([.I$1:.I$1048576];[.F$1:.F$1048576];&quot;&lt;=&quot;&amp;[.F1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9258" calcext:value-type="float">
            <text:p>9258</text:p>
          </table:table-cell>
          <table:table-cell/>
          <table:table-cell table:formula="of:=SUM([.B16:.E16])" office:value-type="float" office:value="17276.86" calcext:value-type="float">
            <text:p>17276.86</text:p>
          </table:table-cell>
          <table:table-cell table:formula="of:=COM.MICROSOFT.MINIFS([.I$1:.I$1048576];[.F$1:.F$1048576];&quot;&lt;=&quot;&amp;[.F1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/>
          <table:table-cell table:formula="of:=SUM([.B17:.E17])" office:value-type="float" office:value="17325.69" calcext:value-type="float">
            <text:p>17325.69</text:p>
          </table:table-cell>
          <table:table-cell table:formula="of:=COM.MICROSOFT.MINIFS([.I$1:.I$1048576];[.F$1:.F$1048576];&quot;&lt;=&quot;&amp;[.F1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/>
          <table:table-cell table:formula="of:=SUM([.B18:.E18])" office:value-type="float" office:value="17187.72" calcext:value-type="float">
            <text:p>17187.72</text:p>
          </table:table-cell>
          <table:table-cell table:formula="of:=COM.MICROSOFT.MINIFS([.I$1:.I$1048576];[.F$1:.F$1048576];&quot;&lt;=&quot;&amp;[.F1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/>
          <table:table-cell table:formula="of:=SUM([.B19:.E19])" office:value-type="float" office:value="17352.79" calcext:value-type="float">
            <text:p>17352.79</text:p>
          </table:table-cell>
          <table:table-cell table:formula="of:=COM.MICROSOFT.MINIFS([.I$1:.I$1048576];[.F$1:.F$1048576];&quot;&lt;=&quot;&amp;[.F1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/>
          <table:table-cell table:formula="of:=SUM([.B20:.E20])" office:value-type="float" office:value="18221.586" calcext:value-type="float">
            <text:p>18221.586</text:p>
          </table:table-cell>
          <table:table-cell table:formula="of:=COM.MICROSOFT.MINIFS([.I$1:.I$1048576];[.F$1:.F$1048576];&quot;&lt;=&quot;&amp;[.F2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/>
          <table:table-cell table:formula="of:=SUM([.B21:.E21])" office:value-type="float" office:value="18124.96" calcext:value-type="float">
            <text:p>18124.96</text:p>
          </table:table-cell>
          <table:table-cell table:formula="of:=COM.MICROSOFT.MINIFS([.I$1:.I$1048576];[.F$1:.F$1048576];&quot;&lt;=&quot;&amp;[.F2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SUM([.B22:.E22])" office:value-type="float" office:value="17385.864" calcext:value-type="float">
            <text:p>17385.864</text:p>
          </table:table-cell>
          <table:table-cell table:formula="of:=COM.MICROSOFT.MINIFS([.I$1:.I$1048576];[.F$1:.F$1048576];&quot;&lt;=&quot;&amp;[.F2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office:value-type="float" office:value="9273" calcext:value-type="float">
            <text:p>9273</text:p>
          </table:table-cell>
          <table:table-cell/>
          <table:table-cell table:formula="of:=SUM([.B23:.E23])" office:value-type="float" office:value="17192.83" calcext:value-type="float">
            <text:p>17192.83</text:p>
          </table:table-cell>
          <table:table-cell table:formula="of:=COM.MICROSOFT.MINIFS([.I$1:.I$1048576];[.F$1:.F$1048576];&quot;&lt;=&quot;&amp;[.F2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/>
          <table:table-cell table:formula="of:=SUM([.B24:.E24])" office:value-type="float" office:value="18225.91" calcext:value-type="float">
            <text:p>18225.91</text:p>
          </table:table-cell>
          <table:table-cell table:formula="of:=COM.MICROSOFT.MINIFS([.I$1:.I$1048576];[.F$1:.F$1048576];&quot;&lt;=&quot;&amp;[.F2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SUM([.B25:.E25])" office:value-type="float" office:value="16959.5" calcext:value-type="float">
            <text:p>16959.5</text:p>
          </table:table-cell>
          <table:table-cell table:formula="of:=COM.MICROSOFT.MINIFS([.I$1:.I$1048576];[.F$1:.F$1048576];&quot;&lt;=&quot;&amp;[.F2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SUM([.B26:.E26])" office:value-type="float" office:value="17508.12" calcext:value-type="float">
            <text:p>17508.12</text:p>
          </table:table-cell>
          <table:table-cell table:formula="of:=COM.MICROSOFT.MINIFS([.I$1:.I$1048576];[.F$1:.F$1048576];&quot;&lt;=&quot;&amp;[.F2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/>
          <table:table-cell table:formula="of:=SUM([.B27:.E27])" office:value-type="float" office:value="17619.51" calcext:value-type="float">
            <text:p>17619.51</text:p>
          </table:table-cell>
          <table:table-cell table:formula="of:=COM.MICROSOFT.MINIFS([.I$1:.I$1048576];[.F$1:.F$1048576];&quot;&lt;=&quot;&amp;[.F2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/>
          <table:table-cell table:formula="of:=SUM([.B28:.E28])" office:value-type="float" office:value="18327.94" calcext:value-type="float">
            <text:p>18327.94</text:p>
          </table:table-cell>
          <table:table-cell table:formula="of:=COM.MICROSOFT.MINIFS([.I$1:.I$1048576];[.F$1:.F$1048576];&quot;&lt;=&quot;&amp;[.F2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/>
          <table:table-cell table:formula="of:=SUM([.B29:.E29])" office:value-type="float" office:value="17596.76" calcext:value-type="float">
            <text:p>17596.76</text:p>
          </table:table-cell>
          <table:table-cell table:formula="of:=COM.MICROSOFT.MINIFS([.I$1:.I$1048576];[.F$1:.F$1048576];&quot;&lt;=&quot;&amp;[.F2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/>
          <table:table-cell table:formula="of:=SUM([.B30:.E30])" office:value-type="float" office:value="17660.32" calcext:value-type="float">
            <text:p>17660.32</text:p>
          </table:table-cell>
          <table:table-cell table:formula="of:=COM.MICROSOFT.MINIFS([.I$1:.I$1048576];[.F$1:.F$1048576];&quot;&lt;=&quot;&amp;[.F3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office:value-type="float" office:value="9324" calcext:value-type="float">
            <text:p>9324</text:p>
          </table:table-cell>
          <table:table-cell/>
          <table:table-cell table:formula="of:=SUM([.B31:.E31])" office:value-type="float" office:value="16022.431" calcext:value-type="float">
            <text:p>16022.431</text:p>
          </table:table-cell>
          <table:table-cell table:formula="of:=COM.MICROSOFT.MINIFS([.I$1:.I$1048576];[.F$1:.F$1048576];&quot;&lt;=&quot;&amp;[.F31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SUM([.B32:.E32])" office:value-type="float" office:value="16840.25" calcext:value-type="float">
            <text:p>16840.25</text:p>
          </table:table-cell>
          <table:table-cell table:formula="of:=COM.MICROSOFT.MINIFS([.I$1:.I$1048576];[.F$1:.F$1048576];&quot;&lt;=&quot;&amp;[.F32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/>
          <table:table-cell table:formula="of:=SUM([.B33:.E33])" office:value-type="float" office:value="17655.5" calcext:value-type="float">
            <text:p>17655.5</text:p>
          </table:table-cell>
          <table:table-cell table:formula="of:=COM.MICROSOFT.MINIFS([.I$1:.I$1048576];[.F$1:.F$1048576];&quot;&lt;=&quot;&amp;[.F33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/>
          <table:table-cell table:formula="of:=SUM([.B34:.E34])" office:value-type="float" office:value="17580.23" calcext:value-type="float">
            <text:p>17580.23</text:p>
          </table:table-cell>
          <table:table-cell table:formula="of:=COM.MICROSOFT.MINIFS([.I$1:.I$1048576];[.F$1:.F$1048576];&quot;&lt;=&quot;&amp;[.F34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SUM([.B35:.E35])" office:value-type="float" office:value="17060.91" calcext:value-type="float">
            <text:p>17060.91</text:p>
          </table:table-cell>
          <table:table-cell table:formula="of:=COM.MICROSOFT.MINIFS([.I$1:.I$1048576];[.F$1:.F$1048576];&quot;&lt;=&quot;&amp;[.F35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335" calcext:value-type="float">
            <text:p>9335</text:p>
          </table:table-cell>
          <table:table-cell/>
          <table:table-cell table:formula="of:=SUM([.B36:.E36])" office:value-type="float" office:value="18033.81" calcext:value-type="float">
            <text:p>18033.81</text:p>
          </table:table-cell>
          <table:table-cell table:formula="of:=COM.MICROSOFT.MINIFS([.I$1:.I$1048576];[.F$1:.F$1048576];&quot;&lt;=&quot;&amp;[.F36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office:value-type="float" office:value="9338" calcext:value-type="float">
            <text:p>9338</text:p>
          </table:table-cell>
          <table:table-cell/>
          <table:table-cell table:formula="of:=SUM([.B37:.E37])" office:value-type="float" office:value="16961.75" calcext:value-type="float">
            <text:p>16961.75</text:p>
          </table:table-cell>
          <table:table-cell table:formula="of:=COM.MICROSOFT.MINIFS([.I$1:.I$1048576];[.F$1:.F$1048576];&quot;&lt;=&quot;&amp;[.F37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office:value-type="float" office:value="9341" calcext:value-type="float">
            <text:p>9341</text:p>
          </table:table-cell>
          <table:table-cell/>
          <table:table-cell table:formula="of:=SUM([.B38:.E38])" office:value-type="float" office:value="16503.26" calcext:value-type="float">
            <text:p>16503.26</text:p>
          </table:table-cell>
          <table:table-cell table:formula="of:=COM.MICROSOFT.MINIFS([.I$1:.I$1048576];[.F$1:.F$1048576];&quot;&lt;=&quot;&amp;[.F38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office:value-type="float" office:value="11216" calcext:value-type="float">
            <text:p>11216</text:p>
          </table:table-cell>
          <table:table-cell/>
          <table:table-cell table:formula="of:=SUM([.B39:.E39])" office:value-type="float" office:value="16603.427" calcext:value-type="float">
            <text:p>16603.427</text:p>
          </table:table-cell>
          <table:table-cell table:formula="of:=COM.MICROSOFT.MINIFS([.I$1:.I$1048576];[.F$1:.F$1048576];&quot;&lt;=&quot;&amp;[.F39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9" calcext:value-type="float">
            <text:p>11219</text:p>
          </table:table-cell>
          <table:table-cell/>
          <table:table-cell table:formula="of:=SUM([.B40:.E40])" office:value-type="float" office:value="17317.23" calcext:value-type="float">
            <text:p>17317.23</text:p>
          </table:table-cell>
          <table:table-cell table:formula="of:=COM.MICROSOFT.MINIFS([.I$1:.I$1048576];[.F$1:.F$1048576];&quot;&lt;=&quot;&amp;[.F40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B41:.E41])" office:value-type="float" office:value="16783.646" calcext:value-type="float">
            <text:p>16783.646</text:p>
          </table:table-cell>
          <table:table-cell table:formula="of:=COM.MICROSOFT.MINIFS([.I$1:.I$1048576];[.F$1:.F$1048576];&quot;&lt;=&quot;&amp;[.F41])" office:value-type="float" office:value="16022.431" calcext:value-type="float">
            <text:p>16,022.43</text:p>
          </table:table-cell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6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office:value-type="float" office:value="25600" calcext:value-type="float">
            <text:p>25600</text:p>
          </table:table-cell>
          <table:table-cell office:value-type="float" office:value="25616" calcext:value-type="float">
            <text:p>25616</text:p>
          </table:table-cell>
          <table:table-cell/>
          <table:table-cell table:formula="of:=SUM([.B1:.E1])" office:value-type="float" office:value="22148.07" calcext:value-type="float">
            <text:p>22148.07</text:p>
          </table:table-cell>
          <table:table-cell table:formula="of:=COM.MICROSOFT.MINIFS([.I$1:.I$1048576];[.F$1:.F$1048576];&quot;&lt;=&quot;&amp;[.F1])" office:value-type="float" office:value="22148.07" calcext:value-type="float">
            <text:p>22,148.0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office:value-type="float" office:value="25617" calcext:value-type="float">
            <text:p>25617</text:p>
          </table:table-cell>
          <table:table-cell office:value-type="float" office:value="25855" calcext:value-type="float">
            <text:p>25855</text:p>
          </table:table-cell>
          <table:table-cell/>
          <table:table-cell table:formula="of:=SUM([.B2:.E2])" office:value-type="float" office:value="21165.667" calcext:value-type="float">
            <text:p>21165.667</text:p>
          </table:table-cell>
          <table:table-cell table:formula="of:=COM.MICROSOFT.MINIFS([.I$1:.I$1048576];[.F$1:.F$1048576];&quot;&lt;=&quot;&amp;[.F2])" office:value-type="float" office:value="21165.667" calcext:value-type="float">
            <text:p>21,165.6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office:value-type="float" office:value="25856" calcext:value-type="float">
            <text:p>25856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SUM([.B3:.E3])" office:value-type="float" office:value="20588.166" calcext:value-type="float">
            <text:p>20588.166</text:p>
          </table:table-cell>
          <table:table-cell table:formula="of:=COM.MICROSOFT.MINIFS([.I$1:.I$1048576];[.F$1:.F$1048576];&quot;&lt;=&quot;&amp;[.F3])" office:value-type="float" office:value="20588.166" calcext:value-type="float">
            <text:p>20,588.17</text:p>
          </table:table-cell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7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29" calcext:value-type="float">
            <text:p>125729</text:p>
          </table:table-cell>
          <table:table-cell/>
          <table:table-cell table:formula="of:=SUM([.B1:.E1])" office:value-type="float" office:value="652282" calcext:value-type="float">
            <text:p>652282</text:p>
          </table:table-cell>
          <table:table-cell table:formula="of:=COM.MICROSOFT.MINIFS([.I$1:.I$1048576];[.F$1:.F$1048576];&quot;&lt;=&quot;&amp;[.F1])" office:value-type="float" office:value="652282" calcext:value-type="float">
            <text:p>652,282.0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13" calcext:value-type="float">
            <text:p>126113</text:p>
          </table:table-cell>
          <table:table-cell/>
          <table:table-cell table:formula="of:=SUM([.B2:.E2])" office:value-type="float" office:value="649588.1" calcext:value-type="float">
            <text:p>649588.1</text:p>
          </table:table-cell>
          <table:table-cell table:formula="of:=COM.MICROSOFT.MINIFS([.I$1:.I$1048576];[.F$1:.F$1048576];&quot;&lt;=&quot;&amp;[.F2])" office:value-type="float" office:value="649588.1" calcext:value-type="float">
            <text:p>649,588.1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7" calcext:value-type="float">
            <text:p>126307</text:p>
          </table:table-cell>
          <table:table-cell/>
          <table:table-cell table:formula="of:=SUM([.B3:.E3])" office:value-type="float" office:value="647113.2" calcext:value-type="float">
            <text:p>647113.2</text:p>
          </table:table-cell>
          <table:table-cell table:formula="of:=COM.MICROSOFT.MINIFS([.I$1:.I$1048576];[.F$1:.F$1048576];&quot;&lt;=&quot;&amp;[.F3])" office:value-type="float" office:value="647113.2" calcext:value-type="float">
            <text:p>647,113.2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8" calcext:value-type="float">
            <text:p>126308</text:p>
          </table:table-cell>
          <table:table-cell office:value-type="float" office:value="195000" calcext:value-type="float">
            <text:p>195000</text:p>
          </table:table-cell>
          <table:table-cell/>
          <table:table-cell table:formula="of:=SUM([.B4:.E4])" office:value-type="float" office:value="642908.3" calcext:value-type="float">
            <text:p>642908.3</text:p>
          </table:table-cell>
          <table:table-cell table:formula="of:=COM.MICROSOFT.MINIFS([.I$1:.I$1048576];[.F$1:.F$1048576];&quot;&lt;=&quot;&amp;[.F4])" office:value-type="float" office:value="642908.3" calcext:value-type="float">
            <text:p>642,908.30</text:p>
          </table:table-cell>
        </table:table-row>
        <table:table-row table:style-name="ro1" table:number-rows-repeated="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8" table:style-name="ta1">
        <table:shapes>
          <draw:frame draw:z-index="0" draw:style-name="gr1" draw:text-style-name="P1" svg:width="6.8185in" svg:height="4.1618in" svg:x="9.0189in" svg:y="5.1244in">
            <draw:object draw:notify-on-update-of-ranges="P8.F1:P8.F80 P8.J1:P8.J80 P8.F1:P8.F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185in" svg:height="4.1618in" svg:x="9.778in" svg:y="10.1335in">
            <draw:object draw:notify-on-update-of-ranges="P8.G1:P8.G80 P8.G1:P8.G79 P8.J1:P8.J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8185in" svg:height="4.1618in" svg:x="8.8894in" svg:y="15.111in">
            <draw:object draw:notify-on-update-of-ranges="P8.G1:P8.G79 P8.F1:P8.F79 P8.G1:P8.G7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5" table:number-columns-repeated="2" table:default-cell-style-name="ce13"/>
        <table:table-column table:style-name="co5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8.txt</text:p>
          </table:table-cell>
          <table:table-cell office:value-type="float" office:value="120333" calcext:value-type="float">
            <text:p>120333</text:p>
          </table:table-cell>
          <table:table-cell office:value-type="float" office:value="22681.8" calcext:value-type="float">
            <text:p>22681.8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73" calcext:value-type="float">
            <text:p>313873</text:p>
          </table:table-cell>
          <table:table-cell office:value-type="float" office:value="62210" calcext:value-type="float">
            <text:p>62,210.00</text:p>
          </table:table-cell>
          <table:table-cell office:value-type="float" office:value="62212" calcext:value-type="float">
            <text:p>62,212.00</text:p>
          </table:table-cell>
          <table:table-cell/>
          <table:table-cell table:formula="of:=SUM([.B1:.E1])" office:value-type="float" office:value="473410.4" calcext:value-type="float">
            <text:p>473,410.40</text:p>
          </table:table-cell>
          <table:table-cell table:style-name="ce13" table:formula="of:=COM.MICROSOFT.MINIFS([.I$1:.I$1048576];[.F$1:.F$1048576];&quot;&lt;=&quot;&amp;[.F1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0" calcext:value-type="float">
            <text:p>119840</text:p>
          </table:table-cell>
          <table:table-cell office:value-type="float" office:value="24544.1" calcext:value-type="float">
            <text:p>24544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13" calcext:value-type="float">
            <text:p>313913</text:p>
          </table:table-cell>
          <table:table-cell office:value-type="float" office:value="62213" calcext:value-type="float">
            <text:p>62,213.00</text:p>
          </table:table-cell>
          <table:table-cell office:value-type="float" office:value="62215" calcext:value-type="float">
            <text:p>62,215.00</text:p>
          </table:table-cell>
          <table:table-cell/>
          <table:table-cell table:formula="of:=SUM([.B2:.E2])" office:value-type="float" office:value="476059" calcext:value-type="float">
            <text:p>476,059.00</text:p>
          </table:table-cell>
          <table:table-cell table:style-name="ce13" table:formula="of:=COM.MICROSOFT.MINIFS([.I$1:.I$1048576];[.F$1:.F$1048576];&quot;&lt;=&quot;&amp;[.F2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3" calcext:value-type="float">
            <text:p>119843</text:p>
          </table:table-cell>
          <table:table-cell office:value-type="float" office:value="24533.5" calcext:value-type="float">
            <text:p>24533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09" calcext:value-type="float">
            <text:p>313909</text:p>
          </table:table-cell>
          <table:table-cell office:value-type="float" office:value="62216" calcext:value-type="float">
            <text:p>62,216.00</text:p>
          </table:table-cell>
          <table:table-cell office:value-type="float" office:value="62218" calcext:value-type="float">
            <text:p>62,218.00</text:p>
          </table:table-cell>
          <table:table-cell/>
          <table:table-cell table:formula="of:=SUM([.B3:.E3])" office:value-type="float" office:value="476047.4" calcext:value-type="float">
            <text:p>476,047.40</text:p>
          </table:table-cell>
          <table:table-cell table:style-name="ce13" table:formula="of:=COM.MICROSOFT.MINIFS([.I$1:.I$1048576];[.F$1:.F$1048576];&quot;&lt;=&quot;&amp;[.F3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522.8" calcext:value-type="float">
            <text:p>24522.8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86" calcext:value-type="float">
            <text:p>313486</text:p>
          </table:table-cell>
          <table:table-cell office:value-type="float" office:value="62219" calcext:value-type="float">
            <text:p>62,219.00</text:p>
          </table:table-cell>
          <table:table-cell office:value-type="float" office:value="62221" calcext:value-type="float">
            <text:p>62,221.00</text:p>
          </table:table-cell>
          <table:table-cell/>
          <table:table-cell table:formula="of:=SUM([.B4:.E4])" office:value-type="float" office:value="475640.7" calcext:value-type="float">
            <text:p>475,640.70</text:p>
          </table:table-cell>
          <table:table-cell table:style-name="ce13" table:formula="of:=COM.MICROSOFT.MINIFS([.I$1:.I$1048576];[.F$1:.F$1048576];&quot;&lt;=&quot;&amp;[.F4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46" calcext:value-type="float">
            <text:p>120346</text:p>
          </table:table-cell>
          <table:table-cell office:value-type="float" office:value="22639.1" calcext:value-type="float">
            <text:p>22639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9" calcext:value-type="float">
            <text:p>313859</text:p>
          </table:table-cell>
          <table:table-cell office:value-type="float" office:value="62222" calcext:value-type="float">
            <text:p>62,222.00</text:p>
          </table:table-cell>
          <table:table-cell office:value-type="float" office:value="62224" calcext:value-type="float">
            <text:p>62,224.00</text:p>
          </table:table-cell>
          <table:table-cell/>
          <table:table-cell table:formula="of:=SUM([.B5:.E5])" office:value-type="float" office:value="473366.7" calcext:value-type="float">
            <text:p>473,366.70</text:p>
          </table:table-cell>
          <table:table-cell table:style-name="ce13" table:formula="of:=COM.MICROSOFT.MINIFS([.I$1:.I$1048576];[.F$1:.F$1048576];&quot;&lt;=&quot;&amp;[.F5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9" calcext:value-type="float">
            <text:p>119879</text:p>
          </table:table-cell>
          <table:table-cell office:value-type="float" office:value="24501.4" calcext:value-type="float">
            <text:p>24501.4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79" calcext:value-type="float">
            <text:p>313479</text:p>
          </table:table-cell>
          <table:table-cell office:value-type="float" office:value="62225" calcext:value-type="float">
            <text:p>62,225.00</text:p>
          </table:table-cell>
          <table:table-cell office:value-type="float" office:value="62227" calcext:value-type="float">
            <text:p>62,227.00</text:p>
          </table:table-cell>
          <table:table-cell/>
          <table:table-cell table:formula="of:=SUM([.B6:.E6])" office:value-type="float" office:value="475619.3" calcext:value-type="float">
            <text:p>475,619.30</text:p>
          </table:table-cell>
          <table:table-cell table:style-name="ce13" table:formula="of:=COM.MICROSOFT.MINIFS([.I$1:.I$1048576];[.F$1:.F$1048576];&quot;&lt;=&quot;&amp;[.F6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2" calcext:value-type="float">
            <text:p>120352</text:p>
          </table:table-cell>
          <table:table-cell office:value-type="float" office:value="22617.7" calcext:value-type="float">
            <text:p>22617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2" calcext:value-type="float">
            <text:p>313852</text:p>
          </table:table-cell>
          <table:table-cell office:value-type="float" office:value="62228" calcext:value-type="float">
            <text:p>62,228.00</text:p>
          </table:table-cell>
          <table:table-cell office:value-type="float" office:value="62230" calcext:value-type="float">
            <text:p>62,230.00</text:p>
          </table:table-cell>
          <table:table-cell/>
          <table:table-cell table:formula="of:=SUM([.B7:.E7])" office:value-type="float" office:value="473344.3" calcext:value-type="float">
            <text:p>473,344.30</text:p>
          </table:table-cell>
          <table:table-cell table:style-name="ce13" table:formula="of:=COM.MICROSOFT.MINIFS([.I$1:.I$1048576];[.F$1:.F$1048576];&quot;&lt;=&quot;&amp;[.F7])" office:value-type="float" office:value="473344.3" calcext:value-type="float">
            <text:p>473,344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8" calcext:value-type="float">
            <text:p>313848</text:p>
          </table:table-cell>
          <table:table-cell office:value-type="float" office:value="62231" calcext:value-type="float">
            <text:p>62,231.00</text:p>
          </table:table-cell>
          <table:table-cell office:value-type="float" office:value="62233" calcext:value-type="float">
            <text:p>62,233.00</text:p>
          </table:table-cell>
          <table:table-cell/>
          <table:table-cell table:formula="of:=SUM([.B8:.E8])" office:value-type="float" office:value="473332.7" calcext:value-type="float">
            <text:p>473,332.70</text:p>
          </table:table-cell>
          <table:table-cell table:style-name="ce13" table:formula="of:=COM.MICROSOFT.MINIFS([.I$1:.I$1048576];[.F$1:.F$1048576];&quot;&lt;=&quot;&amp;[.F8])" office:value-type="float" office:value="473332.7" calcext:value-type="float">
            <text:p>473,332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8" calcext:value-type="float">
            <text:p>120358</text:p>
          </table:table-cell>
          <table:table-cell office:value-type="float" office:value="22596.4" calcext:value-type="float">
            <text:p>22596.4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5" calcext:value-type="float">
            <text:p>313845</text:p>
          </table:table-cell>
          <table:table-cell office:value-type="float" office:value="62234" calcext:value-type="float">
            <text:p>62,234.00</text:p>
          </table:table-cell>
          <table:table-cell office:value-type="float" office:value="62236" calcext:value-type="float">
            <text:p>62,236.00</text:p>
          </table:table-cell>
          <table:table-cell/>
          <table:table-cell table:formula="of:=SUM([.B9:.E9])" office:value-type="float" office:value="473322" calcext:value-type="float">
            <text:p>473,322.00</text:p>
          </table:table-cell>
          <table:table-cell table:style-name="ce13" table:formula="of:=COM.MICROSOFT.MINIFS([.I$1:.I$1048576];[.F$1:.F$1048576];&quot;&lt;=&quot;&amp;[.F9])" office:value-type="float" office:value="473322" calcext:value-type="float">
            <text:p>473,322.0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62" calcext:value-type="float">
            <text:p>120362</text:p>
          </table:table-cell>
          <table:table-cell office:value-type="float" office:value="22585.7" calcext:value-type="float">
            <text:p>22585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1" calcext:value-type="float">
            <text:p>313841</text:p>
          </table:table-cell>
          <table:table-cell office:value-type="float" office:value="62237" calcext:value-type="float">
            <text:p>62,237.00</text:p>
          </table:table-cell>
          <table:table-cell office:value-type="float" office:value="62239" calcext:value-type="float">
            <text:p>62,239.00</text:p>
          </table:table-cell>
          <table:table-cell/>
          <table:table-cell table:formula="of:=SUM([.B10:.E10])" office:value-type="float" office:value="473311.3" calcext:value-type="float">
            <text:p>473,311.30</text:p>
          </table:table-cell>
          <table:table-cell table:style-name="ce13" table:formula="of:=COM.MICROSOFT.MINIFS([.I$1:.I$1048576];[.F$1:.F$1048576];&quot;&lt;=&quot;&amp;[.F10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69" calcext:value-type="float">
            <text:p>119869</text:p>
          </table:table-cell>
          <table:table-cell office:value-type="float" office:value="24448.1" calcext:value-type="float">
            <text:p>24448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81" calcext:value-type="float">
            <text:p>313881</text:p>
          </table:table-cell>
          <table:table-cell office:value-type="float" office:value="62240" calcext:value-type="float">
            <text:p>62,240.00</text:p>
          </table:table-cell>
          <table:table-cell office:value-type="float" office:value="62242" calcext:value-type="float">
            <text:p>62,242.00</text:p>
          </table:table-cell>
          <table:table-cell/>
          <table:table-cell table:formula="of:=SUM([.B11:.E11])" office:value-type="float" office:value="475960" calcext:value-type="float">
            <text:p>475,960.00</text:p>
          </table:table-cell>
          <table:table-cell table:style-name="ce13" table:formula="of:=COM.MICROSOFT.MINIFS([.I$1:.I$1048576];[.F$1:.F$1048576];&quot;&lt;=&quot;&amp;[.F11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437.4" calcext:value-type="float">
            <text:p>24437.4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8" calcext:value-type="float">
            <text:p>313878</text:p>
          </table:table-cell>
          <table:table-cell office:value-type="float" office:value="62243" calcext:value-type="float">
            <text:p>62,243.00</text:p>
          </table:table-cell>
          <table:table-cell office:value-type="float" office:value="62245" calcext:value-type="float">
            <text:p>62,245.00</text:p>
          </table:table-cell>
          <table:table-cell/>
          <table:table-cell table:formula="of:=SUM([.B12:.E12])" office:value-type="float" office:value="475949.3" calcext:value-type="float">
            <text:p>475,949.30</text:p>
          </table:table-cell>
          <table:table-cell table:style-name="ce13" table:formula="of:=COM.MICROSOFT.MINIFS([.I$1:.I$1048576];[.F$1:.F$1048576];&quot;&lt;=&quot;&amp;[.F12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5" calcext:value-type="float">
            <text:p>119875</text:p>
          </table:table-cell>
          <table:table-cell office:value-type="float" office:value="24426.8" calcext:value-type="float">
            <text:p>24426.8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4" calcext:value-type="float">
            <text:p>313874</text:p>
          </table:table-cell>
          <table:table-cell office:value-type="float" office:value="62246" calcext:value-type="float">
            <text:p>62,246.00</text:p>
          </table:table-cell>
          <table:table-cell office:value-type="float" office:value="62248" calcext:value-type="float">
            <text:p>62,248.00</text:p>
          </table:table-cell>
          <table:table-cell/>
          <table:table-cell table:formula="of:=SUM([.B13:.E13])" office:value-type="float" office:value="475937.7" calcext:value-type="float">
            <text:p>475,937.70</text:p>
          </table:table-cell>
          <table:table-cell table:style-name="ce13" table:formula="of:=COM.MICROSOFT.MINIFS([.I$1:.I$1048576];[.F$1:.F$1048576];&quot;&lt;=&quot;&amp;[.F13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4" calcext:value-type="float">
            <text:p>119944</text:p>
          </table:table-cell>
          <table:table-cell office:value-type="float" office:value="23618.5" calcext:value-type="float">
            <text:p>23618.5</text:p>
          </table:table-cell>
          <table:table-cell office:value-type="float" office:value="16541.9" calcext:value-type="float">
            <text:p>16541.9</text:p>
          </table:table-cell>
          <table:table-cell office:value-type="float" office:value="313546" calcext:value-type="float">
            <text:p>313546</text:p>
          </table:table-cell>
          <table:table-cell office:value-type="float" office:value="62249" calcext:value-type="float">
            <text:p>62,249.00</text:p>
          </table:table-cell>
          <table:table-cell office:value-type="float" office:value="62251" calcext:value-type="float">
            <text:p>62,251.00</text:p>
          </table:table-cell>
          <table:table-cell/>
          <table:table-cell table:formula="of:=SUM([.B14:.E14])" office:value-type="float" office:value="473650.4" calcext:value-type="float">
            <text:p>473,650.40</text:p>
          </table:table-cell>
          <table:table-cell table:style-name="ce13" table:formula="of:=COM.MICROSOFT.MINIFS([.I$1:.I$1048576];[.F$1:.F$1048576];&quot;&lt;=&quot;&amp;[.F14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532.4" calcext:value-type="float">
            <text:p>22532.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313824" calcext:value-type="float">
            <text:p>313824</text:p>
          </table:table-cell>
          <table:table-cell office:value-type="float" office:value="62252" calcext:value-type="float">
            <text:p>62,252.00</text:p>
          </table:table-cell>
          <table:table-cell office:value-type="float" office:value="62254" calcext:value-type="float">
            <text:p>62,254.00</text:p>
          </table:table-cell>
          <table:table-cell/>
          <table:table-cell table:formula="of:=SUM([.B15:.E15])" office:value-type="float" office:value="473262.9" calcext:value-type="float">
            <text:p>473,262.90</text:p>
          </table:table-cell>
          <table:table-cell table:style-name="ce13" table:formula="of:=COM.MICROSOFT.MINIFS([.I$1:.I$1048576];[.F$1:.F$1048576];&quot;&lt;=&quot;&amp;[.F15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7" calcext:value-type="float">
            <text:p>120377</text:p>
          </table:table-cell>
          <table:table-cell office:value-type="float" office:value="22521.7" calcext:value-type="float">
            <text:p>22521.7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838" calcext:value-type="float">
            <text:p>313838</text:p>
          </table:table-cell>
          <table:table-cell office:value-type="float" office:value="62255" calcext:value-type="float">
            <text:p>62,255.00</text:p>
          </table:table-cell>
          <table:table-cell office:value-type="float" office:value="62257" calcext:value-type="float">
            <text:p>62,257.00</text:p>
          </table:table-cell>
          <table:table-cell/>
          <table:table-cell table:formula="of:=SUM([.B16:.E16])" office:value-type="float" office:value="473328.6" calcext:value-type="float">
            <text:p>473,328.60</text:p>
          </table:table-cell>
          <table:table-cell table:style-name="ce13" table:formula="of:=COM.MICROSOFT.MINIFS([.I$1:.I$1048576];[.F$1:.F$1048576];&quot;&lt;=&quot;&amp;[.F16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14" calcext:value-type="float">
            <text:p>119914</text:p>
          </table:table-cell>
          <table:table-cell office:value-type="float" office:value="24384.1" calcext:value-type="float">
            <text:p>24384.1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40" calcext:value-type="float">
            <text:p>313440</text:p>
          </table:table-cell>
          <table:table-cell office:value-type="float" office:value="62258" calcext:value-type="float">
            <text:p>62,258.00</text:p>
          </table:table-cell>
          <table:table-cell office:value-type="float" office:value="62260" calcext:value-type="float">
            <text:p>62,260.00</text:p>
          </table:table-cell>
          <table:table-cell/>
          <table:table-cell table:formula="of:=SUM([.B17:.E17])" office:value-type="float" office:value="475498" calcext:value-type="float">
            <text:p>475,498.00</text:p>
          </table:table-cell>
          <table:table-cell table:style-name="ce13" table:formula="of:=COM.MICROSOFT.MINIFS([.I$1:.I$1048576];[.F$1:.F$1048576];&quot;&lt;=&quot;&amp;[.F17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12" calcext:value-type="float">
            <text:p>313812</text:p>
          </table:table-cell>
          <table:table-cell office:value-type="float" office:value="62261" calcext:value-type="float">
            <text:p>62,261.00</text:p>
          </table:table-cell>
          <table:table-cell office:value-type="float" office:value="62263" calcext:value-type="float">
            <text:p>62,263.00</text:p>
          </table:table-cell>
          <table:table-cell/>
          <table:table-cell table:formula="of:=SUM([.B18:.E18])" office:value-type="float" office:value="473229.1" calcext:value-type="float">
            <text:p>473,229.10</text:p>
          </table:table-cell>
          <table:table-cell table:style-name="ce13" table:formula="of:=COM.MICROSOFT.MINIFS([.I$1:.I$1048576];[.F$1:.F$1048576];&quot;&lt;=&quot;&amp;[.F18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95" calcext:value-type="float">
            <text:p>1198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51" calcext:value-type="float">
            <text:p>313851</text:p>
          </table:table-cell>
          <table:table-cell office:value-type="float" office:value="62264" calcext:value-type="float">
            <text:p>62,264.00</text:p>
          </table:table-cell>
          <table:table-cell office:value-type="float" office:value="62266" calcext:value-type="float">
            <text:p>62,266.00</text:p>
          </table:table-cell>
          <table:table-cell/>
          <table:table-cell table:formula="of:=SUM([.B19:.E19])" office:value-type="float" office:value="475888.4" calcext:value-type="float">
            <text:p>475,888.40</text:p>
          </table:table-cell>
          <table:table-cell table:style-name="ce13" table:formula="of:=COM.MICROSOFT.MINIFS([.I$1:.I$1048576];[.F$1:.F$1048576];&quot;&lt;=&quot;&amp;[.F19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94" calcext:value-type="float">
            <text:p>12039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02" calcext:value-type="float">
            <text:p>313802</text:p>
          </table:table-cell>
          <table:table-cell office:value-type="float" office:value="62267" calcext:value-type="float">
            <text:p>62,267.00</text:p>
          </table:table-cell>
          <table:table-cell office:value-type="float" office:value="62269" calcext:value-type="float">
            <text:p>62,269.00</text:p>
          </table:table-cell>
          <table:table-cell/>
          <table:table-cell table:formula="of:=SUM([.B20:.E20])" office:value-type="float" office:value="473226.1" calcext:value-type="float">
            <text:p>473,226.10</text:p>
          </table:table-cell>
          <table:table-cell table:style-name="ce13" table:formula="of:=COM.MICROSOFT.MINIFS([.I$1:.I$1048576];[.F$1:.F$1048576];&quot;&lt;=&quot;&amp;[.F20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8" calcext:value-type="float">
            <text:p>1199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21" calcext:value-type="float">
            <text:p>313421</text:p>
          </table:table-cell>
          <table:table-cell office:value-type="float" office:value="62270" calcext:value-type="float">
            <text:p>62,270.00</text:p>
          </table:table-cell>
          <table:table-cell office:value-type="float" office:value="62272" calcext:value-type="float">
            <text:p>62,272.00</text:p>
          </table:table-cell>
          <table:table-cell/>
          <table:table-cell table:formula="of:=SUM([.B21:.E21])" office:value-type="float" office:value="475489.4" calcext:value-type="float">
            <text:p>475,489.40</text:p>
          </table:table-cell>
          <table:table-cell table:style-name="ce13" table:formula="of:=COM.MICROSOFT.MINIFS([.I$1:.I$1048576];[.F$1:.F$1048576];&quot;&lt;=&quot;&amp;[.F21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1" calcext:value-type="float">
            <text:p>11993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15" calcext:value-type="float">
            <text:p>313415</text:p>
          </table:table-cell>
          <table:table-cell office:value-type="float" office:value="62273" calcext:value-type="float">
            <text:p>62,273.00</text:p>
          </table:table-cell>
          <table:table-cell office:value-type="float" office:value="62275" calcext:value-type="float">
            <text:p>62,275.00</text:p>
          </table:table-cell>
          <table:table-cell/>
          <table:table-cell table:formula="of:=SUM([.B22:.E22])" office:value-type="float" office:value="475486.4" calcext:value-type="float">
            <text:p>475,486.40</text:p>
          </table:table-cell>
          <table:table-cell table:style-name="ce13" table:formula="of:=COM.MICROSOFT.MINIFS([.I$1:.I$1048576];[.F$1:.F$1048576];&quot;&lt;=&quot;&amp;[.F22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05" calcext:value-type="float">
            <text:p>12040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87" calcext:value-type="float">
            <text:p>313787</text:p>
          </table:table-cell>
          <table:table-cell office:value-type="float" office:value="62276" calcext:value-type="float">
            <text:p>62,276.00</text:p>
          </table:table-cell>
          <table:table-cell office:value-type="float" office:value="62278" calcext:value-type="float">
            <text:p>62,278.00</text:p>
          </table:table-cell>
          <table:table-cell/>
          <table:table-cell table:formula="of:=SUM([.B23:.E23])" office:value-type="float" office:value="473222.1" calcext:value-type="float">
            <text:p>473,222.10</text:p>
          </table:table-cell>
          <table:table-cell table:style-name="ce13" table:formula="of:=COM.MICROSOFT.MINIFS([.I$1:.I$1048576];[.F$1:.F$1048576];&quot;&lt;=&quot;&amp;[.F23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8" calcext:value-type="float">
            <text:p>11993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05" calcext:value-type="float">
            <text:p>313405</text:p>
          </table:table-cell>
          <table:table-cell office:value-type="float" office:value="62279" calcext:value-type="float">
            <text:p>62,279.00</text:p>
          </table:table-cell>
          <table:table-cell office:value-type="float" office:value="62281" calcext:value-type="float">
            <text:p>62,281.00</text:p>
          </table:table-cell>
          <table:table-cell/>
          <table:table-cell table:formula="of:=SUM([.B24:.E24])" office:value-type="float" office:value="475483.4" calcext:value-type="float">
            <text:p>475,483.40</text:p>
          </table:table-cell>
          <table:table-cell table:style-name="ce13" table:formula="of:=COM.MICROSOFT.MINIFS([.I$1:.I$1048576];[.F$1:.F$1048576];&quot;&lt;=&quot;&amp;[.F24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2" calcext:value-type="float">
            <text:p>12041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7" calcext:value-type="float">
            <text:p>313777</text:p>
          </table:table-cell>
          <table:table-cell office:value-type="float" office:value="62282" calcext:value-type="float">
            <text:p>62,282.00</text:p>
          </table:table-cell>
          <table:table-cell office:value-type="float" office:value="62284" calcext:value-type="float">
            <text:p>62,284.00</text:p>
          </table:table-cell>
          <table:table-cell/>
          <table:table-cell table:formula="of:=SUM([.B25:.E25])" office:value-type="float" office:value="473219.1" calcext:value-type="float">
            <text:p>473,219.10</text:p>
          </table:table-cell>
          <table:table-cell table:style-name="ce13" table:formula="of:=COM.MICROSOFT.MINIFS([.I$1:.I$1048576];[.F$1:.F$1048576];&quot;&lt;=&quot;&amp;[.F25])" office:value-type="float" office:value="473219.1" calcext:value-type="float">
            <text:p>473,21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5" calcext:value-type="float">
            <text:p>1204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2" calcext:value-type="float">
            <text:p>313772</text:p>
          </table:table-cell>
          <table:table-cell office:value-type="float" office:value="62285" calcext:value-type="float">
            <text:p>62,285.00</text:p>
          </table:table-cell>
          <table:table-cell office:value-type="float" office:value="62287" calcext:value-type="float">
            <text:p>62,287.00</text:p>
          </table:table-cell>
          <table:table-cell/>
          <table:table-cell table:formula="of:=SUM([.B26:.E26])" office:value-type="float" office:value="473217.1" calcext:value-type="float">
            <text:p>473,217.10</text:p>
          </table:table-cell>
          <table:table-cell table:style-name="ce13" table:formula="of:=COM.MICROSOFT.MINIFS([.I$1:.I$1048576];[.F$1:.F$1048576];&quot;&lt;=&quot;&amp;[.F26])" office:value-type="float" office:value="473217.1" calcext:value-type="float">
            <text:p>473,21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8" calcext:value-type="float">
            <text:p>1204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67" calcext:value-type="float">
            <text:p>313767</text:p>
          </table:table-cell>
          <table:table-cell office:value-type="float" office:value="62288" calcext:value-type="float">
            <text:p>62,288.00</text:p>
          </table:table-cell>
          <table:table-cell office:value-type="float" office:value="62290" calcext:value-type="float">
            <text:p>62,290.00</text:p>
          </table:table-cell>
          <table:table-cell/>
          <table:table-cell table:formula="of:=SUM([.B27:.E27])" office:value-type="float" office:value="473215.1" calcext:value-type="float">
            <text:p>473,215.10</text:p>
          </table:table-cell>
          <table:table-cell table:style-name="ce13" table:formula="of:=COM.MICROSOFT.MINIFS([.I$1:.I$1048576];[.F$1:.F$1048576];&quot;&lt;=&quot;&amp;[.F27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6" calcext:value-type="float">
            <text:p>11992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291" calcext:value-type="float">
            <text:p>62,291.00</text:p>
          </table:table-cell>
          <table:table-cell office:value-type="float" office:value="62293" calcext:value-type="float">
            <text:p>62,293.00</text:p>
          </table:table-cell>
          <table:table-cell/>
          <table:table-cell table:formula="of:=SUM([.B28:.E28])" office:value-type="float" office:value="475873.4" calcext:value-type="float">
            <text:p>475,873.40</text:p>
          </table:table-cell>
          <table:table-cell table:style-name="ce13" table:formula="of:=COM.MICROSOFT.MINIFS([.I$1:.I$1048576];[.F$1:.F$1048576];&quot;&lt;=&quot;&amp;[.F28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5" calcext:value-type="float">
            <text:p>12042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7" calcext:value-type="float">
            <text:p>313757</text:p>
          </table:table-cell>
          <table:table-cell office:value-type="float" office:value="62294" calcext:value-type="float">
            <text:p>62,294.00</text:p>
          </table:table-cell>
          <table:table-cell office:value-type="float" office:value="62296" calcext:value-type="float">
            <text:p>62,296.00</text:p>
          </table:table-cell>
          <table:table-cell/>
          <table:table-cell table:formula="of:=SUM([.B29:.E29])" office:value-type="float" office:value="473212.1" calcext:value-type="float">
            <text:p>473,212.10</text:p>
          </table:table-cell>
          <table:table-cell table:style-name="ce13" table:formula="of:=COM.MICROSOFT.MINIFS([.I$1:.I$1048576];[.F$1:.F$1048576];&quot;&lt;=&quot;&amp;[.F29])" office:value-type="float" office:value="473212.1" calcext:value-type="float">
            <text:p>473,21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9" calcext:value-type="float">
            <text:p>12042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2" calcext:value-type="float">
            <text:p>313752</text:p>
          </table:table-cell>
          <table:table-cell office:value-type="float" office:value="62297" calcext:value-type="float">
            <text:p>62,297.00</text:p>
          </table:table-cell>
          <table:table-cell office:value-type="float" office:value="62299" calcext:value-type="float">
            <text:p>62,299.00</text:p>
          </table:table-cell>
          <table:table-cell/>
          <table:table-cell table:formula="of:=SUM([.B30:.E30])" office:value-type="float" office:value="473211.1" calcext:value-type="float">
            <text:p>473,211.10</text:p>
          </table:table-cell>
          <table:table-cell table:style-name="ce13" table:formula="of:=COM.MICROSOFT.MINIFS([.I$1:.I$1048576];[.F$1:.F$1048576];&quot;&lt;=&quot;&amp;[.F30])" office:value-type="float" office:value="473211.1" calcext:value-type="float">
            <text:p>473,21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2" calcext:value-type="float">
            <text:p>12043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47" calcext:value-type="float">
            <text:p>313747</text:p>
          </table:table-cell>
          <table:table-cell office:value-type="float" office:value="62300" calcext:value-type="float">
            <text:p>62,300.00</text:p>
          </table:table-cell>
          <table:table-cell office:value-type="float" office:value="62302" calcext:value-type="float">
            <text:p>62,302.00</text:p>
          </table:table-cell>
          <table:table-cell/>
          <table:table-cell table:formula="of:=SUM([.B31:.E31])" office:value-type="float" office:value="473209.1" calcext:value-type="float">
            <text:p>473,209.10</text:p>
          </table:table-cell>
          <table:table-cell table:style-name="ce13" table:formula="of:=COM.MICROSOFT.MINIFS([.I$1:.I$1048576];[.F$1:.F$1048576];&quot;&lt;=&quot;&amp;[.F31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66" calcext:value-type="float">
            <text:p>11996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65" calcext:value-type="float">
            <text:p>313365</text:p>
          </table:table-cell>
          <table:table-cell office:value-type="float" office:value="62303" calcext:value-type="float">
            <text:p>62,303.00</text:p>
          </table:table-cell>
          <table:table-cell office:value-type="float" office:value="62305" calcext:value-type="float">
            <text:p>62,305.00</text:p>
          </table:table-cell>
          <table:table-cell/>
          <table:table-cell table:formula="of:=SUM([.B32:.E32])" office:value-type="float" office:value="475471.4" calcext:value-type="float">
            <text:p>475,471.40</text:p>
          </table:table-cell>
          <table:table-cell table:style-name="ce13" table:formula="of:=COM.MICROSOFT.MINIFS([.I$1:.I$1048576];[.F$1:.F$1048576];&quot;&lt;=&quot;&amp;[.F32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9" calcext:value-type="float">
            <text:p>12043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37" calcext:value-type="float">
            <text:p>313737</text:p>
          </table:table-cell>
          <table:table-cell office:value-type="float" office:value="62306" calcext:value-type="float">
            <text:p>62,306.00</text:p>
          </table:table-cell>
          <table:table-cell office:value-type="float" office:value="62308" calcext:value-type="float">
            <text:p>62,308.00</text:p>
          </table:table-cell>
          <table:table-cell/>
          <table:table-cell table:formula="of:=SUM([.B33:.E33])" office:value-type="float" office:value="473206.1" calcext:value-type="float">
            <text:p>473,206.10</text:p>
          </table:table-cell>
          <table:table-cell table:style-name="ce13" table:formula="of:=COM.MICROSOFT.MINIFS([.I$1:.I$1048576];[.F$1:.F$1048576];&quot;&lt;=&quot;&amp;[.F33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8" calcext:value-type="float">
            <text:p>119948</text:p>
          </table:table-cell>
          <table:table-cell office:value-type="float" office:value="23716.7" calcext:value-type="float">
            <text:p>23716.7</text:p>
          </table:table-cell>
          <table:table-cell office:value-type="float" office:value="16565.7" calcext:value-type="float">
            <text:p>16565.7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309" calcext:value-type="float">
            <text:p>62,309.00</text:p>
          </table:table-cell>
          <table:table-cell office:value-type="float" office:value="62311" calcext:value-type="float">
            <text:p>62,311.00</text:p>
          </table:table-cell>
          <table:table-cell/>
          <table:table-cell table:formula="of:=SUM([.B34:.E34])" office:value-type="float" office:value="474035.4" calcext:value-type="float">
            <text:p>474,035.40</text:p>
          </table:table-cell>
          <table:table-cell table:style-name="ce13" table:formula="of:=COM.MICROSOFT.MINIFS([.I$1:.I$1048576];[.F$1:.F$1048576];&quot;&lt;=&quot;&amp;[.F34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76" calcext:value-type="float">
            <text:p>11997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50" calcext:value-type="float">
            <text:p>313350</text:p>
          </table:table-cell>
          <table:table-cell office:value-type="float" office:value="62312" calcext:value-type="float">
            <text:p>62,312.00</text:p>
          </table:table-cell>
          <table:table-cell office:value-type="float" office:value="62314" calcext:value-type="float">
            <text:p>62,314.00</text:p>
          </table:table-cell>
          <table:table-cell/>
          <table:table-cell table:formula="of:=SUM([.B35:.E35])" office:value-type="float" office:value="475466.4" calcext:value-type="float">
            <text:p>475,466.40</text:p>
          </table:table-cell>
          <table:table-cell table:style-name="ce13" table:formula="of:=COM.MICROSOFT.MINIFS([.I$1:.I$1048576];[.F$1:.F$1048576];&quot;&lt;=&quot;&amp;[.F35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53" calcext:value-type="float">
            <text:p>11995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65" calcext:value-type="float">
            <text:p>313765</text:p>
          </table:table-cell>
          <table:table-cell office:value-type="float" office:value="62315" calcext:value-type="float">
            <text:p>62,315.00</text:p>
          </table:table-cell>
          <table:table-cell office:value-type="float" office:value="62317" calcext:value-type="float">
            <text:p>62,317.00</text:p>
          </table:table-cell>
          <table:table-cell/>
          <table:table-cell table:formula="of:=SUM([.B36:.E36])" office:value-type="float" office:value="475860.4" calcext:value-type="float">
            <text:p>475,860.40</text:p>
          </table:table-cell>
          <table:table-cell table:style-name="ce13" table:formula="of:=COM.MICROSOFT.MINIFS([.I$1:.I$1048576];[.F$1:.F$1048576];&quot;&lt;=&quot;&amp;[.F36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53" calcext:value-type="float">
            <text:p>1204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17" calcext:value-type="float">
            <text:p>313717</text:p>
          </table:table-cell>
          <table:table-cell office:value-type="float" office:value="62318" calcext:value-type="float">
            <text:p>62,318.00</text:p>
          </table:table-cell>
          <table:table-cell office:value-type="float" office:value="62320" calcext:value-type="float">
            <text:p>62,320.00</text:p>
          </table:table-cell>
          <table:table-cell/>
          <table:table-cell table:formula="of:=SUM([.B37:.E37])" office:value-type="float" office:value="473200.1" calcext:value-type="float">
            <text:p>473,200.10</text:p>
          </table:table-cell>
          <table:table-cell table:style-name="ce13" table:formula="of:=COM.MICROSOFT.MINIFS([.I$1:.I$1048576];[.F$1:.F$1048576];&quot;&lt;=&quot;&amp;[.F37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87" calcext:value-type="float">
            <text:p>1199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35" calcext:value-type="float">
            <text:p>313335</text:p>
          </table:table-cell>
          <table:table-cell office:value-type="float" office:value="62321" calcext:value-type="float">
            <text:p>62,321.00</text:p>
          </table:table-cell>
          <table:table-cell office:value-type="float" office:value="62323" calcext:value-type="float">
            <text:p>62,323.00</text:p>
          </table:table-cell>
          <table:table-cell/>
          <table:table-cell table:formula="of:=SUM([.B38:.E38])" office:value-type="float" office:value="475462.4" calcext:value-type="float">
            <text:p>475,462.40</text:p>
          </table:table-cell>
          <table:table-cell table:style-name="ce13" table:formula="of:=COM.MICROSOFT.MINIFS([.I$1:.I$1048576];[.F$1:.F$1048576];&quot;&lt;=&quot;&amp;[.F38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0" calcext:value-type="float">
            <text:p>120460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07" calcext:value-type="float">
            <text:p>313707</text:p>
          </table:table-cell>
          <table:table-cell office:value-type="float" office:value="62324" calcext:value-type="float">
            <text:p>62,324.00</text:p>
          </table:table-cell>
          <table:table-cell office:value-type="float" office:value="62326" calcext:value-type="float">
            <text:p>62,326.00</text:p>
          </table:table-cell>
          <table:table-cell/>
          <table:table-cell table:formula="of:=SUM([.B39:.E39])" office:value-type="float" office:value="473197.1" calcext:value-type="float">
            <text:p>473,197.10</text:p>
          </table:table-cell>
          <table:table-cell table:style-name="ce13" table:formula="of:=COM.MICROSOFT.MINIFS([.I$1:.I$1048576];[.F$1:.F$1048576];&quot;&lt;=&quot;&amp;[.F39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3" calcext:value-type="float">
            <text:p>11999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5" calcext:value-type="float">
            <text:p>313325</text:p>
          </table:table-cell>
          <table:table-cell office:value-type="float" office:value="62327" calcext:value-type="float">
            <text:p>62,327.00</text:p>
          </table:table-cell>
          <table:table-cell office:value-type="float" office:value="62329" calcext:value-type="float">
            <text:p>62,329.00</text:p>
          </table:table-cell>
          <table:table-cell/>
          <table:table-cell table:formula="of:=SUM([.B40:.E40])" office:value-type="float" office:value="475458.4" calcext:value-type="float">
            <text:p>475,458.40</text:p>
          </table:table-cell>
          <table:table-cell table:style-name="ce13" table:formula="of:=COM.MICROSOFT.MINIFS([.I$1:.I$1048576];[.F$1:.F$1048576];&quot;&lt;=&quot;&amp;[.F40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7" calcext:value-type="float">
            <text:p>11999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0" calcext:value-type="float">
            <text:p>313320</text:p>
          </table:table-cell>
          <table:table-cell office:value-type="float" office:value="62330" calcext:value-type="float">
            <text:p>62,330.00</text:p>
          </table:table-cell>
          <table:table-cell office:value-type="float" office:value="62332" calcext:value-type="float">
            <text:p>62,332.00</text:p>
          </table:table-cell>
          <table:table-cell/>
          <table:table-cell table:formula="of:=SUM([.B41:.E41])" office:value-type="float" office:value="475457.4" calcext:value-type="float">
            <text:p>475,457.40</text:p>
          </table:table-cell>
          <table:table-cell table:style-name="ce13" table:formula="of:=COM.MICROSOFT.MINIFS([.I$1:.I$1048576];[.F$1:.F$1048576];&quot;&lt;=&quot;&amp;[.F41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7" calcext:value-type="float">
            <text:p>1204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709" calcext:value-type="float">
            <text:p>313709</text:p>
          </table:table-cell>
          <table:table-cell office:value-type="float" office:value="62333" calcext:value-type="float">
            <text:p>62,333.00</text:p>
          </table:table-cell>
          <table:table-cell office:value-type="float" office:value="62335" calcext:value-type="float">
            <text:p>62,335.00</text:p>
          </table:table-cell>
          <table:table-cell/>
          <table:table-cell table:formula="of:=SUM([.B42:.E42])" office:value-type="float" office:value="473275.4" calcext:value-type="float">
            <text:p>473,275.40</text:p>
          </table:table-cell>
          <table:table-cell table:style-name="ce13" table:formula="of:=COM.MICROSOFT.MINIFS([.I$1:.I$1048576];[.F$1:.F$1048576];&quot;&lt;=&quot;&amp;[.F42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4" calcext:value-type="float">
            <text:p>1200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10" calcext:value-type="float">
            <text:p>313310</text:p>
          </table:table-cell>
          <table:table-cell office:value-type="float" office:value="62336" calcext:value-type="float">
            <text:p>62,336.00</text:p>
          </table:table-cell>
          <table:table-cell office:value-type="float" office:value="62338" calcext:value-type="float">
            <text:p>62,338.00</text:p>
          </table:table-cell>
          <table:table-cell/>
          <table:table-cell table:formula="of:=SUM([.B43:.E43])" office:value-type="float" office:value="475454.4" calcext:value-type="float">
            <text:p>475,454.40</text:p>
          </table:table-cell>
          <table:table-cell table:style-name="ce13" table:formula="of:=COM.MICROSOFT.MINIFS([.I$1:.I$1048576];[.F$1:.F$1048576];&quot;&lt;=&quot;&amp;[.F43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77" calcext:value-type="float">
            <text:p>12047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81" calcext:value-type="float">
            <text:p>313681</text:p>
          </table:table-cell>
          <table:table-cell office:value-type="float" office:value="62339" calcext:value-type="float">
            <text:p>62,339.00</text:p>
          </table:table-cell>
          <table:table-cell office:value-type="float" office:value="62341" calcext:value-type="float">
            <text:p>62,341.00</text:p>
          </table:table-cell>
          <table:table-cell/>
          <table:table-cell table:formula="of:=SUM([.B44:.E44])" office:value-type="float" office:value="473188.1" calcext:value-type="float">
            <text:p>473,188.10</text:p>
          </table:table-cell>
          <table:table-cell table:style-name="ce13" table:formula="of:=COM.MICROSOFT.MINIFS([.I$1:.I$1048576];[.F$1:.F$1048576];&quot;&lt;=&quot;&amp;[.F44])" office:value-type="float" office:value="473188.1" calcext:value-type="float">
            <text:p>473,188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1" calcext:value-type="float">
            <text:p>1204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6" calcext:value-type="float">
            <text:p>313676</text:p>
          </table:table-cell>
          <table:table-cell office:value-type="float" office:value="62342" calcext:value-type="float">
            <text:p>62,342.00</text:p>
          </table:table-cell>
          <table:table-cell office:value-type="float" office:value="62344" calcext:value-type="float">
            <text:p>62,344.00</text:p>
          </table:table-cell>
          <table:table-cell/>
          <table:table-cell table:formula="of:=SUM([.B45:.E45])" office:value-type="float" office:value="473187.1" calcext:value-type="float">
            <text:p>473,187.10</text:p>
          </table:table-cell>
          <table:table-cell table:style-name="ce13" table:formula="of:=COM.MICROSOFT.MINIFS([.I$1:.I$1048576];[.F$1:.F$1048576];&quot;&lt;=&quot;&amp;[.F45])" office:value-type="float" office:value="473187.1" calcext:value-type="float">
            <text:p>473,18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4" calcext:value-type="float">
            <text:p>12048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1" calcext:value-type="float">
            <text:p>313671</text:p>
          </table:table-cell>
          <table:table-cell office:value-type="float" office:value="62345" calcext:value-type="float">
            <text:p>62,345.00</text:p>
          </table:table-cell>
          <table:table-cell office:value-type="float" office:value="62347" calcext:value-type="float">
            <text:p>62,347.00</text:p>
          </table:table-cell>
          <table:table-cell/>
          <table:table-cell table:formula="of:=SUM([.B46:.E46])" office:value-type="float" office:value="473185.1" calcext:value-type="float">
            <text:p>473,185.10</text:p>
          </table:table-cell>
          <table:table-cell table:style-name="ce13" table:formula="of:=COM.MICROSOFT.MINIFS([.I$1:.I$1048576];[.F$1:.F$1048576];&quot;&lt;=&quot;&amp;[.F46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2" calcext:value-type="float">
            <text:p>11999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10" calcext:value-type="float">
            <text:p>313710</text:p>
          </table:table-cell>
          <table:table-cell office:value-type="float" office:value="62348" calcext:value-type="float">
            <text:p>62,348.00</text:p>
          </table:table-cell>
          <table:table-cell office:value-type="float" office:value="62350" calcext:value-type="float">
            <text:p>62,350.00</text:p>
          </table:table-cell>
          <table:table-cell/>
          <table:table-cell table:formula="of:=SUM([.B47:.E47])" office:value-type="float" office:value="475844.4" calcext:value-type="float">
            <text:p>475,844.40</text:p>
          </table:table-cell>
          <table:table-cell table:style-name="ce13" table:formula="of:=COM.MICROSOFT.MINIFS([.I$1:.I$1048576];[.F$1:.F$1048576];&quot;&lt;=&quot;&amp;[.F47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1" calcext:value-type="float">
            <text:p>12002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85" calcext:value-type="float">
            <text:p>313285</text:p>
          </table:table-cell>
          <table:table-cell office:value-type="float" office:value="62351" calcext:value-type="float">
            <text:p>62,351.00</text:p>
          </table:table-cell>
          <table:table-cell office:value-type="float" office:value="62353" calcext:value-type="float">
            <text:p>62,353.00</text:p>
          </table:table-cell>
          <table:table-cell/>
          <table:table-cell table:formula="of:=SUM([.B48:.E48])" office:value-type="float" office:value="475446.4" calcext:value-type="float">
            <text:p>475,446.40</text:p>
          </table:table-cell>
          <table:table-cell table:style-name="ce13" table:formula="of:=COM.MICROSOFT.MINIFS([.I$1:.I$1048576];[.F$1:.F$1048576];&quot;&lt;=&quot;&amp;[.F48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5" calcext:value-type="float">
            <text:p>1200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79" calcext:value-type="float">
            <text:p>313279</text:p>
          </table:table-cell>
          <table:table-cell office:value-type="float" office:value="62354" calcext:value-type="float">
            <text:p>62,354.00</text:p>
          </table:table-cell>
          <table:table-cell office:value-type="float" office:value="62356" calcext:value-type="float">
            <text:p>62,356.00</text:p>
          </table:table-cell>
          <table:table-cell/>
          <table:table-cell table:formula="of:=SUM([.B49:.E49])" office:value-type="float" office:value="475444.4" calcext:value-type="float">
            <text:p>475,444.40</text:p>
          </table:table-cell>
          <table:table-cell table:style-name="ce13" table:formula="of:=COM.MICROSOFT.MINIFS([.I$1:.I$1048576];[.F$1:.F$1048576];&quot;&lt;=&quot;&amp;[.F49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98" calcext:value-type="float">
            <text:p>12049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51" calcext:value-type="float">
            <text:p>313651</text:p>
          </table:table-cell>
          <table:table-cell office:value-type="float" office:value="62357" calcext:value-type="float">
            <text:p>62,357.00</text:p>
          </table:table-cell>
          <table:table-cell office:value-type="float" office:value="62359" calcext:value-type="float">
            <text:p>62,359.00</text:p>
          </table:table-cell>
          <table:table-cell/>
          <table:table-cell table:formula="of:=SUM([.B50:.E50])" office:value-type="float" office:value="473179.1" calcext:value-type="float">
            <text:p>473,179.10</text:p>
          </table:table-cell>
          <table:table-cell table:style-name="ce13" table:formula="of:=COM.MICROSOFT.MINIFS([.I$1:.I$1048576];[.F$1:.F$1048576];&quot;&lt;=&quot;&amp;[.F50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7" calcext:value-type="float">
            <text:p>12003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518.1" calcext:value-type="float">
            <text:p>17518.1</text:p>
          </table:table-cell>
          <table:table-cell office:value-type="float" office:value="313322" calcext:value-type="float">
            <text:p>313322</text:p>
          </table:table-cell>
          <table:table-cell office:value-type="float" office:value="62360" calcext:value-type="float">
            <text:p>62,360.00</text:p>
          </table:table-cell>
          <table:table-cell office:value-type="float" office:value="62362" calcext:value-type="float">
            <text:p>62,362.00</text:p>
          </table:table-cell>
          <table:table-cell/>
          <table:table-cell table:formula="of:=SUM([.B51:.E51])" office:value-type="float" office:value="475257.6" calcext:value-type="float">
            <text:p>475,257.60</text:p>
          </table:table-cell>
          <table:table-cell table:style-name="ce13" table:formula="of:=COM.MICROSOFT.MINIFS([.I$1:.I$1048576];[.F$1:.F$1048576];&quot;&lt;=&quot;&amp;[.F51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9" calcext:value-type="float">
            <text:p>12000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85" calcext:value-type="float">
            <text:p>313685</text:p>
          </table:table-cell>
          <table:table-cell office:value-type="float" office:value="62363" calcext:value-type="float">
            <text:p>62,363.00</text:p>
          </table:table-cell>
          <table:table-cell office:value-type="float" office:value="62365" calcext:value-type="float">
            <text:p>62,365.00</text:p>
          </table:table-cell>
          <table:table-cell/>
          <table:table-cell table:formula="of:=SUM([.B52:.E52])" office:value-type="float" office:value="475836.4" calcext:value-type="float">
            <text:p>475,836.40</text:p>
          </table:table-cell>
          <table:table-cell table:style-name="ce13" table:formula="of:=COM.MICROSOFT.MINIFS([.I$1:.I$1048576];[.F$1:.F$1048576];&quot;&lt;=&quot;&amp;[.F52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5" calcext:value-type="float">
            <text:p>12003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77" calcext:value-type="float">
            <text:p>313277</text:p>
          </table:table-cell>
          <table:table-cell office:value-type="float" office:value="62366" calcext:value-type="float">
            <text:p>62,366.00</text:p>
          </table:table-cell>
          <table:table-cell office:value-type="float" office:value="62368" calcext:value-type="float">
            <text:p>62,368.00</text:p>
          </table:table-cell>
          <table:table-cell/>
          <table:table-cell table:formula="of:=SUM([.B53:.E53])" office:value-type="float" office:value="475521.7" calcext:value-type="float">
            <text:p>475,521.70</text:p>
          </table:table-cell>
          <table:table-cell table:style-name="ce13" table:formula="of:=COM.MICROSOFT.MINIFS([.I$1:.I$1048576];[.F$1:.F$1048576];&quot;&lt;=&quot;&amp;[.F53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2" calcext:value-type="float">
            <text:p>12004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54" calcext:value-type="float">
            <text:p>313254</text:p>
          </table:table-cell>
          <table:table-cell office:value-type="float" office:value="62369" calcext:value-type="float">
            <text:p>62,369.00</text:p>
          </table:table-cell>
          <table:table-cell office:value-type="float" office:value="62371" calcext:value-type="float">
            <text:p>62,371.00</text:p>
          </table:table-cell>
          <table:table-cell/>
          <table:table-cell table:formula="of:=SUM([.B54:.E54])" office:value-type="float" office:value="475436.4" calcext:value-type="float">
            <text:p>475,436.40</text:p>
          </table:table-cell>
          <table:table-cell table:style-name="ce13" table:formula="of:=COM.MICROSOFT.MINIFS([.I$1:.I$1048576];[.F$1:.F$1048576];&quot;&lt;=&quot;&amp;[.F54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5" calcext:value-type="float">
            <text:p>1205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6" calcext:value-type="float">
            <text:p>313626</text:p>
          </table:table-cell>
          <table:table-cell office:value-type="float" office:value="62372" calcext:value-type="float">
            <text:p>62,372.00</text:p>
          </table:table-cell>
          <table:table-cell office:value-type="float" office:value="62374" calcext:value-type="float">
            <text:p>62,374.00</text:p>
          </table:table-cell>
          <table:table-cell/>
          <table:table-cell table:formula="of:=SUM([.B55:.E55])" office:value-type="float" office:value="473171.1" calcext:value-type="float">
            <text:p>473,171.10</text:p>
          </table:table-cell>
          <table:table-cell table:style-name="ce13" table:formula="of:=COM.MICROSOFT.MINIFS([.I$1:.I$1048576];[.F$1:.F$1048576];&quot;&lt;=&quot;&amp;[.F55])" office:value-type="float" office:value="473171.1" calcext:value-type="float">
            <text:p>473,17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9" calcext:value-type="float">
            <text:p>12051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1" calcext:value-type="float">
            <text:p>313621</text:p>
          </table:table-cell>
          <table:table-cell office:value-type="float" office:value="62375" calcext:value-type="float">
            <text:p>62,375.00</text:p>
          </table:table-cell>
          <table:table-cell office:value-type="float" office:value="62377" calcext:value-type="float">
            <text:p>62,377.00</text:p>
          </table:table-cell>
          <table:table-cell/>
          <table:table-cell table:formula="of:=SUM([.B56:.E56])" office:value-type="float" office:value="473170.1" calcext:value-type="float">
            <text:p>473,170.10</text:p>
          </table:table-cell>
          <table:table-cell table:style-name="ce13" table:formula="of:=COM.MICROSOFT.MINIFS([.I$1:.I$1048576];[.F$1:.F$1048576];&quot;&lt;=&quot;&amp;[.F56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8" calcext:value-type="float">
            <text:p>1205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633" calcext:value-type="float">
            <text:p>313633</text:p>
          </table:table-cell>
          <table:table-cell office:value-type="float" office:value="62378" calcext:value-type="float">
            <text:p>62,378.00</text:p>
          </table:table-cell>
          <table:table-cell office:value-type="float" office:value="62380" calcext:value-type="float">
            <text:p>62,380.00</text:p>
          </table:table-cell>
          <table:table-cell/>
          <table:table-cell table:formula="of:=SUM([.B57:.E57])" office:value-type="float" office:value="473250.4" calcext:value-type="float">
            <text:p>473,250.40</text:p>
          </table:table-cell>
          <table:table-cell table:style-name="ce13" table:formula="of:=COM.MICROSOFT.MINIFS([.I$1:.I$1048576];[.F$1:.F$1048576];&quot;&lt;=&quot;&amp;[.F57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6" calcext:value-type="float">
            <text:p>12005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34" calcext:value-type="float">
            <text:p>313234</text:p>
          </table:table-cell>
          <table:table-cell office:value-type="float" office:value="62381" calcext:value-type="float">
            <text:p>62,381.00</text:p>
          </table:table-cell>
          <table:table-cell office:value-type="float" office:value="62383" calcext:value-type="float">
            <text:p>62,383.00</text:p>
          </table:table-cell>
          <table:table-cell/>
          <table:table-cell table:formula="of:=SUM([.B58:.E58])" office:value-type="float" office:value="475430.4" calcext:value-type="float">
            <text:p>475,430.40</text:p>
          </table:table-cell>
          <table:table-cell table:style-name="ce13" table:formula="of:=COM.MICROSOFT.MINIFS([.I$1:.I$1048576];[.F$1:.F$1048576];&quot;&lt;=&quot;&amp;[.F58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5" calcext:value-type="float">
            <text:p>12005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47" calcext:value-type="float">
            <text:p>313247</text:p>
          </table:table-cell>
          <table:table-cell office:value-type="float" office:value="62384" calcext:value-type="float">
            <text:p>62,384.00</text:p>
          </table:table-cell>
          <table:table-cell office:value-type="float" office:value="62386" calcext:value-type="float">
            <text:p>62,386.00</text:p>
          </table:table-cell>
          <table:table-cell/>
          <table:table-cell table:formula="of:=SUM([.B59:.E59])" office:value-type="float" office:value="475511.7" calcext:value-type="float">
            <text:p>475,511.70</text:p>
          </table:table-cell>
          <table:table-cell table:style-name="ce13" table:formula="of:=COM.MICROSOFT.MINIFS([.I$1:.I$1048576];[.F$1:.F$1048576];&quot;&lt;=&quot;&amp;[.F59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249" calcext:value-type="float">
            <text:p>120249</text:p>
          </table:table-cell>
          <table:table-cell office:value-type="float" office:value="22698.8" calcext:value-type="float">
            <text:p>22698.8</text:p>
          </table:table-cell>
          <table:table-cell office:value-type="float" office:value="16752.6" calcext:value-type="float">
            <text:p>16752.6</text:p>
          </table:table-cell>
          <table:table-cell office:value-type="float" office:value="314521" calcext:value-type="float">
            <text:p>314521</text:p>
          </table:table-cell>
          <table:table-cell office:value-type="float" office:value="62387" calcext:value-type="float">
            <text:p>62,387.00</text:p>
          </table:table-cell>
          <table:table-cell office:value-type="float" office:value="62389" calcext:value-type="float">
            <text:p>62,389.00</text:p>
          </table:table-cell>
          <table:table-cell/>
          <table:table-cell table:formula="of:=SUM([.B60:.E60])" office:value-type="float" office:value="474221.4" calcext:value-type="float">
            <text:p>474,221.40</text:p>
          </table:table-cell>
          <table:table-cell table:style-name="ce13" table:formula="of:=COM.MICROSOFT.MINIFS([.I$1:.I$1048576];[.F$1:.F$1048576];&quot;&lt;=&quot;&amp;[.F60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0" calcext:value-type="float">
            <text:p>12004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39" calcext:value-type="float">
            <text:p>313639</text:p>
          </table:table-cell>
          <table:table-cell office:value-type="float" office:value="62390" calcext:value-type="float">
            <text:p>62,390.00</text:p>
          </table:table-cell>
          <table:table-cell office:value-type="float" office:value="62392" calcext:value-type="float">
            <text:p>62,392.00</text:p>
          </table:table-cell>
          <table:table-cell/>
          <table:table-cell table:formula="of:=SUM([.B61:.E61])" office:value-type="float" office:value="475821.4" calcext:value-type="float">
            <text:p>475,821.40</text:p>
          </table:table-cell>
          <table:table-cell table:style-name="ce13" table:formula="of:=COM.MICROSOFT.MINIFS([.I$1:.I$1048576];[.F$1:.F$1048576];&quot;&lt;=&quot;&amp;[.F61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0" calcext:value-type="float">
            <text:p>12007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14" calcext:value-type="float">
            <text:p>313214</text:p>
          </table:table-cell>
          <table:table-cell office:value-type="float" office:value="62393" calcext:value-type="float">
            <text:p>62,393.00</text:p>
          </table:table-cell>
          <table:table-cell office:value-type="float" office:value="62395" calcext:value-type="float">
            <text:p>62,395.00</text:p>
          </table:table-cell>
          <table:table-cell/>
          <table:table-cell table:formula="of:=SUM([.B62:.E62])" office:value-type="float" office:value="475424.4" calcext:value-type="float">
            <text:p>475,424.40</text:p>
          </table:table-cell>
          <table:table-cell table:style-name="ce13" table:formula="of:=COM.MICROSOFT.MINIFS([.I$1:.I$1048576];[.F$1:.F$1048576];&quot;&lt;=&quot;&amp;[.F62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9" calcext:value-type="float">
            <text:p>12006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6" calcext:value-type="float">
            <text:p>313226</text:p>
          </table:table-cell>
          <table:table-cell office:value-type="float" office:value="62396" calcext:value-type="float">
            <text:p>62,396.00</text:p>
          </table:table-cell>
          <table:table-cell office:value-type="float" office:value="62398" calcext:value-type="float">
            <text:p>62,398.00</text:p>
          </table:table-cell>
          <table:table-cell/>
          <table:table-cell table:formula="of:=SUM([.B63:.E63])" office:value-type="float" office:value="475504.7" calcext:value-type="float">
            <text:p>475,504.70</text:p>
          </table:table-cell>
          <table:table-cell table:style-name="ce13" table:formula="of:=COM.MICROSOFT.MINIFS([.I$1:.I$1048576];[.F$1:.F$1048576];&quot;&lt;=&quot;&amp;[.F63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/>
          <table:table-cell table:formula="of:=SUM([.B64:.E64])" office:value-type="float" office:value="475503.7" calcext:value-type="float">
            <text:p>475,503.70</text:p>
          </table:table-cell>
          <table:table-cell table:style-name="ce13" table:formula="of:=COM.MICROSOFT.MINIFS([.I$1:.I$1048576];[.F$1:.F$1048576];&quot;&lt;=&quot;&amp;[.F64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/>
          <table:table-cell table:formula="of:=SUM([.B65:.E65])" office:value-type="float" office:value="475419.4" calcext:value-type="float">
            <text:p>475,419.40</text:p>
          </table:table-cell>
          <table:table-cell table:style-name="ce13" table:formula="of:=COM.MICROSOFT.MINIFS([.I$1:.I$1048576];[.F$1:.F$1048576];&quot;&lt;=&quot;&amp;[.F65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/>
          <table:table-cell table:formula="of:=SUM([.B66:.E66])" office:value-type="float" office:value="473154.1" calcext:value-type="float">
            <text:p>473,154.10</text:p>
          </table:table-cell>
          <table:table-cell table:style-name="ce13" table:formula="of:=COM.MICROSOFT.MINIFS([.I$1:.I$1048576];[.F$1:.F$1048576];&quot;&lt;=&quot;&amp;[.F66])" office:value-type="float" office:value="473154.1" calcext:value-type="float">
            <text:p>473,154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/>
          <table:table-cell table:formula="of:=SUM([.B67:.E67])" office:value-type="float" office:value="473153.1" calcext:value-type="float">
            <text:p>473,153.10</text:p>
          </table:table-cell>
          <table:table-cell table:style-name="ce13" table:formula="of:=COM.MICROSOFT.MINIFS([.I$1:.I$1048576];[.F$1:.F$1048576];&quot;&lt;=&quot;&amp;[.F67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/>
          <table:table-cell table:formula="of:=SUM([.B68:.E68])" office:value-type="float" office:value="475497.7" calcext:value-type="float">
            <text:p>475,497.70</text:p>
          </table:table-cell>
          <table:table-cell table:style-name="ce13" table:formula="of:=COM.MICROSOFT.MINIFS([.I$1:.I$1048576];[.F$1:.F$1048576];&quot;&lt;=&quot;&amp;[.F68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/>
          <table:table-cell table:formula="of:=SUM([.B69:.E69])" office:value-type="float" office:value="475809.4" calcext:value-type="float">
            <text:p>475,809.40</text:p>
          </table:table-cell>
          <table:table-cell table:style-name="ce13" table:formula="of:=COM.MICROSOFT.MINIFS([.I$1:.I$1048576];[.F$1:.F$1048576];&quot;&lt;=&quot;&amp;[.F69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/>
          <table:table-cell table:formula="of:=SUM([.B70:.E70])" office:value-type="float" office:value="473147.1" calcext:value-type="float">
            <text:p>473,147.10</text:p>
          </table:table-cell>
          <table:table-cell table:style-name="ce13" table:formula="of:=COM.MICROSOFT.MINIFS([.I$1:.I$1048576];[.F$1:.F$1048576];&quot;&lt;=&quot;&amp;[.F70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/>
          <table:table-cell table:formula="of:=SUM([.B71:.E71])" office:value-type="float" office:value="475410.4" calcext:value-type="float">
            <text:p>475,410.40</text:p>
          </table:table-cell>
          <table:table-cell table:style-name="ce13" table:formula="of:=COM.MICROSOFT.MINIFS([.I$1:.I$1048576];[.F$1:.F$1048576];&quot;&lt;=&quot;&amp;[.F71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/>
          <table:table-cell table:formula="of:=SUM([.B72:.E72])" office:value-type="float" office:value="475414.2" calcext:value-type="float">
            <text:p>475,414.20</text:p>
          </table:table-cell>
          <table:table-cell table:style-name="ce13" table:formula="of:=COM.MICROSOFT.MINIFS([.I$1:.I$1048576];[.F$1:.F$1048576];&quot;&lt;=&quot;&amp;[.F72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/>
          <table:table-cell table:formula="of:=SUM([.B73:.E73])" office:value-type="float" office:value="473143.1" calcext:value-type="float">
            <text:p>473,143.10</text:p>
          </table:table-cell>
          <table:table-cell table:style-name="ce13" table:formula="of:=COM.MICROSOFT.MINIFS([.I$1:.I$1048576];[.F$1:.F$1048576];&quot;&lt;=&quot;&amp;[.F73])" office:value-type="float" office:value="473143.1" calcext:value-type="float">
            <text:p>473,14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/>
          <table:table-cell table:formula="of:=SUM([.B74:.E74])" office:value-type="float" office:value="473141.1" calcext:value-type="float">
            <text:p>473,141.10</text:p>
          </table:table-cell>
          <table:table-cell table:style-name="ce13" table:formula="of:=COM.MICROSOFT.MINIFS([.I$1:.I$1048576];[.F$1:.F$1048576];&quot;&lt;=&quot;&amp;[.F74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/>
          <table:table-cell table:formula="of:=SUM([.B75:.E75])" office:value-type="float" office:value="475403.4" calcext:value-type="float">
            <text:p>475,403.40</text:p>
          </table:table-cell>
          <table:table-cell table:style-name="ce13" table:formula="of:=COM.MICROSOFT.MINIFS([.I$1:.I$1048576];[.F$1:.F$1048576];&quot;&lt;=&quot;&amp;[.F75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/>
          <table:table-cell table:formula="of:=SUM([.B76:.E76])" office:value-type="float" office:value="475408.2" calcext:value-type="float">
            <text:p>475,408.20</text:p>
          </table:table-cell>
          <table:table-cell table:style-name="ce13" table:formula="of:=COM.MICROSOFT.MINIFS([.I$1:.I$1048576];[.F$1:.F$1048576];&quot;&lt;=&quot;&amp;[.F76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/>
          <table:table-cell table:formula="of:=SUM([.B77:.E77])" office:value-type="float" office:value="475796.4" calcext:value-type="float">
            <text:p>475,796.40</text:p>
          </table:table-cell>
          <table:table-cell table:style-name="ce13" table:formula="of:=COM.MICROSOFT.MINIFS([.I$1:.I$1048576];[.F$1:.F$1048576];&quot;&lt;=&quot;&amp;[.F77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/>
          <table:table-cell table:formula="of:=SUM([.B78:.E78])" office:value-type="float" office:value="475398.4" calcext:value-type="float">
            <text:p>475,398.40</text:p>
          </table:table-cell>
          <table:table-cell table:style-name="ce13" table:formula="of:=COM.MICROSOFT.MINIFS([.I$1:.I$1048576];[.F$1:.F$1048576];&quot;&lt;=&quot;&amp;[.F78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/>
          <table:table-cell table:formula="of:=SUM([.B79:.E79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79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/>
          <table:table-cell table:formula="of:=SUM([.B80:.E80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0])" office:value-type="float" office:value="473141.1" calcext:value-type="float">
            <text:p>473,141.10</text:p>
          </table:table-cell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9" table:style-name="ta1">
        <table:shapes>
          <draw:frame draw:z-index="0" draw:style-name="gr1" draw:text-style-name="P1" svg:width="7.6421in" svg:height="5.7724in" svg:x="8.9323in" svg:y="0.0417in">
            <draw:object draw:notify-on-update-of-ranges="P9.J1:P9.J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9.txt</text:p>
          </table:table-cell>
          <table:table-cell office:value-type="float" office:value="200978" calcext:value-type="float">
            <text:p>200978</text:p>
          </table:table-cell>
          <table:table-cell office:value-type="float" office:value="32901" calcext:value-type="float">
            <text:p>32901</text:p>
          </table:table-cell>
          <table:table-cell office:value-type="float" office:value="80976.9" calcext:value-type="float">
            <text:p>80976.9</text:p>
          </table:table-cell>
          <table:table-cell office:value-type="float" office:value="145003" calcext:value-type="float">
            <text:p>145003</text:p>
          </table:table-cell>
          <table:table-cell office:value-type="float" office:value="70157" calcext:value-type="float">
            <text:p>70157</text:p>
          </table:table-cell>
          <table:table-cell office:value-type="float" office:value="70160" calcext:value-type="float">
            <text:p>70160</text:p>
          </table:table-cell>
          <table:table-cell/>
          <table:table-cell table:formula="of:=SUM([.B1:.E1])" office:value-type="float" office:value="459858.9" calcext:value-type="float">
            <text:p>459,858.90</text:p>
          </table:table-cell>
          <table:table-cell table:style-name="ce13" table:formula="of:=COM.MICROSOFT.MINIFS([.I$1:.I$1048576];[.F$1:.F$1048576];&quot;&lt;=&quot;&amp;[.F1])" office:value-type="float" office:value="459858.9" calcext:value-type="float">
            <text:p>459,858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936" calcext:value-type="float">
            <text:p>194936</text:p>
          </table:table-cell>
          <table:table-cell office:value-type="float" office:value="29929.5" calcext:value-type="float">
            <text:p>29929.5</text:p>
          </table:table-cell>
          <table:table-cell office:value-type="float" office:value="82255.9" calcext:value-type="float">
            <text:p>82255.9</text:p>
          </table:table-cell>
          <table:table-cell office:value-type="float" office:value="148990" calcext:value-type="float">
            <text:p>148990</text:p>
          </table:table-cell>
          <table:table-cell office:value-type="float" office:value="70161" calcext:value-type="float">
            <text:p>70161</text:p>
          </table:table-cell>
          <table:table-cell office:value-type="float" office:value="70163" calcext:value-type="float">
            <text:p>70163</text:p>
          </table:table-cell>
          <table:table-cell/>
          <table:table-cell table:formula="of:=SUM([.B2:.E2])" office:value-type="float" office:value="456111.4" calcext:value-type="float">
            <text:p>456,111.40</text:p>
          </table:table-cell>
          <table:table-cell table:style-name="ce13" table:formula="of:=COM.MICROSOFT.MINIFS([.I$1:.I$1048576];[.F$1:.F$1048576];&quot;&lt;=&quot;&amp;[.F2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442" calcext:value-type="float">
            <text:p>203442</text:p>
          </table:table-cell>
          <table:table-cell office:value-type="float" office:value="34717.3" calcext:value-type="float">
            <text:p>34717.3</text:p>
          </table:table-cell>
          <table:table-cell office:value-type="float" office:value="76290.8" calcext:value-type="float">
            <text:p>76290.8</text:p>
          </table:table-cell>
          <table:table-cell office:value-type="float" office:value="141867" calcext:value-type="float">
            <text:p>141867</text:p>
          </table:table-cell>
          <table:table-cell office:value-type="float" office:value="70164" calcext:value-type="float">
            <text:p>70164</text:p>
          </table:table-cell>
          <table:table-cell office:value-type="float" office:value="70167" calcext:value-type="float">
            <text:p>70167</text:p>
          </table:table-cell>
          <table:table-cell/>
          <table:table-cell table:formula="of:=SUM([.B3:.E3])" office:value-type="float" office:value="456317.1" calcext:value-type="float">
            <text:p>456,317.10</text:p>
          </table:table-cell>
          <table:table-cell table:style-name="ce13" table:formula="of:=COM.MICROSOFT.MINIFS([.I$1:.I$1048576];[.F$1:.F$1048576];&quot;&lt;=&quot;&amp;[.F3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805" calcext:value-type="float">
            <text:p>195805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1311" calcext:value-type="float">
            <text:p>81311</text:p>
          </table:table-cell>
          <table:table-cell office:value-type="float" office:value="149963" calcext:value-type="float">
            <text:p>149963</text:p>
          </table:table-cell>
          <table:table-cell office:value-type="float" office:value="70168" calcext:value-type="float">
            <text:p>70168</text:p>
          </table:table-cell>
          <table:table-cell office:value-type="float" office:value="70170" calcext:value-type="float">
            <text:p>70170</text:p>
          </table:table-cell>
          <table:table-cell/>
          <table:table-cell table:formula="of:=SUM([.B4:.E4])" office:value-type="float" office:value="453827.2" calcext:value-type="float">
            <text:p>453,827.20</text:p>
          </table:table-cell>
          <table:table-cell table:style-name="ce13" table:formula="of:=COM.MICROSOFT.MINIFS([.I$1:.I$1048576];[.F$1:.F$1048576];&quot;&lt;=&quot;&amp;[.F4])" office:value-type="float" office:value="453827.2" calcext:value-type="float">
            <text:p>453,827.2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367" calcext:value-type="float">
            <text:p>20636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5464.8" calcext:value-type="float">
            <text:p>75464.8</text:p>
          </table:table-cell>
          <table:table-cell office:value-type="float" office:value="141540" calcext:value-type="float">
            <text:p>141540</text:p>
          </table:table-cell>
          <table:table-cell office:value-type="float" office:value="70171" calcext:value-type="float">
            <text:p>70171</text:p>
          </table:table-cell>
          <table:table-cell office:value-type="float" office:value="70174" calcext:value-type="float">
            <text:p>70174</text:p>
          </table:table-cell>
          <table:table-cell/>
          <table:table-cell table:formula="of:=SUM([.B5:.E5])" office:value-type="float" office:value="451448.3" calcext:value-type="float">
            <text:p>451,448.30</text:p>
          </table:table-cell>
          <table:table-cell table:style-name="ce13" table:formula="of:=COM.MICROSOFT.MINIFS([.I$1:.I$1048576];[.F$1:.F$1048576];&quot;&lt;=&quot;&amp;[.F5])" office:value-type="float" office:value="451448.3" calcext:value-type="float">
            <text:p>451,448.3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6" calcext:value-type="float">
            <text:p>205376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768" calcext:value-type="float">
            <text:p>143768</text:p>
          </table:table-cell>
          <table:table-cell office:value-type="float" office:value="70175" calcext:value-type="float">
            <text:p>70175</text:p>
          </table:table-cell>
          <table:table-cell office:value-type="float" office:value="70178" calcext:value-type="float">
            <text:p>70178</text:p>
          </table:table-cell>
          <table:table-cell/>
          <table:table-cell table:formula="of:=SUM([.B6:.E6])" office:value-type="float" office:value="450057.4" calcext:value-type="float">
            <text:p>450,057.40</text:p>
          </table:table-cell>
          <table:table-cell table:style-name="ce13" table:formula="of:=COM.MICROSOFT.MINIFS([.I$1:.I$1048576];[.F$1:.F$1048576];&quot;&lt;=&quot;&amp;[.F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902" calcext:value-type="float">
            <text:p>202902</text:p>
          </table:table-cell>
          <table:table-cell office:value-type="float" office:value="21530" calcext:value-type="float">
            <text:p>21530</text:p>
          </table:table-cell>
          <table:table-cell office:value-type="float" office:value="81633.7" calcext:value-type="float">
            <text:p>81633.7</text:p>
          </table:table-cell>
          <table:table-cell office:value-type="float" office:value="154315" calcext:value-type="float">
            <text:p>154315</text:p>
          </table:table-cell>
          <table:table-cell office:value-type="float" office:value="70179" calcext:value-type="float">
            <text:p>70179</text:p>
          </table:table-cell>
          <table:table-cell office:value-type="float" office:value="70182" calcext:value-type="float">
            <text:p>70182</text:p>
          </table:table-cell>
          <table:table-cell/>
          <table:table-cell table:formula="of:=SUM([.B7:.E7])" office:value-type="float" office:value="460380.7" calcext:value-type="float">
            <text:p>460,380.70</text:p>
          </table:table-cell>
          <table:table-cell table:style-name="ce13" table:formula="of:=COM.MICROSOFT.MINIFS([.I$1:.I$1048576];[.F$1:.F$1048576];&quot;&lt;=&quot;&amp;[.F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150" calcext:value-type="float">
            <text:p>1971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457.5" calcext:value-type="float">
            <text:p>83457.5</text:p>
          </table:table-cell>
          <table:table-cell office:value-type="float" office:value="149105" calcext:value-type="float">
            <text:p>149105</text:p>
          </table:table-cell>
          <table:table-cell office:value-type="float" office:value="70183" calcext:value-type="float">
            <text:p>70183</text:p>
          </table:table-cell>
          <table:table-cell office:value-type="float" office:value="70185" calcext:value-type="float">
            <text:p>70185</text:p>
          </table:table-cell>
          <table:table-cell/>
          <table:table-cell table:formula="of:=SUM([.B8:.E8])" office:value-type="float" office:value="456460.7" calcext:value-type="float">
            <text:p>456,460.70</text:p>
          </table:table-cell>
          <table:table-cell table:style-name="ce13" table:formula="of:=COM.MICROSOFT.MINIFS([.I$1:.I$1048576];[.F$1:.F$1048576];&quot;&lt;=&quot;&amp;[.F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481" calcext:value-type="float">
            <text:p>204481</text:p>
          </table:table-cell>
          <table:table-cell office:value-type="float" office:value="29070.3" calcext:value-type="float">
            <text:p>29070.3</text:p>
          </table:table-cell>
          <table:table-cell office:value-type="float" office:value="76678.9" calcext:value-type="float">
            <text:p>76678.9</text:p>
          </table:table-cell>
          <table:table-cell office:value-type="float" office:value="149875" calcext:value-type="float">
            <text:p>149875</text:p>
          </table:table-cell>
          <table:table-cell office:value-type="float" office:value="70186" calcext:value-type="float">
            <text:p>70186</text:p>
          </table:table-cell>
          <table:table-cell office:value-type="float" office:value="70189" calcext:value-type="float">
            <text:p>70189</text:p>
          </table:table-cell>
          <table:table-cell/>
          <table:table-cell table:formula="of:=SUM([.B9:.E9])" office:value-type="float" office:value="460105.2" calcext:value-type="float">
            <text:p>460,105.20</text:p>
          </table:table-cell>
          <table:table-cell table:style-name="ce13" table:formula="of:=COM.MICROSOFT.MINIFS([.I$1:.I$1048576];[.F$1:.F$1048576];&quot;&lt;=&quot;&amp;[.F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585" calcext:value-type="float">
            <text:p>195585</text:p>
          </table:table-cell>
          <table:table-cell office:value-type="float" office:value="32762.1" calcext:value-type="float">
            <text:p>32762.1</text:p>
          </table:table-cell>
          <table:table-cell office:value-type="float" office:value="81411.2" calcext:value-type="float">
            <text:p>81411.2</text:p>
          </table:table-cell>
          <table:table-cell office:value-type="float" office:value="149373" calcext:value-type="float">
            <text:p>149373</text:p>
          </table:table-cell>
          <table:table-cell office:value-type="float" office:value="70190" calcext:value-type="float">
            <text:p>70190</text:p>
          </table:table-cell>
          <table:table-cell office:value-type="float" office:value="70193" calcext:value-type="float">
            <text:p>70193</text:p>
          </table:table-cell>
          <table:table-cell/>
          <table:table-cell table:formula="of:=SUM([.B10:.E10])" office:value-type="float" office:value="459131.3" calcext:value-type="float">
            <text:p>459,131.30</text:p>
          </table:table-cell>
          <table:table-cell table:style-name="ce13" table:formula="of:=COM.MICROSOFT.MINIFS([.I$1:.I$1048576];[.F$1:.F$1048576];&quot;&lt;=&quot;&amp;[.F10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048" calcext:value-type="float">
            <text:p>204048</text:p>
          </table:table-cell>
          <table:table-cell office:value-type="float" office:value="37896.3" calcext:value-type="float">
            <text:p>37896.3</text:p>
          </table:table-cell>
          <table:table-cell office:value-type="float" office:value="76845.1" calcext:value-type="float">
            <text:p>76845.1</text:p>
          </table:table-cell>
          <table:table-cell office:value-type="float" office:value="140102" calcext:value-type="float">
            <text:p>140102</text:p>
          </table:table-cell>
          <table:table-cell office:value-type="float" office:value="70194" calcext:value-type="float">
            <text:p>70194</text:p>
          </table:table-cell>
          <table:table-cell office:value-type="float" office:value="70197" calcext:value-type="float">
            <text:p>70197</text:p>
          </table:table-cell>
          <table:table-cell/>
          <table:table-cell table:formula="of:=SUM([.B11:.E11])" office:value-type="float" office:value="458891.4" calcext:value-type="float">
            <text:p>458,891.40</text:p>
          </table:table-cell>
          <table:table-cell table:style-name="ce13" table:formula="of:=COM.MICROSOFT.MINIFS([.I$1:.I$1048576];[.F$1:.F$1048576];&quot;&lt;=&quot;&amp;[.F11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93" calcext:value-type="float">
            <text:p>203793</text:p>
          </table:table-cell>
          <table:table-cell office:value-type="float" office:value="39216.1" calcext:value-type="float">
            <text:p>39216.1</text:p>
          </table:table-cell>
          <table:table-cell office:value-type="float" office:value="82513.5" calcext:value-type="float">
            <text:p>82513.5</text:p>
          </table:table-cell>
          <table:table-cell office:value-type="float" office:value="141182" calcext:value-type="float">
            <text:p>141182</text:p>
          </table:table-cell>
          <table:table-cell office:value-type="float" office:value="70198" calcext:value-type="float">
            <text:p>70198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SUM([.B12:.E12])" office:value-type="float" office:value="466704.6" calcext:value-type="float">
            <text:p>466,704.60</text:p>
          </table:table-cell>
          <table:table-cell table:style-name="ce13" table:formula="of:=COM.MICROSOFT.MINIFS([.I$1:.I$1048576];[.F$1:.F$1048576];&quot;&lt;=&quot;&amp;[.F12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369" calcext:value-type="float">
            <text:p>208369</text:p>
          </table:table-cell>
          <table:table-cell office:value-type="float" office:value="33097.8" calcext:value-type="float">
            <text:p>33097.8</text:p>
          </table:table-cell>
          <table:table-cell office:value-type="float" office:value="77162.8" calcext:value-type="float">
            <text:p>77162.8</text:p>
          </table:table-cell>
          <table:table-cell office:value-type="float" office:value="140822" calcext:value-type="float">
            <text:p>140822</text:p>
          </table:table-cell>
          <table:table-cell office:value-type="float" office:value="70201" calcext:value-type="float">
            <text:p>70201</text:p>
          </table:table-cell>
          <table:table-cell office:value-type="float" office:value="70204" calcext:value-type="float">
            <text:p>70204</text:p>
          </table:table-cell>
          <table:table-cell/>
          <table:table-cell table:formula="of:=SUM([.B13:.E13])" office:value-type="float" office:value="459451.6" calcext:value-type="float">
            <text:p>459,451.60</text:p>
          </table:table-cell>
          <table:table-cell table:style-name="ce13" table:formula="of:=COM.MICROSOFT.MINIFS([.I$1:.I$1048576];[.F$1:.F$1048576];&quot;&lt;=&quot;&amp;[.F13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824" calcext:value-type="float">
            <text:p>196824</text:p>
          </table:table-cell>
          <table:table-cell office:value-type="float" office:value="37850" calcext:value-type="float">
            <text:p>37850</text:p>
          </table:table-cell>
          <table:table-cell office:value-type="float" office:value="78303.1" calcext:value-type="float">
            <text:p>78303.1</text:p>
          </table:table-cell>
          <table:table-cell office:value-type="float" office:value="140405" calcext:value-type="float">
            <text:p>140405</text:p>
          </table:table-cell>
          <table:table-cell office:value-type="float" office:value="70205" calcext:value-type="float">
            <text:p>70205</text:p>
          </table:table-cell>
          <table:table-cell office:value-type="float" office:value="70208" calcext:value-type="float">
            <text:p>70208</text:p>
          </table:table-cell>
          <table:table-cell/>
          <table:table-cell table:formula="of:=SUM([.B14:.E14])" office:value-type="float" office:value="453382.1" calcext:value-type="float">
            <text:p>453,382.10</text:p>
          </table:table-cell>
          <table:table-cell table:style-name="ce13" table:formula="of:=COM.MICROSOFT.MINIFS([.I$1:.I$1048576];[.F$1:.F$1048576];&quot;&lt;=&quot;&amp;[.F14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182" calcext:value-type="float">
            <text:p>203182</text:p>
          </table:table-cell>
          <table:table-cell office:value-type="float" office:value="36333.5" calcext:value-type="float">
            <text:p>36333.5</text:p>
          </table:table-cell>
          <table:table-cell office:value-type="float" office:value="82986.3" calcext:value-type="float">
            <text:p>82986.3</text:p>
          </table:table-cell>
          <table:table-cell office:value-type="float" office:value="144314" calcext:value-type="float">
            <text:p>144314</text:p>
          </table:table-cell>
          <table:table-cell office:value-type="float" office:value="70209" calcext:value-type="float">
            <text:p>70209</text:p>
          </table:table-cell>
          <table:table-cell office:value-type="float" office:value="70212" calcext:value-type="float">
            <text:p>70212</text:p>
          </table:table-cell>
          <table:table-cell/>
          <table:table-cell table:formula="of:=SUM([.B15:.E15])" office:value-type="float" office:value="466815.8" calcext:value-type="float">
            <text:p>466,815.80</text:p>
          </table:table-cell>
          <table:table-cell table:style-name="ce13" table:formula="of:=COM.MICROSOFT.MINIFS([.I$1:.I$1048576];[.F$1:.F$1048576];&quot;&lt;=&quot;&amp;[.F15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31" calcext:value-type="float">
            <text:p>203031</text:p>
          </table:table-cell>
          <table:table-cell office:value-type="float" office:value="23407.6" calcext:value-type="float">
            <text:p>23407.6</text:p>
          </table:table-cell>
          <table:table-cell office:value-type="float" office:value="79325.3" calcext:value-type="float">
            <text:p>79325.3</text:p>
          </table:table-cell>
          <table:table-cell office:value-type="float" office:value="146959" calcext:value-type="float">
            <text:p>146959</text:p>
          </table:table-cell>
          <table:table-cell office:value-type="float" office:value="70213" calcext:value-type="float">
            <text:p>70213</text:p>
          </table:table-cell>
          <table:table-cell office:value-type="float" office:value="70216" calcext:value-type="float">
            <text:p>70216</text:p>
          </table:table-cell>
          <table:table-cell/>
          <table:table-cell table:formula="of:=SUM([.B16:.E16])" office:value-type="float" office:value="452722.9" calcext:value-type="float">
            <text:p>452,722.90</text:p>
          </table:table-cell>
          <table:table-cell table:style-name="ce13" table:formula="of:=COM.MICROSOFT.MINIFS([.I$1:.I$1048576];[.F$1:.F$1048576];&quot;&lt;=&quot;&amp;[.F1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71" calcext:value-type="float">
            <text:p>196971</text:p>
          </table:table-cell>
          <table:table-cell office:value-type="float" office:value="39044" calcext:value-type="float">
            <text:p>39044</text:p>
          </table:table-cell>
          <table:table-cell office:value-type="float" office:value="82642.7" calcext:value-type="float">
            <text:p>82642.7</text:p>
          </table:table-cell>
          <table:table-cell office:value-type="float" office:value="143623" calcext:value-type="float">
            <text:p>143623</text:p>
          </table:table-cell>
          <table:table-cell office:value-type="float" office:value="70217" calcext:value-type="float">
            <text:p>70217</text:p>
          </table:table-cell>
          <table:table-cell office:value-type="float" office:value="70220" calcext:value-type="float">
            <text:p>70220</text:p>
          </table:table-cell>
          <table:table-cell/>
          <table:table-cell table:formula="of:=SUM([.B17:.E17])" office:value-type="float" office:value="462280.7" calcext:value-type="float">
            <text:p>462,280.70</text:p>
          </table:table-cell>
          <table:table-cell table:style-name="ce13" table:formula="of:=COM.MICROSOFT.MINIFS([.I$1:.I$1048576];[.F$1:.F$1048576];&quot;&lt;=&quot;&amp;[.F1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55" calcext:value-type="float">
            <text:p>196155</text:p>
          </table:table-cell>
          <table:table-cell office:value-type="float" office:value="33711.5" calcext:value-type="float">
            <text:p>33711.5</text:p>
          </table:table-cell>
          <table:table-cell office:value-type="float" office:value="77873.2" calcext:value-type="float">
            <text:p>77873.2</text:p>
          </table:table-cell>
          <table:table-cell office:value-type="float" office:value="144024" calcext:value-type="float">
            <text:p>144024</text:p>
          </table:table-cell>
          <table:table-cell office:value-type="float" office:value="70221" calcext:value-type="float">
            <text:p>70221</text:p>
          </table:table-cell>
          <table:table-cell office:value-type="float" office:value="70223" calcext:value-type="float">
            <text:p>70223</text:p>
          </table:table-cell>
          <table:table-cell/>
          <table:table-cell table:formula="of:=SUM([.B18:.E18])" office:value-type="float" office:value="451763.7" calcext:value-type="float">
            <text:p>451,763.70</text:p>
          </table:table-cell>
          <table:table-cell table:style-name="ce13" table:formula="of:=COM.MICROSOFT.MINIFS([.I$1:.I$1048576];[.F$1:.F$1048576];&quot;&lt;=&quot;&amp;[.F1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373" calcext:value-type="float">
            <text:p>198373</text:p>
          </table:table-cell>
          <table:table-cell office:value-type="float" office:value="43252.3" calcext:value-type="float">
            <text:p>43252.3</text:p>
          </table:table-cell>
          <table:table-cell office:value-type="float" office:value="84276.7" calcext:value-type="float">
            <text:p>84276.7</text:p>
          </table:table-cell>
          <table:table-cell office:value-type="float" office:value="142740" calcext:value-type="float">
            <text:p>142740</text:p>
          </table:table-cell>
          <table:table-cell office:value-type="float" office:value="70224" calcext:value-type="float">
            <text:p>70224</text:p>
          </table:table-cell>
          <table:table-cell office:value-type="float" office:value="70226" calcext:value-type="float">
            <text:p>70226</text:p>
          </table:table-cell>
          <table:table-cell/>
          <table:table-cell table:formula="of:=SUM([.B19:.E19])" office:value-type="float" office:value="468642" calcext:value-type="float">
            <text:p>468,642.00</text:p>
          </table:table-cell>
          <table:table-cell table:style-name="ce13" table:formula="of:=COM.MICROSOFT.MINIFS([.I$1:.I$1048576];[.F$1:.F$1048576];&quot;&lt;=&quot;&amp;[.F1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4" calcext:value-type="float">
            <text:p>205374</text:p>
          </table:table-cell>
          <table:table-cell office:value-type="float" office:value="24530" calcext:value-type="float">
            <text:p>24530</text:p>
          </table:table-cell>
          <table:table-cell office:value-type="float" office:value="76421.5" calcext:value-type="float">
            <text:p>76421.5</text:p>
          </table:table-cell>
          <table:table-cell office:value-type="float" office:value="143705" calcext:value-type="float">
            <text:p>143705</text:p>
          </table:table-cell>
          <table:table-cell office:value-type="float" office:value="70227" calcext:value-type="float">
            <text:p>70227</text:p>
          </table:table-cell>
          <table:table-cell office:value-type="float" office:value="70230" calcext:value-type="float">
            <text:p>70230</text:p>
          </table:table-cell>
          <table:table-cell/>
          <table:table-cell table:formula="of:=SUM([.B20:.E20])" office:value-type="float" office:value="450030.5" calcext:value-type="float">
            <text:p>450,030.50</text:p>
          </table:table-cell>
          <table:table-cell table:style-name="ce13" table:formula="of:=COM.MICROSOFT.MINIFS([.I$1:.I$1048576];[.F$1:.F$1048576];&quot;&lt;=&quot;&amp;[.F20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950" calcext:value-type="float">
            <text:p>1959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173" calcext:value-type="float">
            <text:p>83173</text:p>
          </table:table-cell>
          <table:table-cell office:value-type="float" office:value="149808" calcext:value-type="float">
            <text:p>149808</text:p>
          </table:table-cell>
          <table:table-cell office:value-type="float" office:value="70231" calcext:value-type="float">
            <text:p>70231</text:p>
          </table:table-cell>
          <table:table-cell office:value-type="float" office:value="70233" calcext:value-type="float">
            <text:p>70233</text:p>
          </table:table-cell>
          <table:table-cell/>
          <table:table-cell table:formula="of:=SUM([.B21:.E21])" office:value-type="float" office:value="455679.2" calcext:value-type="float">
            <text:p>455,679.20</text:p>
          </table:table-cell>
          <table:table-cell table:style-name="ce13" table:formula="of:=COM.MICROSOFT.MINIFS([.I$1:.I$1048576];[.F$1:.F$1048576];&quot;&lt;=&quot;&amp;[.F21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10" calcext:value-type="float">
            <text:p>203710</text:p>
          </table:table-cell>
          <table:table-cell office:value-type="float" office:value="32577" calcext:value-type="float">
            <text:p>32577</text:p>
          </table:table-cell>
          <table:table-cell office:value-type="float" office:value="76639.8" calcext:value-type="float">
            <text:p>76639.8</text:p>
          </table:table-cell>
          <table:table-cell office:value-type="float" office:value="141413" calcext:value-type="float">
            <text:p>141413</text:p>
          </table:table-cell>
          <table:table-cell office:value-type="float" office:value="70234" calcext:value-type="float">
            <text:p>70234</text:p>
          </table:table-cell>
          <table:table-cell office:value-type="float" office:value="70237" calcext:value-type="float">
            <text:p>70237</text:p>
          </table:table-cell>
          <table:table-cell/>
          <table:table-cell table:formula="of:=SUM([.B22:.E22])" office:value-type="float" office:value="454339.8" calcext:value-type="float">
            <text:p>454,339.80</text:p>
          </table:table-cell>
          <table:table-cell table:style-name="ce13" table:formula="of:=COM.MICROSOFT.MINIFS([.I$1:.I$1048576];[.F$1:.F$1048576];&quot;&lt;=&quot;&amp;[.F22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875" calcext:value-type="float">
            <text:p>194875</text:p>
          </table:table-cell>
          <table:table-cell office:value-type="float" office:value="35705.3" calcext:value-type="float">
            <text:p>35705.3</text:p>
          </table:table-cell>
          <table:table-cell office:value-type="float" office:value="81100.8" calcext:value-type="float">
            <text:p>81100.8</text:p>
          </table:table-cell>
          <table:table-cell office:value-type="float" office:value="144799" calcext:value-type="float">
            <text:p>144799</text:p>
          </table:table-cell>
          <table:table-cell office:value-type="float" office:value="70238" calcext:value-type="float">
            <text:p>70238</text:p>
          </table:table-cell>
          <table:table-cell office:value-type="float" office:value="70240" calcext:value-type="float">
            <text:p>70240</text:p>
          </table:table-cell>
          <table:table-cell/>
          <table:table-cell table:formula="of:=SUM([.B23:.E23])" office:value-type="float" office:value="456480.1" calcext:value-type="float">
            <text:p>456,480.10</text:p>
          </table:table-cell>
          <table:table-cell table:style-name="ce13" table:formula="of:=COM.MICROSOFT.MINIFS([.I$1:.I$1048576];[.F$1:.F$1048576];&quot;&lt;=&quot;&amp;[.F23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03" calcext:value-type="float">
            <text:p>199603</text:p>
          </table:table-cell>
          <table:table-cell office:value-type="float" office:value="39107.3" calcext:value-type="float">
            <text:p>39107.3</text:p>
          </table:table-cell>
          <table:table-cell office:value-type="float" office:value="81977.8" calcext:value-type="float">
            <text:p>81977.8</text:p>
          </table:table-cell>
          <table:table-cell office:value-type="float" office:value="141282" calcext:value-type="float">
            <text:p>141282</text:p>
          </table:table-cell>
          <table:table-cell office:value-type="float" office:value="70241" calcext:value-type="float">
            <text:p>70241</text:p>
          </table:table-cell>
          <table:table-cell office:value-type="float" office:value="70242" calcext:value-type="float">
            <text:p>70242</text:p>
          </table:table-cell>
          <table:table-cell/>
          <table:table-cell table:formula="of:=SUM([.B24:.E24])" office:value-type="float" office:value="461970.1" calcext:value-type="float">
            <text:p>461,970.10</text:p>
          </table:table-cell>
          <table:table-cell table:style-name="ce13" table:formula="of:=COM.MICROSOFT.MINIFS([.I$1:.I$1048576];[.F$1:.F$1048576];&quot;&lt;=&quot;&amp;[.F24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772" calcext:value-type="float">
            <text:p>197772</text:p>
          </table:table-cell>
          <table:table-cell office:value-type="float" office:value="37873.1" calcext:value-type="float">
            <text:p>37873.1</text:p>
          </table:table-cell>
          <table:table-cell office:value-type="float" office:value="80449.6" calcext:value-type="float">
            <text:p>80449.6</text:p>
          </table:table-cell>
          <table:table-cell office:value-type="float" office:value="139979" calcext:value-type="float">
            <text:p>139979</text:p>
          </table:table-cell>
          <table:table-cell office:value-type="float" office:value="70243" calcext:value-type="float">
            <text:p>70243</text:p>
          </table:table-cell>
          <table:table-cell office:value-type="float" office:value="70244" calcext:value-type="float">
            <text:p>70244</text:p>
          </table:table-cell>
          <table:table-cell/>
          <table:table-cell table:formula="of:=SUM([.B25:.E25])" office:value-type="float" office:value="456073.7" calcext:value-type="float">
            <text:p>456,073.70</text:p>
          </table:table-cell>
          <table:table-cell table:style-name="ce13" table:formula="of:=COM.MICROSOFT.MINIFS([.I$1:.I$1048576];[.F$1:.F$1048576];&quot;&lt;=&quot;&amp;[.F25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94" calcext:value-type="float">
            <text:p>205394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683" calcext:value-type="float">
            <text:p>143683</text:p>
          </table:table-cell>
          <table:table-cell office:value-type="float" office:value="70245" calcext:value-type="float">
            <text:p>70245</text:p>
          </table:table-cell>
          <table:table-cell office:value-type="float" office:value="70248" calcext:value-type="float">
            <text:p>70248</text:p>
          </table:table-cell>
          <table:table-cell/>
          <table:table-cell table:formula="of:=SUM([.B26:.E26])" office:value-type="float" office:value="449990.4" calcext:value-type="float">
            <text:p>449,990.40</text:p>
          </table:table-cell>
          <table:table-cell table:style-name="ce13" table:formula="of:=COM.MICROSOFT.MINIFS([.I$1:.I$1048576];[.F$1:.F$1048576];&quot;&lt;=&quot;&amp;[.F2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621" calcext:value-type="float">
            <text:p>202621</text:p>
          </table:table-cell>
          <table:table-cell office:value-type="float" office:value="17807.6" calcext:value-type="float">
            <text:p>17807.6</text:p>
          </table:table-cell>
          <table:table-cell office:value-type="float" office:value="78821.4" calcext:value-type="float">
            <text:p>78821.4</text:p>
          </table:table-cell>
          <table:table-cell office:value-type="float" office:value="159254" calcext:value-type="float">
            <text:p>159254</text:p>
          </table:table-cell>
          <table:table-cell office:value-type="float" office:value="70249" calcext:value-type="float">
            <text:p>70249</text:p>
          </table:table-cell>
          <table:table-cell office:value-type="float" office:value="70251" calcext:value-type="float">
            <text:p>70251</text:p>
          </table:table-cell>
          <table:table-cell/>
          <table:table-cell table:formula="of:=SUM([.B27:.E27])" office:value-type="float" office:value="458504" calcext:value-type="float">
            <text:p>458,504.00</text:p>
          </table:table-cell>
          <table:table-cell table:style-name="ce13" table:formula="of:=COM.MICROSOFT.MINIFS([.I$1:.I$1048576];[.F$1:.F$1048576];&quot;&lt;=&quot;&amp;[.F2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840" calcext:value-type="float">
            <text:p>203840</text:p>
          </table:table-cell>
          <table:table-cell office:value-type="float" office:value="8838.63" calcext:value-type="float">
            <text:p>8838.63</text:p>
          </table:table-cell>
          <table:table-cell office:value-type="float" office:value="80964.2" calcext:value-type="float">
            <text:p>80964.2</text:p>
          </table:table-cell>
          <table:table-cell office:value-type="float" office:value="161944" calcext:value-type="float">
            <text:p>161944</text:p>
          </table:table-cell>
          <table:table-cell office:value-type="float" office:value="70252" calcext:value-type="float">
            <text:p>70252</text:p>
          </table:table-cell>
          <table:table-cell office:value-type="float" office:value="70254" calcext:value-type="float">
            <text:p>70254</text:p>
          </table:table-cell>
          <table:table-cell/>
          <table:table-cell table:formula="of:=SUM([.B28:.E28])" office:value-type="float" office:value="455586.83" calcext:value-type="float">
            <text:p>455,586.83</text:p>
          </table:table-cell>
          <table:table-cell table:style-name="ce13" table:formula="of:=COM.MICROSOFT.MINIFS([.I$1:.I$1048576];[.F$1:.F$1048576];&quot;&lt;=&quot;&amp;[.F2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360" calcext:value-type="float">
            <text:p>195360</text:p>
          </table:table-cell>
          <table:table-cell office:value-type="float" office:value="33199.8" calcext:value-type="float">
            <text:p>33199.8</text:p>
          </table:table-cell>
          <table:table-cell office:value-type="float" office:value="84970.4" calcext:value-type="float">
            <text:p>84970.4</text:p>
          </table:table-cell>
          <table:table-cell office:value-type="float" office:value="149648" calcext:value-type="float">
            <text:p>149648</text:p>
          </table:table-cell>
          <table:table-cell office:value-type="float" office:value="70255" calcext:value-type="float">
            <text:p>70255</text:p>
          </table:table-cell>
          <table:table-cell office:value-type="float" office:value="70257" calcext:value-type="float">
            <text:p>70257</text:p>
          </table:table-cell>
          <table:table-cell/>
          <table:table-cell table:formula="of:=SUM([.B29:.E29])" office:value-type="float" office:value="463178.2" calcext:value-type="float">
            <text:p>463,178.20</text:p>
          </table:table-cell>
          <table:table-cell table:style-name="ce13" table:formula="of:=COM.MICROSOFT.MINIFS([.I$1:.I$1048576];[.F$1:.F$1048576];&quot;&lt;=&quot;&amp;[.F2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095" calcext:value-type="float">
            <text:p>197095</text:p>
          </table:table-cell>
          <table:table-cell office:value-type="float" office:value="40280" calcext:value-type="float">
            <text:p>40280</text:p>
          </table:table-cell>
          <table:table-cell office:value-type="float" office:value="77318.7" calcext:value-type="float">
            <text:p>77318.7</text:p>
          </table:table-cell>
          <table:table-cell office:value-type="float" office:value="139238" calcext:value-type="float">
            <text:p>139238</text:p>
          </table:table-cell>
          <table:table-cell office:value-type="float" office:value="70258" calcext:value-type="float">
            <text:p>70258</text:p>
          </table:table-cell>
          <table:table-cell office:value-type="float" office:value="70260" calcext:value-type="float">
            <text:p>70260</text:p>
          </table:table-cell>
          <table:table-cell/>
          <table:table-cell table:formula="of:=SUM([.B30:.E30])" office:value-type="float" office:value="453931.7" calcext:value-type="float">
            <text:p>453,931.70</text:p>
          </table:table-cell>
          <table:table-cell table:style-name="ce13" table:formula="of:=COM.MICROSOFT.MINIFS([.I$1:.I$1048576];[.F$1:.F$1048576];&quot;&lt;=&quot;&amp;[.F3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383" calcext:value-type="float">
            <text:p>200383</text:p>
          </table:table-cell>
          <table:table-cell office:value-type="float" office:value="36285.7" calcext:value-type="float">
            <text:p>36285.7</text:p>
          </table:table-cell>
          <table:table-cell office:value-type="float" office:value="77784.8" calcext:value-type="float">
            <text:p>77784.8</text:p>
          </table:table-cell>
          <table:table-cell office:value-type="float" office:value="141448" calcext:value-type="float">
            <text:p>141448</text:p>
          </table:table-cell>
          <table:table-cell office:value-type="float" office:value="70261" calcext:value-type="float">
            <text:p>70261</text:p>
          </table:table-cell>
          <table:table-cell office:value-type="float" office:value="70263" calcext:value-type="float">
            <text:p>70263</text:p>
          </table:table-cell>
          <table:table-cell/>
          <table:table-cell table:formula="of:=SUM([.B31:.E31])" office:value-type="float" office:value="455901.5" calcext:value-type="float">
            <text:p>455,901.50</text:p>
          </table:table-cell>
          <table:table-cell table:style-name="ce13" table:formula="of:=COM.MICROSOFT.MINIFS([.I$1:.I$1048576];[.F$1:.F$1048576];&quot;&lt;=&quot;&amp;[.F3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79.2" calcext:value-type="float">
            <text:p>21979.2</text:p>
          </table:table-cell>
          <table:table-cell office:value-type="float" office:value="86122.9" calcext:value-type="float">
            <text:p>86122.9</text:p>
          </table:table-cell>
          <table:table-cell office:value-type="float" office:value="151043" calcext:value-type="float">
            <text:p>151043</text:p>
          </table:table-cell>
          <table:table-cell office:value-type="float" office:value="70264" calcext:value-type="float">
            <text:p>70264</text:p>
          </table:table-cell>
          <table:table-cell office:value-type="float" office:value="70266" calcext:value-type="float">
            <text:p>70266</text:p>
          </table:table-cell>
          <table:table-cell/>
          <table:table-cell table:formula="of:=SUM([.B32:.E32])" office:value-type="float" office:value="451378.1" calcext:value-type="float">
            <text:p>451,378.10</text:p>
          </table:table-cell>
          <table:table-cell table:style-name="ce13" table:formula="of:=COM.MICROSOFT.MINIFS([.I$1:.I$1048576];[.F$1:.F$1048576];&quot;&lt;=&quot;&amp;[.F3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12" calcext:value-type="float">
            <text:p>199612</text:p>
          </table:table-cell>
          <table:table-cell office:value-type="float" office:value="39992.4" calcext:value-type="float">
            <text:p>39992.4</text:p>
          </table:table-cell>
          <table:table-cell office:value-type="float" office:value="80674.1" calcext:value-type="float">
            <text:p>80674.1</text:p>
          </table:table-cell>
          <table:table-cell office:value-type="float" office:value="140283" calcext:value-type="float">
            <text:p>140283</text:p>
          </table:table-cell>
          <table:table-cell office:value-type="float" office:value="70267" calcext:value-type="float">
            <text:p>70267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SUM([.B33:.E33])" office:value-type="float" office:value="460561.5" calcext:value-type="float">
            <text:p>460,561.50</text:p>
          </table:table-cell>
          <table:table-cell table:style-name="ce13" table:formula="of:=COM.MICROSOFT.MINIFS([.I$1:.I$1048576];[.F$1:.F$1048576];&quot;&lt;=&quot;&amp;[.F3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1120" calcext:value-type="float">
            <text:p>201120</text:p>
          </table:table-cell>
          <table:table-cell office:value-type="float" office:value="39931.6" calcext:value-type="float">
            <text:p>39931.6</text:p>
          </table:table-cell>
          <table:table-cell office:value-type="float" office:value="77253.5" calcext:value-type="float">
            <text:p>77253.5</text:p>
          </table:table-cell>
          <table:table-cell office:value-type="float" office:value="140400" calcext:value-type="float">
            <text:p>140400</text:p>
          </table:table-cell>
          <table:table-cell office:value-type="float" office:value="70271" calcext:value-type="float">
            <text:p>70271</text:p>
          </table:table-cell>
          <table:table-cell office:value-type="float" office:value="70273" calcext:value-type="float">
            <text:p>70273</text:p>
          </table:table-cell>
          <table:table-cell/>
          <table:table-cell table:formula="of:=SUM([.B34:.E34])" office:value-type="float" office:value="458705.1" calcext:value-type="float">
            <text:p>458,705.10</text:p>
          </table:table-cell>
          <table:table-cell table:style-name="ce13" table:formula="of:=COM.MICROSOFT.MINIFS([.I$1:.I$1048576];[.F$1:.F$1048576];&quot;&lt;=&quot;&amp;[.F34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001" calcext:value-type="float">
            <text:p>205001</text:p>
          </table:table-cell>
          <table:table-cell office:value-type="float" office:value="30765" calcext:value-type="float">
            <text:p>30765</text:p>
          </table:table-cell>
          <table:table-cell office:value-type="float" office:value="77227.8" calcext:value-type="float">
            <text:p>77227.8</text:p>
          </table:table-cell>
          <table:table-cell office:value-type="float" office:value="144147" calcext:value-type="float">
            <text:p>144147</text:p>
          </table:table-cell>
          <table:table-cell office:value-type="float" office:value="70274" calcext:value-type="float">
            <text:p>70274</text:p>
          </table:table-cell>
          <table:table-cell office:value-type="float" office:value="70276" calcext:value-type="float">
            <text:p>70276</text:p>
          </table:table-cell>
          <table:table-cell/>
          <table:table-cell table:formula="of:=SUM([.B35:.E35])" office:value-type="float" office:value="457140.8" calcext:value-type="float">
            <text:p>457,140.80</text:p>
          </table:table-cell>
          <table:table-cell table:style-name="ce13" table:formula="of:=COM.MICROSOFT.MINIFS([.I$1:.I$1048576];[.F$1:.F$1048576];&quot;&lt;=&quot;&amp;[.F35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059" calcext:value-type="float">
            <text:p>196059</text:p>
          </table:table-cell>
          <table:table-cell office:value-type="float" office:value="44704.4" calcext:value-type="float">
            <text:p>44704.4</text:p>
          </table:table-cell>
          <table:table-cell office:value-type="float" office:value="82244.8" calcext:value-type="float">
            <text:p>82244.8</text:p>
          </table:table-cell>
          <table:table-cell office:value-type="float" office:value="143070" calcext:value-type="float">
            <text:p>143070</text:p>
          </table:table-cell>
          <table:table-cell office:value-type="float" office:value="70277" calcext:value-type="float">
            <text:p>70277</text:p>
          </table:table-cell>
          <table:table-cell office:value-type="float" office:value="70279" calcext:value-type="float">
            <text:p>70279</text:p>
          </table:table-cell>
          <table:table-cell/>
          <table:table-cell table:formula="of:=SUM([.B36:.E36])" office:value-type="float" office:value="466078.2" calcext:value-type="float">
            <text:p>466,078.20</text:p>
          </table:table-cell>
          <table:table-cell table:style-name="ce13" table:formula="of:=COM.MICROSOFT.MINIFS([.I$1:.I$1048576];[.F$1:.F$1048576];&quot;&lt;=&quot;&amp;[.F3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31" calcext:value-type="float">
            <text:p>196931</text:p>
          </table:table-cell>
          <table:table-cell office:value-type="float" office:value="27527" calcext:value-type="float">
            <text:p>27527</text:p>
          </table:table-cell>
          <table:table-cell office:value-type="float" office:value="80371.3" calcext:value-type="float">
            <text:p>80371.3</text:p>
          </table:table-cell>
          <table:table-cell office:value-type="float" office:value="149124" calcext:value-type="float">
            <text:p>149124</text:p>
          </table:table-cell>
          <table:table-cell office:value-type="float" office:value="70280" calcext:value-type="float">
            <text:p>70280</text:p>
          </table:table-cell>
          <table:table-cell office:value-type="float" office:value="70282" calcext:value-type="float">
            <text:p>70282</text:p>
          </table:table-cell>
          <table:table-cell/>
          <table:table-cell table:formula="of:=SUM([.B37:.E37])" office:value-type="float" office:value="453953.3" calcext:value-type="float">
            <text:p>453,953.30</text:p>
          </table:table-cell>
          <table:table-cell table:style-name="ce13" table:formula="of:=COM.MICROSOFT.MINIFS([.I$1:.I$1048576];[.F$1:.F$1048576];&quot;&lt;=&quot;&amp;[.F3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58" calcext:value-type="float">
            <text:p>199258</text:p>
          </table:table-cell>
          <table:table-cell office:value-type="float" office:value="31028.8" calcext:value-type="float">
            <text:p>31028.8</text:p>
          </table:table-cell>
          <table:table-cell office:value-type="float" office:value="77614.1" calcext:value-type="float">
            <text:p>77614.1</text:p>
          </table:table-cell>
          <table:table-cell office:value-type="float" office:value="145306" calcext:value-type="float">
            <text:p>145306</text:p>
          </table:table-cell>
          <table:table-cell office:value-type="float" office:value="70283" calcext:value-type="float">
            <text:p>70283</text:p>
          </table:table-cell>
          <table:table-cell office:value-type="float" office:value="70286" calcext:value-type="float">
            <text:p>70286</text:p>
          </table:table-cell>
          <table:table-cell/>
          <table:table-cell table:formula="of:=SUM([.B38:.E38])" office:value-type="float" office:value="453206.9" calcext:value-type="float">
            <text:p>453,206.90</text:p>
          </table:table-cell>
          <table:table-cell table:style-name="ce13" table:formula="of:=COM.MICROSOFT.MINIFS([.I$1:.I$1048576];[.F$1:.F$1048576];&quot;&lt;=&quot;&amp;[.F3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67" calcext:value-type="float">
            <text:p>200267</text:p>
          </table:table-cell>
          <table:table-cell office:value-type="float" office:value="33175.9" calcext:value-type="float">
            <text:p>33175.9</text:p>
          </table:table-cell>
          <table:table-cell office:value-type="float" office:value="80935.2" calcext:value-type="float">
            <text:p>80935.2</text:p>
          </table:table-cell>
          <table:table-cell office:value-type="float" office:value="144209" calcext:value-type="float">
            <text:p>144209</text:p>
          </table:table-cell>
          <table:table-cell office:value-type="float" office:value="70287" calcext:value-type="float">
            <text:p>70287</text:p>
          </table:table-cell>
          <table:table-cell office:value-type="float" office:value="70289" calcext:value-type="float">
            <text:p>70289</text:p>
          </table:table-cell>
          <table:table-cell/>
          <table:table-cell table:formula="of:=SUM([.B39:.E39])" office:value-type="float" office:value="458587.1" calcext:value-type="float">
            <text:p>458,587.10</text:p>
          </table:table-cell>
          <table:table-cell table:style-name="ce13" table:formula="of:=COM.MICROSOFT.MINIFS([.I$1:.I$1048576];[.F$1:.F$1048576];&quot;&lt;=&quot;&amp;[.F3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0701" calcext:value-type="float">
            <text:p>210701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77665.6" calcext:value-type="float">
            <text:p>77665.6</text:p>
          </table:table-cell>
          <table:table-cell office:value-type="float" office:value="144003" calcext:value-type="float">
            <text:p>144003</text:p>
          </table:table-cell>
          <table:table-cell office:value-type="float" office:value="70290" calcext:value-type="float">
            <text:p>70290</text:p>
          </table:table-cell>
          <table:table-cell office:value-type="float" office:value="70293" calcext:value-type="float">
            <text:p>70293</text:p>
          </table:table-cell>
          <table:table-cell/>
          <table:table-cell table:formula="of:=SUM([.B40:.E40])" office:value-type="float" office:value="455677.1" calcext:value-type="float">
            <text:p>455,677.10</text:p>
          </table:table-cell>
          <table:table-cell table:style-name="ce13" table:formula="of:=COM.MICROSOFT.MINIFS([.I$1:.I$1048576];[.F$1:.F$1048576];&quot;&lt;=&quot;&amp;[.F4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662.7" calcext:value-type="float">
            <text:p>73662.7</text:p>
          </table:table-cell>
          <table:table-cell office:value-type="float" office:value="143457" calcext:value-type="float">
            <text:p>143457</text:p>
          </table:table-cell>
          <table:table-cell office:value-type="float" office:value="70294" calcext:value-type="float">
            <text:p>70294</text:p>
          </table:table-cell>
          <table:table-cell office:value-type="float" office:value="70296" calcext:value-type="float">
            <text:p>70296</text:p>
          </table:table-cell>
          <table:table-cell/>
          <table:table-cell table:formula="of:=SUM([.B41:.E41])" office:value-type="float" office:value="450426" calcext:value-type="float">
            <text:p>450,426.00</text:p>
          </table:table-cell>
          <table:table-cell table:style-name="ce13" table:formula="of:=COM.MICROSOFT.MINIFS([.I$1:.I$1048576];[.F$1:.F$1048576];&quot;&lt;=&quot;&amp;[.F4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22" calcext:value-type="float">
            <text:p>196122</text:p>
          </table:table-cell>
          <table:table-cell office:value-type="float" office:value="30065.5" calcext:value-type="float">
            <text:p>30065.5</text:p>
          </table:table-cell>
          <table:table-cell office:value-type="float" office:value="80542.6" calcext:value-type="float">
            <text:p>80542.6</text:p>
          </table:table-cell>
          <table:table-cell office:value-type="float" office:value="155285" calcext:value-type="float">
            <text:p>155285</text:p>
          </table:table-cell>
          <table:table-cell office:value-type="float" office:value="70297" calcext:value-type="float">
            <text:p>70297</text:p>
          </table:table-cell>
          <table:table-cell office:value-type="float" office:value="70299" calcext:value-type="float">
            <text:p>70299</text:p>
          </table:table-cell>
          <table:table-cell/>
          <table:table-cell table:formula="of:=SUM([.B42:.E42])" office:value-type="float" office:value="462015.1" calcext:value-type="float">
            <text:p>462,015.10</text:p>
          </table:table-cell>
          <table:table-cell table:style-name="ce13" table:formula="of:=COM.MICROSOFT.MINIFS([.I$1:.I$1048576];[.F$1:.F$1048576];&quot;&lt;=&quot;&amp;[.F4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40" calcext:value-type="float">
            <text:p>196140</text:p>
          </table:table-cell>
          <table:table-cell office:value-type="float" office:value="35201.2" calcext:value-type="float">
            <text:p>35201.2</text:p>
          </table:table-cell>
          <table:table-cell office:value-type="float" office:value="79802.3" calcext:value-type="float">
            <text:p>79802.3</text:p>
          </table:table-cell>
          <table:table-cell office:value-type="float" office:value="145123" calcext:value-type="float">
            <text:p>145123</text:p>
          </table:table-cell>
          <table:table-cell office:value-type="float" office:value="70300" calcext:value-type="float">
            <text:p>70300</text:p>
          </table:table-cell>
          <table:table-cell office:value-type="float" office:value="70301" calcext:value-type="float">
            <text:p>70301</text:p>
          </table:table-cell>
          <table:table-cell/>
          <table:table-cell table:formula="of:=SUM([.B43:.E43])" office:value-type="float" office:value="456266.5" calcext:value-type="float">
            <text:p>456,266.50</text:p>
          </table:table-cell>
          <table:table-cell table:style-name="ce13" table:formula="of:=COM.MICROSOFT.MINIFS([.I$1:.I$1048576];[.F$1:.F$1048576];&quot;&lt;=&quot;&amp;[.F4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170" calcext:value-type="float">
            <text:p>200170</text:p>
          </table:table-cell>
          <table:table-cell office:value-type="float" office:value="29894.8" calcext:value-type="float">
            <text:p>29894.8</text:p>
          </table:table-cell>
          <table:table-cell office:value-type="float" office:value="75144.2" calcext:value-type="float">
            <text:p>75144.2</text:p>
          </table:table-cell>
          <table:table-cell office:value-type="float" office:value="142455" calcext:value-type="float">
            <text:p>142455</text:p>
          </table:table-cell>
          <table:table-cell office:value-type="float" office:value="70302" calcext:value-type="float">
            <text:p>70302</text:p>
          </table:table-cell>
          <table:table-cell office:value-type="float" office:value="70457" calcext:value-type="float">
            <text:p>70457</text:p>
          </table:table-cell>
          <table:table-cell/>
          <table:table-cell table:formula="of:=SUM([.B44:.E44])" office:value-type="float" office:value="447664" calcext:value-type="float">
            <text:p>447,664.00</text:p>
          </table:table-cell>
          <table:table-cell table:style-name="ce13" table:formula="of:=COM.MICROSOFT.MINIFS([.I$1:.I$1048576];[.F$1:.F$1048576];&quot;&lt;=&quot;&amp;[.F44])" office:value-type="float" office:value="447664" calcext:value-type="float">
            <text:p>447,664.0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287" calcext:value-type="float">
            <text:p>205287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222.4" calcext:value-type="float">
            <text:p>73222.4</text:p>
          </table:table-cell>
          <table:table-cell office:value-type="float" office:value="142788" calcext:value-type="float">
            <text:p>142788</text:p>
          </table:table-cell>
          <table:table-cell office:value-type="float" office:value="70458" calcext:value-type="float">
            <text:p>70458</text:p>
          </table:table-cell>
          <table:table-cell office:value-type="float" office:value="71092" calcext:value-type="float">
            <text:p>71092</text:p>
          </table:table-cell>
          <table:table-cell/>
          <table:table-cell table:formula="of:=SUM([.B45:.E45])" office:value-type="float" office:value="447645.7" calcext:value-type="float">
            <text:p>447,645.70</text:p>
          </table:table-cell>
          <table:table-cell table:style-name="ce13" table:formula="of:=COM.MICROSOFT.MINIFS([.I$1:.I$1048576];[.F$1:.F$1048576];&quot;&lt;=&quot;&amp;[.F45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531" calcext:value-type="float">
            <text:p>198531</text:p>
          </table:table-cell>
          <table:table-cell office:value-type="float" office:value="27557.9" calcext:value-type="float">
            <text:p>27557.9</text:p>
          </table:table-cell>
          <table:table-cell office:value-type="float" office:value="80041.9" calcext:value-type="float">
            <text:p>80041.9</text:p>
          </table:table-cell>
          <table:table-cell office:value-type="float" office:value="149080" calcext:value-type="float">
            <text:p>149080</text:p>
          </table:table-cell>
          <table:table-cell office:value-type="float" office:value="71093" calcext:value-type="float">
            <text:p>71093</text:p>
          </table:table-cell>
          <table:table-cell office:value-type="float" office:value="71096" calcext:value-type="float">
            <text:p>71096</text:p>
          </table:table-cell>
          <table:table-cell/>
          <table:table-cell table:formula="of:=SUM([.B46:.E46])" office:value-type="float" office:value="455210.8" calcext:value-type="float">
            <text:p>455,210.80</text:p>
          </table:table-cell>
          <table:table-cell table:style-name="ce13" table:formula="of:=COM.MICROSOFT.MINIFS([.I$1:.I$1048576];[.F$1:.F$1048576];&quot;&lt;=&quot;&amp;[.F46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819" calcext:value-type="float">
            <text:p>199819</text:p>
          </table:table-cell>
          <table:table-cell office:value-type="float" office:value="33217.4" calcext:value-type="float">
            <text:p>33217.4</text:p>
          </table:table-cell>
          <table:table-cell office:value-type="float" office:value="75677.9" calcext:value-type="float">
            <text:p>75677.9</text:p>
          </table:table-cell>
          <table:table-cell office:value-type="float" office:value="139439" calcext:value-type="float">
            <text:p>139439</text:p>
          </table:table-cell>
          <table:table-cell office:value-type="float" office:value="71097" calcext:value-type="float">
            <text:p>71097</text:p>
          </table:table-cell>
          <table:table-cell office:value-type="float" office:value="71099" calcext:value-type="float">
            <text:p>71099</text:p>
          </table:table-cell>
          <table:table-cell/>
          <table:table-cell table:formula="of:=SUM([.B47:.E47])" office:value-type="float" office:value="448153.3" calcext:value-type="float">
            <text:p>448,153.30</text:p>
          </table:table-cell>
          <table:table-cell table:style-name="ce13" table:formula="of:=COM.MICROSOFT.MINIFS([.I$1:.I$1048576];[.F$1:.F$1048576];&quot;&lt;=&quot;&amp;[.F47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29" calcext:value-type="float">
            <text:p>200229</text:p>
          </table:table-cell>
          <table:table-cell office:value-type="float" office:value="30172" calcext:value-type="float">
            <text:p>30172</text:p>
          </table:table-cell>
          <table:table-cell office:value-type="float" office:value="75927.8" calcext:value-type="float">
            <text:p>75927.8</text:p>
          </table:table-cell>
          <table:table-cell office:value-type="float" office:value="140405" calcext:value-type="float">
            <text:p>140405</text:p>
          </table:table-cell>
          <table:table-cell office:value-type="float" office:value="71100" calcext:value-type="float">
            <text:p>71100</text:p>
          </table:table-cell>
          <table:table-cell office:value-type="float" office:value="71103" calcext:value-type="float">
            <text:p>71103</text:p>
          </table:table-cell>
          <table:table-cell/>
          <table:table-cell table:formula="of:=SUM([.B48:.E48])" office:value-type="float" office:value="446733.8" calcext:value-type="float">
            <text:p>446,733.80</text:p>
          </table:table-cell>
          <table:table-cell table:style-name="ce13" table:formula="of:=COM.MICROSOFT.MINIFS([.I$1:.I$1048576];[.F$1:.F$1048576];&quot;&lt;=&quot;&amp;[.F48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352" calcext:value-type="float">
            <text:p>199352</text:p>
          </table:table-cell>
          <table:table-cell office:value-type="float" office:value="33021.1" calcext:value-type="float">
            <text:p>33021.1</text:p>
          </table:table-cell>
          <table:table-cell office:value-type="float" office:value="76362.9" calcext:value-type="float">
            <text:p>76362.9</text:p>
          </table:table-cell>
          <table:table-cell office:value-type="float" office:value="142364" calcext:value-type="float">
            <text:p>142364</text:p>
          </table:table-cell>
          <table:table-cell office:value-type="float" office:value="71104" calcext:value-type="float">
            <text:p>71104</text:p>
          </table:table-cell>
          <table:table-cell office:value-type="float" office:value="71107" calcext:value-type="float">
            <text:p>71107</text:p>
          </table:table-cell>
          <table:table-cell/>
          <table:table-cell table:formula="of:=SUM([.B49:.E49])" office:value-type="float" office:value="451100" calcext:value-type="float">
            <text:p>451,100.00</text:p>
          </table:table-cell>
          <table:table-cell table:style-name="ce13" table:formula="of:=COM.MICROSOFT.MINIFS([.I$1:.I$1048576];[.F$1:.F$1048576];&quot;&lt;=&quot;&amp;[.F49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19" calcext:value-type="float">
            <text:p>199219</text:p>
          </table:table-cell>
          <table:table-cell office:value-type="float" office:value="33558.4" calcext:value-type="float">
            <text:p>33558.4</text:p>
          </table:table-cell>
          <table:table-cell office:value-type="float" office:value="75252.9" calcext:value-type="float">
            <text:p>75252.9</text:p>
          </table:table-cell>
          <table:table-cell office:value-type="float" office:value="139861" calcext:value-type="float">
            <text:p>139861</text:p>
          </table:table-cell>
          <table:table-cell office:value-type="float" office:value="71108" calcext:value-type="float">
            <text:p>71108</text:p>
          </table:table-cell>
          <table:table-cell office:value-type="float" office:value="71111" calcext:value-type="float">
            <text:p>71111</text:p>
          </table:table-cell>
          <table:table-cell/>
          <table:table-cell table:formula="of:=SUM([.B50:.E50])" office:value-type="float" office:value="447891.3" calcext:value-type="float">
            <text:p>447,891.30</text:p>
          </table:table-cell>
          <table:table-cell table:style-name="ce13" table:formula="of:=COM.MICROSOFT.MINIFS([.I$1:.I$1048576];[.F$1:.F$1048576];&quot;&lt;=&quot;&amp;[.F50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office:value-type="float" office:value="71112" calcext:value-type="float">
            <text:p>71112</text:p>
          </table:table-cell>
          <table:table-cell office:value-type="float" office:value="71115" calcext:value-type="float">
            <text:p>71115</text:p>
          </table:table-cell>
          <table:table-cell/>
          <table:table-cell table:formula="of:=SUM([.B51:.E51])" office:value-type="float" office:value="453933.7" calcext:value-type="float">
            <text:p>453,933.70</text:p>
          </table:table-cell>
          <table:table-cell table:style-name="ce13" table:formula="of:=COM.MICROSOFT.MINIFS([.I$1:.I$1048576];[.F$1:.F$1048576];&quot;&lt;=&quot;&amp;[.F51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office:value-type="float" office:value="71116" calcext:value-type="float">
            <text:p>71116</text:p>
          </table:table-cell>
          <table:table-cell office:value-type="float" office:value="71119" calcext:value-type="float">
            <text:p>71119</text:p>
          </table:table-cell>
          <table:table-cell/>
          <table:table-cell table:formula="of:=SUM([.B52:.E52])" office:value-type="float" office:value="456825.4" calcext:value-type="float">
            <text:p>456,825.40</text:p>
          </table:table-cell>
          <table:table-cell table:style-name="ce13" table:formula="of:=COM.MICROSOFT.MINIFS([.I$1:.I$1048576];[.F$1:.F$1048576];&quot;&lt;=&quot;&amp;[.F52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office:value-type="float" office:value="71120" calcext:value-type="float">
            <text:p>71120</text:p>
          </table:table-cell>
          <table:table-cell office:value-type="float" office:value="71123" calcext:value-type="float">
            <text:p>71123</text:p>
          </table:table-cell>
          <table:table-cell/>
          <table:table-cell table:formula="of:=SUM([.B53:.E53])" office:value-type="float" office:value="449686.4" calcext:value-type="float">
            <text:p>449,686.40</text:p>
          </table:table-cell>
          <table:table-cell table:style-name="ce13" table:formula="of:=COM.MICROSOFT.MINIFS([.I$1:.I$1048576];[.F$1:.F$1048576];&quot;&lt;=&quot;&amp;[.F53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office:value-type="float" office:value="71124" calcext:value-type="float">
            <text:p>71124</text:p>
          </table:table-cell>
          <table:table-cell office:value-type="float" office:value="71127" calcext:value-type="float">
            <text:p>71127</text:p>
          </table:table-cell>
          <table:table-cell/>
          <table:table-cell table:formula="of:=SUM([.B54:.E54])" office:value-type="float" office:value="456413.4" calcext:value-type="float">
            <text:p>456,413.40</text:p>
          </table:table-cell>
          <table:table-cell table:style-name="ce13" table:formula="of:=COM.MICROSOFT.MINIFS([.I$1:.I$1048576];[.F$1:.F$1048576];&quot;&lt;=&quot;&amp;[.F54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office:value-type="float" office:value="71128" calcext:value-type="float">
            <text:p>71128</text:p>
          </table:table-cell>
          <table:table-cell office:value-type="float" office:value="71131" calcext:value-type="float">
            <text:p>71131</text:p>
          </table:table-cell>
          <table:table-cell/>
          <table:table-cell table:formula="of:=SUM([.B55:.E55])" office:value-type="float" office:value="447576.9" calcext:value-type="float">
            <text:p>447,576.90</text:p>
          </table:table-cell>
          <table:table-cell table:style-name="ce13" table:formula="of:=COM.MICROSOFT.MINIFS([.I$1:.I$1048576];[.F$1:.F$1048576];&quot;&lt;=&quot;&amp;[.F55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office:value-type="float" office:value="71132" calcext:value-type="float">
            <text:p>71132</text:p>
          </table:table-cell>
          <table:table-cell office:value-type="float" office:value="71660" calcext:value-type="float">
            <text:p>71660</text:p>
          </table:table-cell>
          <table:table-cell/>
          <table:table-cell table:formula="of:=SUM([.B56:.E56])" office:value-type="float" office:value="449698.8" calcext:value-type="float">
            <text:p>449,698.80</text:p>
          </table:table-cell>
          <table:table-cell table:style-name="ce13" table:formula="of:=COM.MICROSOFT.MINIFS([.I$1:.I$1048576];[.F$1:.F$1048576];&quot;&lt;=&quot;&amp;[.F56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office:value-type="float" office:value="71661" calcext:value-type="float">
            <text:p>71661</text:p>
          </table:table-cell>
          <table:table-cell office:value-type="float" office:value="72476" calcext:value-type="float">
            <text:p>72476</text:p>
          </table:table-cell>
          <table:table-cell/>
          <table:table-cell table:formula="of:=SUM([.B57:.E57])" office:value-type="float" office:value="455904.4" calcext:value-type="float">
            <text:p>455,904.40</text:p>
          </table:table-cell>
          <table:table-cell table:style-name="ce13" table:formula="of:=COM.MICROSOFT.MINIFS([.I$1:.I$1048576];[.F$1:.F$1048576];&quot;&lt;=&quot;&amp;[.F57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office:value-type="float" office:value="72477" calcext:value-type="float">
            <text:p>72477</text:p>
          </table:table-cell>
          <table:table-cell office:value-type="float" office:value="72480" calcext:value-type="float">
            <text:p>72480</text:p>
          </table:table-cell>
          <table:table-cell/>
          <table:table-cell table:formula="of:=SUM([.B58:.E58])" office:value-type="float" office:value="445457.9" calcext:value-type="float">
            <text:p>445,457.90</text:p>
          </table:table-cell>
          <table:table-cell table:style-name="ce13" table:formula="of:=COM.MICROSOFT.MINIFS([.I$1:.I$1048576];[.F$1:.F$1048576];&quot;&lt;=&quot;&amp;[.F58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office:value-type="float" office:value="72481" calcext:value-type="float">
            <text:p>72481</text:p>
          </table:table-cell>
          <table:table-cell office:value-type="float" office:value="72483" calcext:value-type="float">
            <text:p>72483</text:p>
          </table:table-cell>
          <table:table-cell/>
          <table:table-cell table:formula="of:=SUM([.B59:.E59])" office:value-type="float" office:value="451631.9" calcext:value-type="float">
            <text:p>451,631.90</text:p>
          </table:table-cell>
          <table:table-cell table:style-name="ce13" table:formula="of:=COM.MICROSOFT.MINIFS([.I$1:.I$1048576];[.F$1:.F$1048576];&quot;&lt;=&quot;&amp;[.F59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office:value-type="float" office:value="72484" calcext:value-type="float">
            <text:p>72484</text:p>
          </table:table-cell>
          <table:table-cell office:value-type="float" office:value="72487" calcext:value-type="float">
            <text:p>72487</text:p>
          </table:table-cell>
          <table:table-cell/>
          <table:table-cell table:formula="of:=SUM([.B60:.E60])" office:value-type="float" office:value="445728" calcext:value-type="float">
            <text:p>445,728.00</text:p>
          </table:table-cell>
          <table:table-cell table:style-name="ce13" table:formula="of:=COM.MICROSOFT.MINIFS([.I$1:.I$1048576];[.F$1:.F$1048576];&quot;&lt;=&quot;&amp;[.F60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office:value-type="float" office:value="72488" calcext:value-type="float">
            <text:p>72488</text:p>
          </table:table-cell>
          <table:table-cell office:value-type="float" office:value="72967" calcext:value-type="float">
            <text:p>72967</text:p>
          </table:table-cell>
          <table:table-cell/>
          <table:table-cell table:formula="of:=SUM([.B61:.E61])" office:value-type="float" office:value="455694.9" calcext:value-type="float">
            <text:p>455,694.90</text:p>
          </table:table-cell>
          <table:table-cell table:style-name="ce13" table:formula="of:=COM.MICROSOFT.MINIFS([.I$1:.I$1048576];[.F$1:.F$1048576];&quot;&lt;=&quot;&amp;[.F61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office:value-type="float" office:value="72968" calcext:value-type="float">
            <text:p>72968</text:p>
          </table:table-cell>
          <table:table-cell office:value-type="float" office:value="73326" calcext:value-type="float">
            <text:p>73326</text:p>
          </table:table-cell>
          <table:table-cell/>
          <table:table-cell table:formula="of:=SUM([.B62:.E62])" office:value-type="float" office:value="453086.1" calcext:value-type="float">
            <text:p>453,086.10</text:p>
          </table:table-cell>
          <table:table-cell table:style-name="ce13" table:formula="of:=COM.MICROSOFT.MINIFS([.I$1:.I$1048576];[.F$1:.F$1048576];&quot;&lt;=&quot;&amp;[.F62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office:value-type="float" office:value="73327" calcext:value-type="float">
            <text:p>73327</text:p>
          </table:table-cell>
          <table:table-cell office:value-type="float" office:value="74030" calcext:value-type="float">
            <text:p>74030</text:p>
          </table:table-cell>
          <table:table-cell/>
          <table:table-cell table:formula="of:=SUM([.B63:.E63])" office:value-type="float" office:value="448415.8" calcext:value-type="float">
            <text:p>448,415.80</text:p>
          </table:table-cell>
          <table:table-cell table:style-name="ce13" table:formula="of:=COM.MICROSOFT.MINIFS([.I$1:.I$1048576];[.F$1:.F$1048576];&quot;&lt;=&quot;&amp;[.F63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office:value-type="float" office:value="74031" calcext:value-type="float">
            <text:p>74031</text:p>
          </table:table-cell>
          <table:table-cell office:value-type="float" office:value="152000" calcext:value-type="float">
            <text:p>152000</text:p>
          </table:table-cell>
          <table:table-cell/>
          <table:table-cell table:formula="of:=SUM([.B64:.E64])" office:value-type="float" office:value="451362.1" calcext:value-type="float">
            <text:p>451,362.10</text:p>
          </table:table-cell>
          <table:table-cell table:style-name="ce13" table:formula="of:=COM.MICROSOFT.MINIFS([.I$1:.I$1048576];[.F$1:.F$1048576];&quot;&lt;=&quot;&amp;[.F64])" office:value-type="float" office:value="445457.9" calcext:value-type="float">
            <text:p>445,457.90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1" table:target-range-address="P10.A1:P10.G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1:12:57.46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23T17:17:33.211000000</dc:date>
    <meta:editing-duration>PT4H59M44S</meta:editing-duration>
    <meta:editing-cycles>7</meta:editing-cycles>
    <meta:generator>LibreOffice/7.2.2.2$Windows_X86_64 LibreOffice_project/02b2acce88a210515b4a5bb2e46cbfb63fe97d56</meta:generator>
    <meta:document-statistic meta:table-count="9" meta:cell-count="7460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12cm" svg:height="14.663cm" xlink:href=".." xlink:type="simple" chart:class="chart:line" chart:style-name="ch1">
        <chart:legend chart:legend-position="end" svg:x="16.719cm" svg:y="7.032cm" style:legend-expansion="high" chart:style-name="ch2"/>
        <chart:plot-area chart:style-name="ch3" table:cell-range-address="P9.J1:P9.J64" svg:x="0.388cm" svg:y="0.293cm" svg:width="15.943cm" svg:height="14.077cm">
          <chart:coordinate-region svg:x="2.332cm" svg:y="0.492cm" svg:width="13.86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9.J1:P9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858.9">
                <text:p>459858.9</text:p>
                <draw:g>
                  <svg:desc>P9.J1:P9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827.2">
                <text:p>4538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448.3">
                <text:p>45144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664">
                <text:p>447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457.9">
                <text:p>44545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7200s.H401:7200s.H408 7200s.J401:7200s.J408" chart:data-source-has-labels="column" svg:x="0.32cm" svg:y="0.18cm" svg:width="12.667cm" svg:height="8.64cm">
          <chart:coordinate-region svg:x="2.264cm" svg:y="0.18cm" svg:width="10.582cm" svg:height="6.713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16022.431">
                <text:p>16022.43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 0" chart:style-name="ch1">
        <chart:plot-area chart:style-name="ch2" table:cell-range-address="P8.F1:P8.G79" chart:data-source-has-labels="column" svg:x="1.357cm" svg:y="0.211cm" svg:width="15.617cm" svg:height="9.169cm">
          <chart:coordinate-region svg:x="3.116cm" svg:y="0.411cm" svg:width="13.102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P8.G1:P8.G79"/>
          </chart:axis>
          <chart:axis chart:dimension="y" chart:name="primary-y" chart:style-name="ch5">
            <chart:title svg:x="0.451cm" svg:y="6.228cm" chart:style-name="ch6">
              <text:p>Capacity constraint</text:p>
            </chart:title>
          </chart:axis>
          <chart:series chart:style-name="ch7" chart:values-cell-range-address="P8.G1:P8.G79" chart:class="chart:scatter">
            <chart:domain table:cell-range-address="P8.F1:P8.F79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P8.G1:P8.G79</svg:desc>
                </draw:g>
              </table:table-cell>
              <table:table-cell office:value-type="float" office:value="62210">
                <text:p>62210</text:p>
                <draw:g>
                  <svg:desc>P8.F1:P8.F79</svg:desc>
                </draw:g>
              </table:table-cell>
              <table:table-cell office:value-type="float" office:value="62212">
                <text:p>62212</text:p>
                <draw:g>
                  <svg:desc>P8.G1:P8.G79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3">
                <text:p>62213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6">
                <text:p>62216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19">
                <text:p>62219</text:p>
              </table:table-cell>
              <table:table-cell office:value-type="float" office:value="62221">
                <text:p>62221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2">
                <text:p>62222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5">
                <text:p>62225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28">
                <text:p>62228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1">
                <text:p>62231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4">
                <text:p>6223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7">
                <text:p>62237</text:p>
              </table:table-cell>
              <table:table-cell office:value-type="float" office:value="62239">
                <text:p>62239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0">
                <text:p>6224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3">
                <text:p>62243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6">
                <text:p>62246</text:p>
              </table:table-cell>
              <table:table-cell office:value-type="float" office:value="62248">
                <text:p>62248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49">
                <text:p>62249</text:p>
              </table:table-cell>
              <table:table-cell office:value-type="float" office:value="62251">
                <text:p>62251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2">
                <text:p>62252</text:p>
              </table:table-cell>
              <table:table-cell office:value-type="float" office:value="62254">
                <text:p>62254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5">
                <text:p>62255</text:p>
              </table:table-cell>
              <table:table-cell office:value-type="float" office:value="62257">
                <text:p>62257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58">
                <text:p>62258</text:p>
              </table:table-cell>
              <table:table-cell office:value-type="float" office:value="62260">
                <text:p>62260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1">
                <text:p>62261</text:p>
              </table:table-cell>
              <table:table-cell office:value-type="float" office:value="62263">
                <text:p>62263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4">
                <text:p>62264</text:p>
              </table:table-cell>
              <table:table-cell office:value-type="float" office:value="62266">
                <text:p>62266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7">
                <text:p>62267</text:p>
              </table:table-cell>
              <table:table-cell office:value-type="float" office:value="62269">
                <text:p>62269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0">
                <text:p>62270</text:p>
              </table:table-cell>
              <table:table-cell office:value-type="float" office:value="62272">
                <text:p>62272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3">
                <text:p>62273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6">
                <text:p>62276</text:p>
              </table:table-cell>
              <table:table-cell office:value-type="float" office:value="62278">
                <text:p>62278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79">
                <text:p>62279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2">
                <text:p>62282</text:p>
              </table:table-cell>
              <table:table-cell office:value-type="float" office:value="62284">
                <text:p>62284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5">
                <text:p>62285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88">
                <text:p>62288</text:p>
              </table:table-cell>
              <table:table-cell office:value-type="float" office:value="62290">
                <text:p>62290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1">
                <text:p>62291</text:p>
              </table:table-cell>
              <table:table-cell office:value-type="float" office:value="62293">
                <text:p>62293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4">
                <text:p>62294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7">
                <text:p>6229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0">
                <text:p>623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3">
                <text:p>62303</text:p>
              </table:table-cell>
              <table:table-cell office:value-type="float" office:value="62305">
                <text:p>62305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6">
                <text:p>62306</text:p>
              </table:table-cell>
              <table:table-cell office:value-type="float" office:value="62308">
                <text:p>62308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09">
                <text:p>62309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2">
                <text:p>62312</text:p>
              </table:table-cell>
              <table:table-cell office:value-type="float" office:value="62314">
                <text:p>62314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5">
                <text:p>62315</text:p>
              </table:table-cell>
              <table:table-cell office:value-type="float" office:value="62317">
                <text:p>62317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18">
                <text:p>62318</text:p>
              </table:table-cell>
              <table:table-cell office:value-type="float" office:value="62320">
                <text:p>62320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1">
                <text:p>62321</text:p>
              </table:table-cell>
              <table:table-cell office:value-type="float" office:value="62323">
                <text:p>62323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4">
                <text:p>62324</text:p>
              </table:table-cell>
              <table:table-cell office:value-type="float" office:value="62326">
                <text:p>62326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7">
                <text:p>62327</text:p>
              </table:table-cell>
              <table:table-cell office:value-type="float" office:value="62329">
                <text:p>62329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0">
                <text:p>62330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3">
                <text:p>62333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6">
                <text:p>62336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39">
                <text:p>62339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2">
                <text:p>62342</text:p>
              </table:table-cell>
              <table:table-cell office:value-type="float" office:value="62344">
                <text:p>62344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5">
                <text:p>62345</text:p>
              </table:table-cell>
              <table:table-cell office:value-type="float" office:value="62347">
                <text:p>62347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48">
                <text:p>62348</text:p>
              </table:table-cell>
              <table:table-cell office:value-type="float" office:value="62350">
                <text:p>62350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1">
                <text:p>62351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4">
                <text:p>62354</text:p>
              </table:table-cell>
              <table:table-cell office:value-type="float" office:value="62356">
                <text:p>62356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7">
                <text:p>62357</text:p>
              </table:table-cell>
              <table:table-cell office:value-type="float" office:value="62359">
                <text:p>62359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0">
                <text:p>62360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3">
                <text:p>62363</text:p>
              </table:table-cell>
              <table:table-cell office:value-type="float" office:value="62365">
                <text:p>62365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6">
                <text:p>62366</text:p>
              </table:table-cell>
              <table:table-cell office:value-type="float" office:value="62368">
                <text:p>62368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69">
                <text:p>62369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2">
                <text:p>62372</text:p>
              </table:table-cell>
              <table:table-cell office:value-type="float" office:value="62374">
                <text:p>62374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5">
                <text:p>6237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78">
                <text:p>6237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1">
                <text:p>62381</text:p>
              </table:table-cell>
              <table:table-cell office:value-type="float" office:value="62383">
                <text:p>62383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4">
                <text:p>62384</text:p>
              </table:table-cell>
              <table:table-cell office:value-type="float" office:value="62386">
                <text:p>62386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7">
                <text:p>62387</text:p>
              </table:table-cell>
              <table:table-cell office:value-type="float" office:value="62389">
                <text:p>62389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0">
                <text:p>62390</text:p>
              </table:table-cell>
              <table:table-cell office:value-type="float" office:value="62392">
                <text:p>62392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3">
                <text:p>62393</text:p>
              </table:table-cell>
              <table:table-cell office:value-type="float" office:value="62395">
                <text:p>62395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6">
                <text:p>62396</text:p>
              </table:table-cell>
              <table:table-cell office:value-type="float" office:value="62398">
                <text:p>62398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399">
                <text:p>62399</text:p>
              </table:table-cell>
              <table:table-cell office:value-type="float" office:value="62401">
                <text:p>6240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2">
                <text:p>62402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5">
                <text:p>62405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08">
                <text:p>62408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1">
                <text:p>62411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4">
                <text:p>62414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7">
                <text:p>62417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0">
                <text:p>62420</text:p>
              </table:table-cell>
              <table:table-cell office:value-type="float" office:value="62422">
                <text:p>62422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3">
                <text:p>62423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6">
                <text:p>62426</text:p>
              </table:table-cell>
              <table:table-cell office:value-type="float" office:value="62428">
                <text:p>62428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29">
                <text:p>62429</text:p>
              </table:table-cell>
              <table:table-cell office:value-type="float" office:value="62431">
                <text:p>6243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2">
                <text:p>62432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5">
                <text:p>62435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38">
                <text:p>62438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1">
                <text:p>62441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4">
                <text:p>62444</text:p>
              </table:table-cell>
              <table:table-cell office:value-type="float" office:value="62446">
                <text:p>62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ECCAD21901BEBEEE.svm"/>
      </style:chart-properties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P8.F1:P8.F80 P8.J1:P8.J80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P8.F1:P8.F80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P8.J1:P8.J80" chart:class="chart:scatter">
            <chart:domain table:cell-range-address="P8.F1:P8.F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0">
                <text:p>62210</text:p>
                <draw:g>
                  <svg:desc>P8.F1:P8.F80</svg:desc>
                </draw:g>
              </table:table-cell>
              <table:table-cell office:value-type="float" office:value="62210">
                <text:p>62210</text:p>
                <draw:g>
                  <svg:desc>P8.F1:P8.F80</svg:desc>
                </draw:g>
              </table:table-cell>
              <table:table-cell office:value-type="float" office:value="473410.4">
                <text:p>473410.4</text:p>
                <draw:g>
                  <svg:desc>P8.J1:P8.J80</svg:desc>
                </draw:g>
              </table:table-cell>
            </table:table-row>
            <table:table-row>
              <table:table-cell office:value-type="float" office:value="62213">
                <text:p>62213</text:p>
              </table:table-cell>
              <table:table-cell office:value-type="float" office:value="62213">
                <text:p>62213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6">
                <text:p>62216</text:p>
              </table:table-cell>
              <table:table-cell office:value-type="float" office:value="62216">
                <text:p>62216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9">
                <text:p>62219</text:p>
              </table:table-cell>
              <table:table-cell office:value-type="float" office:value="62219">
                <text:p>62219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2">
                <text:p>62222</text:p>
              </table:table-cell>
              <table:table-cell office:value-type="float" office:value="62222">
                <text:p>62222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5">
                <text:p>62225</text:p>
              </table:table-cell>
              <table:table-cell office:value-type="float" office:value="62225">
                <text:p>62225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8">
                <text:p>62228</text:p>
              </table:table-cell>
              <table:table-cell office:value-type="float" office:value="62228">
                <text:p>62228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1">
                <text:p>62231</text:p>
              </table:table-cell>
              <table:table-cell office:value-type="float" office:value="62231">
                <text:p>62231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4">
                <text:p>62234</text:p>
              </table:table-cell>
              <table:table-cell office:value-type="float" office:value="62234">
                <text:p>62234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7">
                <text:p>62237</text:p>
              </table:table-cell>
              <table:table-cell office:value-type="float" office:value="62237">
                <text:p>62237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0">
                <text:p>62240</text:p>
              </table:table-cell>
              <table:table-cell office:value-type="float" office:value="62240">
                <text:p>62240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3">
                <text:p>62243</text:p>
              </table:table-cell>
              <table:table-cell office:value-type="float" office:value="62243">
                <text:p>62243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6">
                <text:p>62246</text:p>
              </table:table-cell>
              <table:table-cell office:value-type="float" office:value="62246">
                <text:p>62246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9">
                <text:p>62249</text:p>
              </table:table-cell>
              <table:table-cell office:value-type="float" office:value="62249">
                <text:p>6224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2">
                <text:p>62252</text:p>
              </table:table-cell>
              <table:table-cell office:value-type="float" office:value="62252">
                <text:p>62252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5">
                <text:p>62255</text:p>
              </table:table-cell>
              <table:table-cell office:value-type="float" office:value="62255">
                <text:p>62255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8">
                <text:p>62258</text:p>
              </table:table-cell>
              <table:table-cell office:value-type="float" office:value="62258">
                <text:p>62258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1">
                <text:p>62261</text:p>
              </table:table-cell>
              <table:table-cell office:value-type="float" office:value="62261">
                <text:p>62261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4">
                <text:p>62264</text:p>
              </table:table-cell>
              <table:table-cell office:value-type="float" office:value="62264">
                <text:p>62264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7">
                <text:p>62267</text:p>
              </table:table-cell>
              <table:table-cell office:value-type="float" office:value="62267">
                <text:p>62267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0">
                <text:p>62270</text:p>
              </table:table-cell>
              <table:table-cell office:value-type="float" office:value="62270">
                <text:p>62270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3">
                <text:p>62273</text:p>
              </table:table-cell>
              <table:table-cell office:value-type="float" office:value="62273">
                <text:p>62273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6">
                <text:p>62276</text:p>
              </table:table-cell>
              <table:table-cell office:value-type="float" office:value="62276">
                <text:p>62276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79">
                <text:p>62279</text:p>
              </table:table-cell>
              <table:table-cell office:value-type="float" office:value="62279">
                <text:p>62279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2">
                <text:p>62282</text:p>
              </table:table-cell>
              <table:table-cell office:value-type="float" office:value="62282">
                <text:p>62282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5">
                <text:p>62285</text:p>
              </table:table-cell>
              <table:table-cell office:value-type="float" office:value="62285">
                <text:p>62285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88">
                <text:p>62288</text:p>
              </table:table-cell>
              <table:table-cell office:value-type="float" office:value="62288">
                <text:p>62288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1">
                <text:p>62291</text:p>
              </table:table-cell>
              <table:table-cell office:value-type="float" office:value="62291">
                <text:p>62291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4">
                <text:p>62294</text:p>
              </table:table-cell>
              <table:table-cell office:value-type="float" office:value="62294">
                <text:p>62294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7">
                <text:p>62297</text:p>
              </table:table-cell>
              <table:table-cell office:value-type="float" office:value="62297">
                <text:p>62297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3">
                <text:p>62303</text:p>
              </table:table-cell>
              <table:table-cell office:value-type="float" office:value="62303">
                <text:p>62303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6">
                <text:p>62306</text:p>
              </table:table-cell>
              <table:table-cell office:value-type="float" office:value="62306">
                <text:p>62306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09">
                <text:p>62309</text:p>
              </table:table-cell>
              <table:table-cell office:value-type="float" office:value="62309">
                <text:p>62309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2">
                <text:p>62312</text:p>
              </table:table-cell>
              <table:table-cell office:value-type="float" office:value="62312">
                <text:p>62312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5">
                <text:p>62315</text:p>
              </table:table-cell>
              <table:table-cell office:value-type="float" office:value="62315">
                <text:p>62315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8">
                <text:p>62318</text:p>
              </table:table-cell>
              <table:table-cell office:value-type="float" office:value="62318">
                <text:p>62318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62321">
                <text:p>62321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7">
                <text:p>62327</text:p>
              </table:table-cell>
              <table:table-cell office:value-type="float" office:value="62327">
                <text:p>62327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0">
                <text:p>62330</text:p>
              </table:table-cell>
              <table:table-cell office:value-type="float" office:value="62330">
                <text:p>62330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3">
                <text:p>62333</text:p>
              </table:table-cell>
              <table:table-cell office:value-type="float" office:value="62333">
                <text:p>62333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62336">
                <text:p>6233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9">
                <text:p>62339</text:p>
              </table:table-cell>
              <table:table-cell office:value-type="float" office:value="62339">
                <text:p>62339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2">
                <text:p>62342</text:p>
              </table:table-cell>
              <table:table-cell office:value-type="float" office:value="62342">
                <text:p>62342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5">
                <text:p>62345</text:p>
              </table:table-cell>
              <table:table-cell office:value-type="float" office:value="62345">
                <text:p>62345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62348">
                <text:p>62348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1">
                <text:p>62351</text:p>
              </table:table-cell>
              <table:table-cell office:value-type="float" office:value="62351">
                <text:p>62351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4">
                <text:p>62354</text:p>
              </table:table-cell>
              <table:table-cell office:value-type="float" office:value="62354">
                <text:p>62354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7">
                <text:p>62357</text:p>
              </table:table-cell>
              <table:table-cell office:value-type="float" office:value="62357">
                <text:p>62357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0">
                <text:p>62360</text:p>
              </table:table-cell>
              <table:table-cell office:value-type="float" office:value="62360">
                <text:p>62360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3">
                <text:p>62363</text:p>
              </table:table-cell>
              <table:table-cell office:value-type="float" office:value="62363">
                <text:p>62363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6">
                <text:p>62366</text:p>
              </table:table-cell>
              <table:table-cell office:value-type="float" office:value="62366">
                <text:p>62366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9">
                <text:p>62369</text:p>
              </table:table-cell>
              <table:table-cell office:value-type="float" office:value="62369">
                <text:p>6236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2">
                <text:p>62372</text:p>
              </table:table-cell>
              <table:table-cell office:value-type="float" office:value="62372">
                <text:p>62372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5">
                <text:p>62375</text:p>
              </table:table-cell>
              <table:table-cell office:value-type="float" office:value="62375">
                <text:p>6237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78">
                <text:p>62378</text:p>
              </table:table-cell>
              <table:table-cell office:value-type="float" office:value="62378">
                <text:p>6237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1">
                <text:p>62381</text:p>
              </table:table-cell>
              <table:table-cell office:value-type="float" office:value="62381">
                <text:p>6238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4">
                <text:p>62384</text:p>
              </table:table-cell>
              <table:table-cell office:value-type="float" office:value="62384">
                <text:p>6238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7">
                <text:p>62387</text:p>
              </table:table-cell>
              <table:table-cell office:value-type="float" office:value="62387">
                <text:p>6238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0">
                <text:p>62390</text:p>
              </table:table-cell>
              <table:table-cell office:value-type="float" office:value="62390">
                <text:p>6239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3">
                <text:p>62393</text:p>
              </table:table-cell>
              <table:table-cell office:value-type="float" office:value="62393">
                <text:p>6239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6">
                <text:p>62396</text:p>
              </table:table-cell>
              <table:table-cell office:value-type="float" office:value="62396">
                <text:p>6239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9">
                <text:p>62399</text:p>
              </table:table-cell>
              <table:table-cell office:value-type="float" office:value="62399">
                <text:p>6239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2">
                <text:p>62402</text:p>
              </table:table-cell>
              <table:table-cell office:value-type="float" office:value="62402">
                <text:p>6240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5">
                <text:p>62405</text:p>
              </table:table-cell>
              <table:table-cell office:value-type="float" office:value="62405">
                <text:p>62405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08">
                <text:p>62408</text:p>
              </table:table-cell>
              <table:table-cell office:value-type="float" office:value="62408">
                <text:p>62408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1">
                <text:p>62411</text:p>
              </table:table-cell>
              <table:table-cell office:value-type="float" office:value="62411">
                <text:p>62411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4">
                <text:p>62414</text:p>
              </table:table-cell>
              <table:table-cell office:value-type="float" office:value="62414">
                <text:p>62414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7">
                <text:p>62417</text:p>
              </table:table-cell>
              <table:table-cell office:value-type="float" office:value="62417">
                <text:p>62417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0">
                <text:p>62420</text:p>
              </table:table-cell>
              <table:table-cell office:value-type="float" office:value="62420">
                <text:p>62420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3">
                <text:p>62423</text:p>
              </table:table-cell>
              <table:table-cell office:value-type="float" office:value="62423">
                <text:p>62423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6">
                <text:p>62426</text:p>
              </table:table-cell>
              <table:table-cell office:value-type="float" office:value="62426">
                <text:p>62426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62429">
                <text:p>62429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2">
                <text:p>62432</text:p>
              </table:table-cell>
              <table:table-cell office:value-type="float" office:value="62432">
                <text:p>62432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5">
                <text:p>62435</text:p>
              </table:table-cell>
              <table:table-cell office:value-type="float" office:value="62435">
                <text:p>62435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8">
                <text:p>62438</text:p>
              </table:table-cell>
              <table:table-cell office:value-type="float" office:value="62438">
                <text:p>62438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1">
                <text:p>62441</text:p>
              </table:table-cell>
              <table:table-cell office:value-type="float" office:value="62441">
                <text:p>6244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4">
                <text:p>62444</text:p>
              </table:table-cell>
              <table:table-cell office:value-type="float" office:value="62444">
                <text:p>6244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7">
                <text:p>62447</text:p>
              </table:table-cell>
              <table:table-cell office:value-type="float" office:value="62447">
                <text:p>62447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45cm" svg:y="4.201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41cm" svg:height="8.64cm">
          <chart:coordinate-region svg:x="2.296cm" svg:y="0.18cm" svg:width="12.056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7200s.G158:7200s.H378 7200s.G157:7200s.G157" chart:data-source-has-labels="both" svg:x="0.32cm" svg:y="0.18cm" svg:width="13.275cm" svg:height="8.64cm">
          <chart:coordinate-region svg:x="2.264cm" svg:y="0.18cm" svg:width="11.19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P8.G1:P8.G80 P8.J1:P8.J80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031cm" svg:y="9.591cm" chart:style-name="ch4">
              <text:p>Maximum capacity constraint</text:p>
            </chart:title>
            <chart:categories table:cell-range-address="P8.G1:P8.G80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P8.J1:P8.J80" chart:class="chart:scatter">
            <chart:domain table:cell-range-address="P8.G1:P8.G79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P8.G1:P8.G80</svg:desc>
                </draw:g>
              </table:table-cell>
              <table:table-cell office:value-type="float" office:value="62212">
                <text:p>62212</text:p>
                <draw:g>
                  <svg:desc>P8.G1:P8.G79</svg:desc>
                </draw:g>
              </table:table-cell>
              <table:table-cell office:value-type="float" office:value="473410.4">
                <text:p>473410.4</text:p>
                <draw:g>
                  <svg:desc>P8.J1:P8.J80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5">
                <text:p>62215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8">
                <text:p>62218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21">
                <text:p>62221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4">
                <text:p>62224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7">
                <text:p>62227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30">
                <text:p>62230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3">
                <text:p>62233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6">
                <text:p>62236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9">
                <text:p>6223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2">
                <text:p>62242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5">
                <text:p>62245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8">
                <text:p>62248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51">
                <text:p>62251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4">
                <text:p>62254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7">
                <text:p>62257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60">
                <text:p>62260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3">
                <text:p>62263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6">
                <text:p>62266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9">
                <text:p>62269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2">
                <text:p>62272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5">
                <text:p>62275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8">
                <text:p>62278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81">
                <text:p>62281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4">
                <text:p>62284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7">
                <text:p>62287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90">
                <text:p>62290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3">
                <text:p>62293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6">
                <text:p>62296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9">
                <text:p>62299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2">
                <text:p>62302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5">
                <text:p>62305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8">
                <text:p>62308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11">
                <text:p>62311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4">
                <text:p>62314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7">
                <text:p>62317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20">
                <text:p>62320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3">
                <text:p>62323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6">
                <text:p>6232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9">
                <text:p>62329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2">
                <text:p>62332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5">
                <text:p>62335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8">
                <text:p>62338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41">
                <text:p>62341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4">
                <text:p>62344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7">
                <text:p>62347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50">
                <text:p>62350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3">
                <text:p>62353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6">
                <text:p>62356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9">
                <text:p>6235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2">
                <text:p>62362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5">
                <text:p>62365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8">
                <text:p>62368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71">
                <text:p>62371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4">
                <text:p>62374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7">
                <text:p>6237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80">
                <text:p>6238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3">
                <text:p>6238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6">
                <text:p>6238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9">
                <text:p>6238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2">
                <text:p>6239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5">
                <text:p>6239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8">
                <text:p>6239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401">
                <text:p>6240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4">
                <text:p>6240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7">
                <text:p>62407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10">
                <text:p>62410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3">
                <text:p>62413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6">
                <text:p>62416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9">
                <text:p>62419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2">
                <text:p>62422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5">
                <text:p>62425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8">
                <text:p>62428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31">
                <text:p>6243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4">
                <text:p>6243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7">
                <text:p>62437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40">
                <text:p>62440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3">
                <text:p>62443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6">
                <text:p>62446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